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Arial3" svg:font-family="Arial" style:font-family-generic="roman"/>
    <style:font-face style:name="Bitstream Vera Sans7" svg:font-family="'Bitstream Vera Sans'" style:font-family-generic="roman"/>
    <style:font-face style:name="Liberation Sans1" svg:font-family="'Liberation Sans'" style:font-family-generic="roman"/>
    <style:font-face style:name="Thorndale1" svg:font-family="Thorndale" style:font-family-generic="roman"/>
    <style:font-face style:name="Times New Roman2" svg:font-family="'Times New Roman'" style:font-family-generic="roman"/>
    <style:font-face style:name="Arial2" svg:font-family="Arial" style:font-family-generic="swiss"/>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 Unicode" svg:font-family="'Lucida Sans Unicode'" style:font-pitch="variable"/>
    <style:font-face style:name="MS Gothic" svg:font-family="'MS Gothic'" style:font-pitch="variable"/>
    <style:font-face style:name="Mangal" svg:font-family="Mangal" style:font-pitch="variable"/>
    <style:font-face style:name="SimSun" svg:font-family="SimSun" style:font-pitch="variable"/>
    <style:font-face style:name="Tahoma" svg:font-family="Tahoma"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57fd2b"/>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_5f_Paragraphe_20_livret_20_">
      <style:text-properties officeooo:paragraph-rsid="0057fd2b"/>
    </style:style>
    <style:style style:name="P27" style:family="paragraph" style:parent-style-name="FILET_5f_POINTILLES">
      <style:paragraph-properties fo:margin-top="0cm" fo:margin-bottom="0cm" loext:contextual-spacing="false" style:line-height-at-least="0.7cm"/>
      <style:text-properties fo:color="#b3b3b3" officeooo:paragraph-rsid="0057fd2b"/>
    </style:style>
    <style:style style:name="P28" style:family="paragraph" style:parent-style-name="_5f_Paragraphe_20_livret_20_">
      <style:paragraph-properties fo:margin-top="0cm" fo:margin-bottom="0cm" loext:contextual-spacing="false"/>
      <style:text-properties officeooo:paragraph-rsid="0057fd2b"/>
    </style:style>
    <style:style style:name="P29" style:family="paragraph" style:parent-style-name="_5f_Paragraphe_20_livret_20_">
      <style:paragraph-properties fo:margin-top="0.199cm" fo:margin-bottom="0.199cm" loext:contextual-spacing="false" fo:text-align="center" style:justify-single-word="false"/>
      <style:text-properties officeooo:paragraph-rsid="0057fd2b"/>
    </style:style>
    <style:style style:name="P30" style:family="paragraph" style:parent-style-name="_5f_Paragraphe_20_livret_20_">
      <style:paragraph-properties fo:margin-top="0.3cm" fo:margin-bottom="0.3cm" loext:contextual-spacing="false" fo:text-align="center" style:justify-single-word="false"/>
      <style:text-properties officeooo:paragraph-rsid="0057fd2b"/>
    </style:style>
    <style:style style:name="P31" style:family="paragraph" style:parent-style-name="_5f_Paragraphe_20_livret_20_">
      <style:paragraph-properties fo:margin-top="0.4cm" fo:margin-bottom="0cm" loext:contextual-spacing="false" fo:text-align="center" style:justify-single-word="false"/>
      <style:text-properties officeooo:paragraph-rsid="0057fd2b"/>
    </style:style>
    <style:style style:name="P32" style:family="paragraph" style:parent-style-name="_5f_Paragraphe_20_livret_20_">
      <style:paragraph-properties fo:margin-top="0.101cm" fo:margin-bottom="0.101cm" loext:contextual-spacing="false" fo:text-align="center" style:justify-single-word="false"/>
      <style:text-properties officeooo:paragraph-rsid="0057fd2b"/>
    </style:style>
    <style:style style:name="P33" style:family="paragraph" style:parent-style-name="Exo_5f_Num">
      <style:text-properties officeooo:paragraph-rsid="0057fd2b"/>
    </style:style>
    <style:style style:name="P34" style:family="paragraph" style:parent-style-name="Exo_5f_Num" style:master-page-name="_5f_Fiche_20_éditeur_20_série_20_2_20_une_20_colonne_20_impaire_20__28_G_29_">
      <style:paragraph-properties style:page-number="106" fo:break-before="auto" fo:break-after="auto"/>
    </style:style>
    <style:style style:name="P35" style:family="paragraph" style:parent-style-name="Exo_5f_Num" style:master-page-name="_5f_Fiche_20_éditeur_20_série_20_2_20_une_20_colonne_20_impaire_20__28_G_29_">
      <style:paragraph-properties fo:margin-top="0.499cm" fo:margin-bottom="0.199cm" loext:contextual-spacing="false" style:page-number="auto"/>
      <style:text-properties officeooo:paragraph-rsid="0057fd2b"/>
    </style:style>
    <style:style style:name="P36" style:family="paragraph" style:parent-style-name="Exo_5f_Num">
      <style:paragraph-properties fo:margin-top="0.499cm" fo:margin-bottom="0.199cm" loext:contextual-spacing="false"/>
      <style:text-properties officeooo:paragraph-rsid="0057fd2b"/>
    </style:style>
    <style:style style:name="P37" style:family="paragraph" style:parent-style-name="Exo_5f_Num">
      <style:paragraph-properties fo:margin-top="0.349cm" fo:margin-bottom="0.199cm" loext:contextual-spacing="false"/>
      <style:text-properties officeooo:paragraph-rsid="0057fd2b"/>
    </style:style>
    <style:style style:name="P38" style:family="paragraph" style:parent-style-name="Exo_5f_Num">
      <style:paragraph-properties fo:margin-top="0.499cm" fo:margin-bottom="0.3cm" loext:contextual-spacing="false"/>
      <style:text-properties officeooo:paragraph-rsid="0057fd2b"/>
    </style:style>
    <style:style style:name="P39" style:family="paragraph" style:parent-style-name="Exo_5f_Num">
      <style:paragraph-properties fo:margin-top="0.42cm" fo:margin-bottom="0.101cm" loext:contextual-spacing="false"/>
      <style:text-properties officeooo:paragraph-rsid="0057fd2b"/>
    </style:style>
    <style:style style:name="P40" style:family="paragraph" style:parent-style-name="Standard" style:list-style-name="liste_5f_abc">
      <style:text-properties officeooo:paragraph-rsid="0057fd2b"/>
    </style:style>
    <style:style style:name="P41" style:family="paragraph" style:parent-style-name="Standard" style:list-style-name="liste_5f_abc">
      <style:paragraph-properties fo:text-align="start" style:justify-single-word="false"/>
      <style:text-properties fo:font-style="normal" officeooo:paragraph-rsid="0057fd2b" style:font-style-asian="normal" style:font-style-complex="normal"/>
    </style:style>
    <style:style style:name="P42" style:family="paragraph" style:parent-style-name="Standard" style:list-style-name="liste_5f_abc">
      <style:paragraph-properties fo:text-align="start" style:justify-single-word="false"/>
      <style:text-properties fo:font-style="normal" officeooo:paragraph-rsid="005be6a2" style:font-style-asian="normal" style:font-style-complex="normal"/>
    </style:style>
    <style:style style:name="P43" style:family="paragraph" style:parent-style-name="Standard">
      <style:paragraph-properties fo:text-align="start" style:justify-single-word="false"/>
      <style:text-properties fo:font-style="normal" officeooo:paragraph-rsid="0057fd2b" style:font-style-asian="normal" style:font-style-complex="normal"/>
    </style:style>
    <style:style style:name="P44" style:family="paragraph" style:parent-style-name="Standard" style:list-style-name="_5f_Numérotation_20_des_20_exercices_20_livrets">
      <style:text-properties fo:font-style="normal" officeooo:paragraph-rsid="0057fd2b" style:font-style-asian="normal" style:font-style-complex="normal"/>
    </style:style>
    <style:style style:name="P45" style:family="paragraph" style:parent-style-name="Standard" style:list-style-name="liste_5f_abc">
      <style:paragraph-properties fo:margin-top="0.199cm" fo:margin-bottom="0.199cm" loext:contextual-spacing="false" fo:text-align="justify" style:justify-single-word="false">
        <style:tab-stops>
          <style:tab-stop style:position="1.711cm"/>
        </style:tab-stops>
      </style:paragraph-properties>
      <style:text-properties officeooo:paragraph-rsid="0057fd2b"/>
    </style:style>
    <style:style style:name="P46" style:family="paragraph" style:parent-style-name="Standard" style:list-style-name="liste_5f_abc">
      <style:paragraph-properties fo:margin-top="0.199cm" fo:margin-bottom="0cm" loext:contextual-spacing="false"/>
      <style:text-properties officeooo:paragraph-rsid="0057fd2b"/>
    </style:style>
    <style:style style:name="P47" style:family="paragraph" style:parent-style-name="Standard" style:list-style-name="liste_5f_abc">
      <style:paragraph-properties fo:margin-top="0cm" fo:margin-bottom="0.3cm" loext:contextual-spacing="false" fo:text-align="start" style:justify-single-word="false"/>
      <style:text-properties fo:font-style="normal" officeooo:paragraph-rsid="005be6a2" style:font-style-asian="normal" style:font-style-complex="normal"/>
    </style:style>
    <style:style style:name="P48" style:family="paragraph" style:parent-style-name="Standard" style:list-style-name="liste_5f_abc">
      <style:paragraph-properties fo:margin-top="0cm" fo:margin-bottom="0.6cm" loext:contextual-spacing="false" fo:text-align="start" style:justify-single-word="false"/>
      <style:text-properties fo:font-style="normal" officeooo:paragraph-rsid="005be6a2" style:font-style-asian="normal" style:font-style-complex="normal"/>
    </style:style>
    <style:style style:name="P49" style:family="paragraph" style:parent-style-name="_5f_Paragraphe_20_livret_20_" style:list-style-name="liste_5f_abc">
      <style:paragraph-properties fo:margin-top="0.199cm" fo:margin-bottom="0.101cm" loext:contextual-spacing="false"/>
      <style:text-properties officeooo:paragraph-rsid="0057fd2b"/>
    </style:style>
    <style:style style:name="P50" style:family="paragraph" style:parent-style-name="_5f_Paragraphe_20_livret_20_" style:list-style-name="liste_5f_abc">
      <style:paragraph-properties fo:margin-top="0.4cm" fo:margin-bottom="0cm" loext:contextual-spacing="false"/>
      <style:text-properties officeooo:paragraph-rsid="0057fd2b"/>
    </style:style>
    <style:style style:name="P51" style:family="paragraph" style:parent-style-name="_5f_Paragraphe_20_livret_20_" style:list-style-name="liste_5f_abc">
      <style:paragraph-properties fo:margin-top="0cm" fo:margin-bottom="0.101cm" loext:contextual-spacing="false"/>
      <style:text-properties officeooo:paragraph-rsid="0057fd2b"/>
    </style:style>
    <style:style style:name="P52" style:family="paragraph" style:parent-style-name="_5f_Paragraphe_20_livret_20_" style:list-style-name="_5f_Numérotation_20_des_20_exercices_20_livrets">
      <style:paragraph-properties fo:margin-top="0.199cm" fo:margin-bottom="0.199cm" loext:contextual-spacing="false" fo:text-align="center" style:justify-single-word="false"/>
      <style:text-properties officeooo:paragraph-rsid="0057fd2b"/>
    </style:style>
    <style:style style:name="P53" style:family="paragraph" style:parent-style-name="_5f_Paragraphe_20_livret_20_" style:list-style-name="liste_5f_abc">
      <style:paragraph-properties fo:margin-top="0.199cm" fo:margin-bottom="0.199cm" loext:contextual-spacing="false"/>
      <style:text-properties officeooo:paragraph-rsid="0057fd2b"/>
    </style:style>
    <style:style style:name="P54" style:family="paragraph" style:parent-style-name="_5f_Paragraphe_20_livret_20_" style:list-style-name="liste_5f_abc">
      <style:paragraph-properties fo:margin-top="0.101cm" fo:margin-bottom="0cm" loext:contextual-spacing="false"/>
      <style:text-properties officeooo:paragraph-rsid="0057fd2b"/>
    </style:style>
    <style:style style:name="P55" style:family="paragraph" style:parent-style-name="_5f_Paragraphe_20_livret_20_" style:list-style-name="_5f_Numérotation_20_des_20_exercices_20_livrets">
      <style:paragraph-properties fo:margin-top="0cm" fo:margin-bottom="0cm" loext:contextual-spacing="false"/>
      <style:text-properties officeooo:paragraph-rsid="0057fd2b"/>
    </style:style>
    <style:style style:name="P56" style:family="paragraph" style:parent-style-name="_5f_Paragraphe_20_livret_20_" style:list-style-name="liste_5f_abc">
      <style:paragraph-properties fo:margin-top="0cm" fo:margin-bottom="0.199cm" loext:contextual-spacing="false"/>
      <style:text-properties officeooo:paragraph-rsid="0057fd2b"/>
    </style:style>
    <style:style style:name="P57" style:family="paragraph" style:parent-style-name="_5f_Paragraphe_20_livret_20_" style:list-style-name="liste_5f_abc">
      <style:paragraph-properties fo:margin-top="0.3cm" fo:margin-bottom="0cm" loext:contextual-spacing="false"/>
      <style:text-properties officeooo:paragraph-rsid="0057fd2b"/>
    </style:style>
    <style:style style:name="P58" style:family="paragraph" style:parent-style-name="_5f_Pied_20_de_20_page" style:list-style-name=""/>
    <style:style style:name="P59" style:family="paragraph" style:parent-style-name="_5f_Pied_20_de_20_page" style:list-style-name="">
      <style:paragraph-properties fo:text-align="end" style:justify-single-word="false"/>
    </style:style>
    <style:style style:name="P60" style:family="paragraph" style:parent-style-name="_5f_Pied_20_de_20_page">
      <style:paragraph-properties fo:text-align="end" style:justify-single-word="false"/>
    </style:style>
    <style:style style:name="P6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2" style:family="paragraph" style:parent-style-name="_5f_Titre_20_d_27_exercices_20_livret" style:list-style-name="">
      <style:paragraph-properties fo:margin-top="0cm" fo:margin-bottom="0cm" loext:contextual-spacing="false" fo:text-align="start" style:justify-single-word="false"/>
      <style:text-properties fo:font-size="6pt" fo:font-style="normal" officeooo:paragraph-rsid="0057fd2b" style:font-size-asian="5.25pt" style:font-style-asian="normal" style:font-size-complex="6pt" style:font-style-complex="normal"/>
    </style:style>
    <style:style style:name="P63" style:family="paragraph" style:parent-style-name="_5f_Titre_20_d_27_exercices_20_livret" style:list-style-name="_5f_Numérotation_20_des_20_exercices_20_livrets">
      <style:paragraph-properties fo:margin-top="0.4cm" fo:margin-bottom="0cm" loext:contextual-spacing="false"/>
      <style:text-properties fo:color="#000000" fo:letter-spacing="-0.007cm" fo:font-style="normal" officeooo:paragraph-rsid="0057fd2b" style:font-style-asian="normal" style:font-style-complex="normal"/>
    </style:style>
    <style:style style:name="P64" style:family="paragraph" style:parent-style-name="_5f_Titre_20_d_27_exercices_20_livret" style:list-style-name="_5f_Numérotation_20_des_20_exercices_20_livrets">
      <style:paragraph-properties fo:margin-top="0.199cm" fo:margin-bottom="0.199cm" loext:contextual-spacing="false"/>
      <style:text-properties style:font-name="Bitstream Vera Sans4" fo:font-style="normal" officeooo:paragraph-rsid="0057fd2b" style:font-name-asian="Arial1" style:font-style-asian="normal" style:font-name-complex="Arial1" style:font-style-complex="normal"/>
    </style:style>
    <style:style style:name="P65" style:family="paragraph">
      <loext:graphic-properties draw:fill="solid" draw:fill-color="#f5bbe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6" style:family="paragraph">
      <loext:graphic-properties draw:fill="solid" draw:fill-color="#f5bbe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67" style:family="paragraph">
      <loext:graphic-properties draw:fill="solid" draw:fill-color="#9d0f89"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8" style:family="paragraph">
      <loext:graphic-properties draw:fill="solid" draw:fill-color="#7fb241"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9" style:family="paragraph">
      <loext:graphic-properties draw:fill="solid" draw:fill-color="#e8c32a"/>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0" style:family="paragraph">
      <loext:graphic-properties draw:fill="solid" draw:fill-color="#add9e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1" style:family="paragraph">
      <loext:graphic-properties draw:fill="solid" draw:fill-color="#1ca2b8"/>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2" style:family="paragraph">
      <loext:graphic-properties draw:fill="solid" draw:fill-color="#0084d1"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3"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4"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5" style:family="paragraph">
      <loext:graphic-properties draw:fill="solid" draw:fill-color="#b3b3b3"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dbdbd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00ff" draw:opacity="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ffffff"/>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4"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87" style:family="paragraph">
      <loext:graphic-properties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8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0" style:family="paragraph">
      <loext:graphic-properties draw:fill="solid" draw:fill-color="#c74028"/>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4" fo:font-size="11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2" style:family="paragraph">
      <loext:graphic-properties draw:fill="solid" draw:fill-color="#9d0f8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4" style:family="paragraph">
      <loext:graphic-properties draw:fill="solid" draw:fill-color="#1ca2b8"/>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5" style:family="paragraph">
      <loext:graphic-properties draw:fill="solid" draw:fill-color="#7fb24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6" style:family="paragraph">
      <loext:graphic-properties draw:fill="solid" draw:fill-color="#d3802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8"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9" style:family="paragraph">
      <style:paragraph-properties fo:margin-left="0cm" fo:margin-right="0cm" fo:margin-top="0cm" fo:margin-bottom="0cm" fo:line-height="100%" fo:text-indent="0cm"/>
    </style:style>
    <style:style style:name="P100"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4"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1" style:family="paragraph">
      <loext:graphic-properties draw:fill="solid" draw:fill-color="#d7e12c" draw:opacity="100%"/>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e8c32a"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3"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4" style:family="paragraph">
      <loext:graphic-properties draw:fill="solid" draw:fill-color="#1ca2b8" draw:opacity="100%"/>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5" style:family="paragraph">
      <loext:graphic-properties draw:fill="solid" draw:fill-color="#d3802c"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6" style:family="paragraph">
      <loext:graphic-properties draw:fill="solid" draw:fill-color="#d3802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7" style:family="paragraph">
      <loext:graphic-properties draw:fill="solid" draw:fill-color="#c74028"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8" style:family="paragraph">
      <loext:graphic-properties draw:fill="solid" draw:fill-color="#c74028"/>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9"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10" style:family="paragraph">
      <loext:graphic-properties draw:fill="solid" draw:fill-color="#b3b3b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1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12" style:family="paragraph">
      <style:paragraph-properties fo:text-align="center"/>
    </style:style>
    <style:style style:name="P113"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P114"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style:style>
    <style:style style:name="T5" style:family="text">
      <style:text-properties fo:font-size="12pt" style:font-size-asian="12pt" style:font-size-complex="12pt"/>
    </style:style>
    <style:style style:name="T6" style:family="text">
      <style:text-properties fo:font-variant="normal" fo:text-transform="none" fo:color="#1ca2b8" style:font-name="Bitstream Vera Sans4"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style:font-name="Bitstream Vera Sans4" fo:font-size="16pt" fo:letter-spacing="-0.007cm" fo:font-style="normal" fo:text-shadow="none" fo:font-weight="bold" officeooo:rsid="000fbb01" style:font-size-asian="16pt" style:font-style-asian="normal" style:font-size-complex="16pt" style:font-style-complex="normal"/>
    </style:style>
    <style:style style:name="T8" style:family="text">
      <style:text-properties officeooo:rsid="001d30cf"/>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fo:letter-spacing="-0.004cm" fo:font-style="normal" style:font-size-asian="10pt" style:font-style-asian="normal" style:font-size-complex="10pt" style:font-style-complex="normal"/>
    </style:style>
    <style:style style:name="T11" style:family="text">
      <style:text-properties style:text-position="0% 100%" style:font-name-asian="OpenSymbol1" style:font-style-asian="normal" style:font-name-complex="OpenSymbol1" style:font-style-complex="normal"/>
    </style:style>
    <style:style style:name="T12" style:family="text">
      <style:text-properties officeooo:rsid="001a9cfa"/>
    </style:style>
    <style:style style:name="T13" style:family="text">
      <style:text-properties style:font-name="Bitstream Vera Sans4" fo:font-style="normal" style:font-name-asian="Arial1" style:font-style-asian="normal" style:font-name-complex="Arial1" style:font-style-complex="normal"/>
    </style:style>
    <style:style style:name="T14" style:family="text">
      <style:text-properties style:font-name="Bitstream Vera Sans4" style:font-name-asian="Arial1" style:font-name-complex="Arial1"/>
    </style:style>
    <style:style style:name="T15" style:family="text">
      <style:text-properties style:font-name="Bitstream Vera Sans4" fo:letter-spacing="-0.004cm" style:font-name-asian="Arial1" style:font-name-complex="Arial1"/>
    </style:style>
    <style:style style:name="T16" style:family="text">
      <style:text-properties style:font-name="Bitstream Vera Sans4" fo:letter-spacing="-0.007cm" style:font-name-asian="Arial1" style:font-name-complex="Arial1"/>
    </style:style>
    <style:style style:name="T17" style:family="text">
      <style:text-properties style:font-name="Bitstream Vera Sans4" fo:letter-spacing="-0.011cm" fo:font-style="normal" style:font-name-asian="Arial1" style:font-style-asian="normal" style:font-name-complex="Arial1" style:font-style-complex="normal"/>
    </style:style>
    <style:style style:name="T18" style:family="text">
      <style:text-properties fo:font-size="6pt" style:font-size-asian="5.25pt" style:font-size-complex="6pt"/>
    </style:style>
    <style:style style:name="T19" style:family="text">
      <style:text-properties fo:font-size="2pt" style:font-size-asian="2pt" style:font-size-complex="2pt"/>
    </style:style>
    <style:style style:name="T20" style:family="text">
      <style:text-properties style:font-name="Arial1" fo:letter-spacing="-0.004cm" style:font-name-asian="Arial1" style:font-name-complex="Arial1"/>
    </style:style>
    <style:style style:name="T21" style:family="text">
      <style:text-properties style:font-name="Arial1" fo:letter-spacing="-0.011cm" fo:font-style="normal" style:font-name-asian="Arial1" style:font-style-asian="normal" style:font-name-complex="Arial1" style:font-style-complex="normal"/>
    </style:style>
    <style:style style:name="T22" style:family="text">
      <style:text-properties officeooo:rsid="0057fd2b"/>
    </style:style>
    <style:style style:name="T23" style:family="text">
      <style:text-properties fo:font-weight="normal" style:font-weight-asian="normal" style:font-weight-complex="normal"/>
    </style:style>
    <style:style style:name="T24" style:family="text">
      <style:text-properties fo:letter-spacing="-0.004cm"/>
    </style:style>
    <style:style style:name="T25" style:family="text">
      <style:text-properties fo:letter-spacing="-0.007cm"/>
    </style:style>
    <style:style style:name="T26" style:family="text">
      <style:text-properties fo:letter-spacing="-0.011cm" fo:font-style="normal" style:font-style-asian="normal" style:font-style-complex="normal"/>
    </style:style>
    <style:style style:name="T27" style:family="text">
      <style:text-properties officeooo:rsid="005be6a2"/>
    </style:style>
    <style:style style:name="T28" style:family="text">
      <style:text-properties style:use-window-font-color="true" style:text-outline="false" style:text-line-through-style="none" style:text-line-through-type="none" style:font-name="Bitstream Vera Sans4"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29"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2594*" fo:start-indent="0cm" fo:end-indent="0.15cm"/>
          <style:column style:rel-width="2594*" fo:start-indent="0.15cm" fo:end-indent="0cm"/>
        </style:columns>
      </style:section-properties>
    </style:style>
    <style:style style:name="Sect2" style:family="section">
      <style:section-properties text:dont-balance-text-columns="false" style:editable="false">
        <style:columns fo:column-count="2">
          <style:column style:rel-width="2593*" fo:start-indent="0cm" fo:end-indent="0.3cm"/>
          <style:column style:rel-width="2595*" fo:start-indent="0.3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4"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19cm" svg:stroke-color="#000000" draw:marker-start-width="0.3cm" draw:marker-start-center="false" draw:marker-end-width="0.3cm" draw:marker-end-center="false" draw:fill="solid" draw:fill-color="#f5bbed"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 style:family="graphic">
      <style:graphic-properties draw:stroke="solid" svg:stroke-width="0.019cm" svg:stroke-color="#000000" draw:marker-start-width="0.3cm" draw:marker-start-center="false" draw:marker-end-width="0.3cm" draw:marker-end-center="false" draw:fill="solid" draw:fill-color="#f5bbed"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solid" svg:stroke-width="0.019cm" svg:stroke-color="#000000" draw:marker-start-width="0.3cm" draw:marker-start-center="false" draw:marker-end-width="0.3cm" draw:marker-end-center="false" draw:fill="solid" draw:fill-color="#9d0f89"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 style:family="graphic">
      <style:graphic-properties draw:stroke="solid" svg:stroke-width="0.019cm" svg:stroke-color="#000000" draw:marker-start-width="0.3cm" draw:marker-start-center="false" draw:marker-end-width="0.3cm" draw:marker-end-center="false" draw:fill="solid" draw:fill-color="#7fb241"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solid" svg:stroke-width="0.019cm" svg:stroke-color="#000000" draw:marker-start-width="0.3cm" draw:marker-start-center="false" draw:marker-end-width="0.3cm" draw:marker-end-center="false" draw:fill="solid" draw:fill-color="#e8c32a"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svg:stroke-width="0.019cm" svg:stroke-color="#000000" draw:marker-start-width="0.3cm" draw:marker-start-center="false" draw:marker-end-width="0.3cm" draw:marker-end-center="false" draw:fill="solid" draw:fill-color="#add9e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solid" svg:stroke-width="0.019cm" svg:stroke-color="#000000" draw:marker-start-width="0.3cm" draw:marker-start-center="false" draw:marker-end-width="0.3cm" draw:marker-end-center="false" draw:fill="solid" draw:fill-color="#1ca2b8"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solid" svg:stroke-width="0.019cm" svg:stroke-color="#000000" draw:marker-start-width="0.3cm" draw:marker-start-center="false" draw:marker-end-width="0.3cm" draw:marker-end-center="false" draw:fill="solid" draw:fill-color="#0084d1"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 style:family="graphic">
      <style:graphic-properties style:protect="size"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solid" draw:stroke-dash="Dashed_20__28_var_29__20_5831"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ed_20__28_var_29__20_583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solid" draw:stroke-dash="Dashed_20__28_var_29__20_583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solid" draw:stroke-dash="Dashed_20__28_var_29__20_5834" svg:stroke-width="0.019cm" svg:stroke-color="#000000" draw:marker-start-width="0.33cm" draw:marker-start-center="false" draw:marker-end-width="0.33cm" draw:marker-end-center="false" svg:stroke-opacity="100%" draw:stroke-linejoin="round" draw:fill="solid"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solid" draw:stroke-dash="Dashed_20__28_var_29__20_5835" svg:stroke-width="0.019cm" svg:stroke-color="#000000" draw:marker-start-width="0.33cm" draw:marker-start-center="false" draw:marker-end-width="0.33cm" draw:marker-end-center="false" svg:stroke-opacity="100%" draw:stroke-linejoin="round" draw:fill="solid"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solid" draw:stroke-dash="Dashed_20__28_var_29__20_5836"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solid" draw:stroke-dash="Dashed_20__28_var_29__20_583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Dashed_20__28_var_29__20_583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Dashed_20__28_var_29__20_5839" svg:stroke-width="0.019cm" svg:stroke-color="#000000" draw:marker-start-width="0.33cm" draw:marker-start-center="false" draw:marker-end-width="0.33cm" draw:marker-end-center="false" svg:stroke-opacity="100%" draw:stroke-linejoin="round" draw:fill="solid"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1" style:family="graphic">
      <style:graphic-properties draw:stroke="solid" draw:stroke-dash="Dashed_20__28_var_29__20_243"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draw:stroke-dash="Dashed_20__28_var_29__20_245"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style:run-through="foreground"/>
    </style:style>
    <style:style style:name="gr24" style:family="graphic">
      <style:graphic-properties draw:stroke="solid" draw:stroke-dash="Dashed_20__28_var_29__20_275"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277"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solid" draw:stroke-dash="Dashed_20__28_var_29__20_278" svg:stroke-width="0.019cm" svg:stroke-color="#000000" draw:marker-start-width="0.25cm" draw:marker-start-center="false" draw:marker-end-width="0.25cm" draw:marker-end-center="false" svg:stroke-opacity="100%" draw:stroke-linejoin="round" draw:fill="none" draw:fill-color="#dbdbdb"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280" svg:stroke-width="0.019cm" svg:stroke-color="#000000" draw:marker-start-width="0.25cm" draw:marker-start-center="false" draw:marker-end-width="0.25cm" draw:marker-end-center="false" svg:stroke-opacity="100%" draw:stroke-linejoin="round" draw:fill="none" draw:fill-color="#dbdbdb"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solid" draw:stroke-dash="Dashed_20__28_var_29__20_282" svg:stroke-width="0.019cm" svg:stroke-color="#000000" draw:marker-start-width="0.25cm" draw:marker-start-center="false" draw:marker-end-width="0.25cm" draw:marker-end-center="false" svg:stroke-opacity="100%" draw:stroke-linejoin="round" draw:fill="none" draw:fill-color="#dbdbdb"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5726"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5727"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286"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288"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5728"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5729"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Dashed_20__28_var_29__20_5730"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draw:stroke-dash="Dashed_20__28_var_29__20_5731"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solid" draw:stroke-dash="Dashed_20__28_var_29__20_5732"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 style:family="graphic">
      <style:graphic-properties draw:stroke="solid" draw:stroke-dash="Dashed_20__28_var_29__20_298"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300"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solid" draw:stroke-dash="Dashed_20__28_var_29__20_5733"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solid" draw:stroke-dash="Dashed_20__28_var_29__20_5734"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304" svg:stroke-width="0.019cm" svg:stroke-color="#000000" draw:marker-start-width="0.25cm" draw:marker-start-center="false" draw:marker-end-width="0.2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306"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5735" svg:stroke-width="0.019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5773"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solid" draw:stroke-dash="Dashed_20__28_var_29__20_5774"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solid" draw:stroke-dash="Dashed_20__28_var_29__20_5775"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ed_20__28_var_29__20_5776"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solid" draw:stroke-dash="Dashed_20__28_var_29__20_5777"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solid" draw:stroke-dash="Dashed_20__28_var_29__20_5778"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ed_20__28_var_29__20_5779"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2" style:family="graphic">
      <style:graphic-properties draw:stroke="solid" draw:stroke-dash="Dashed_20__28_var_29__20_5780"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3" style:family="graphic">
      <style:graphic-properties draw:stroke="solid" draw:stroke-dash="Dashed_20__28_var_29__20_5781"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solid" draw:stroke-dash="Dashed_20__28_var_29__20_5782"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solid" draw:stroke-dash="Dashed_20__28_var_29__20_5783"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solid" draw:stroke-dash="Dashed_20__28_var_29__20_5784"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solid" draw:stroke-dash="Dashed_20__28_var_29__20_5785"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8" style:family="graphic">
      <style:graphic-properties draw:stroke="solid" draw:stroke-dash="Dashed_20__28_var_29__20_5786"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9" style:family="graphic">
      <style:graphic-properties draw:stroke="solid" draw:stroke-dash="Dashed_20__28_var_29__20_5787"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solid" draw:stroke-dash="Dashed_20__28_var_29__20_5788"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ed_20__28_var_29__20_5789"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ed_20__28_var_29__20_5790"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3" style:family="graphic">
      <style:graphic-properties draw:stroke="solid" draw:stroke-dash="Dashed_20__28_var_29__20_5791"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4" style:family="graphic">
      <style:graphic-properties draw:stroke="solid" draw:stroke-dash="Dashed_20__28_var_29__20_5792"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ed_20__28_var_29__20_5793"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6" style:family="graphic">
      <style:graphic-properties draw:stroke="solid" draw:stroke-dash="Dashed_20__28_var_29__20_5794"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7" style:family="graphic">
      <style:graphic-properties draw:stroke="solid" draw:stroke-dash="Dashed_20__28_var_29__20_5795"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solid" draw:stroke-dash="Dashed_20__28_var_29__20_5796"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ed_20__28_var_29__20_5797"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0" style:family="graphic">
      <style:graphic-properties draw:stroke="solid" draw:stroke-dash="Dashed_20__28_var_29__20_5798"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ed_20__28_var_29__20_5799"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ed_20__28_var_29__20_5800"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ed_20__28_var_29__20_5801"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ed_20__28_var_29__20_5818"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5" style:family="graphic">
      <style:graphic-properties draw:stroke="solid" draw:stroke-dash="Dashed_20__28_var_29__20_5803"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ed_20__28_var_29__20_5804"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solid" draw:stroke-dash="Dashed_20__28_var_29__20_5805"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8" style:family="graphic">
      <style:graphic-properties draw:stroke="solid" draw:stroke-dash="Dashed_20__28_var_29__20_5806"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9" style:family="graphic">
      <style:graphic-properties draw:stroke="solid" draw:stroke-dash="Dashed_20__28_var_29__20_5807"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0" style:family="graphic">
      <style:graphic-properties draw:stroke="solid" draw:stroke-dash="Dashed_20__28_var_29__20_5808"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1" style:family="graphic">
      <style:graphic-properties draw:stroke="solid" draw:stroke-dash="Dashed_20__28_var_29__20_5809"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2" style:family="graphic">
      <style:graphic-properties draw:stroke="solid" draw:stroke-dash="Dashed_20__28_var_29__20_5810"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3" style:family="graphic">
      <style:graphic-properties draw:stroke="solid" draw:stroke-dash="Dashed_20__28_var_29__20_5811"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4" style:family="graphic">
      <style:graphic-properties draw:stroke="solid" draw:stroke-dash="Dashed_20__28_var_29__20_5812"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5" style:family="graphic">
      <style:graphic-properties draw:stroke="solid" draw:stroke-dash="Dashed_20__28_var_29__20_5813"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6" style:family="graphic">
      <style:graphic-properties draw:stroke="solid" draw:stroke-dash="Dashed_20__28_var_29__20_5814"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7" style:family="graphic">
      <style:graphic-properties draw:stroke="solid" draw:stroke-dash="Dashed_20__28_var_29__20_5815"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8" style:family="graphic">
      <style:graphic-properties draw:stroke="solid" draw:stroke-dash="Dashed_20__28_var_29__20_5819"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ed_20__28_var_29__20_5820"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ed_20__28_var_29__20_5821"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solid" draw:stroke-dash="Dashed_20__28_var_29__20_5822"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2" style:family="graphic">
      <style:graphic-properties draw:stroke="solid" draw:stroke-dash="Dashed_20__28_var_29__20_5823"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93" style:family="graphic">
      <style:graphic-properties draw:stroke="solid" draw:stroke-dash="Dashed_20__28_var_29__20_5824"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94" style:family="graphic">
      <style:graphic-properties draw:stroke="solid" draw:stroke-dash="Dashed_20__28_var_29__20_5825"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95" style:family="graphic">
      <style:graphic-properties draw:stroke="solid" draw:stroke-dash="Dashed_20__28_var_29__20_5826"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96" style:family="graphic">
      <style:graphic-properties draw:stroke="solid" draw:stroke-dash="Dashed_20__28_var_29__20_5827"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97" style:family="graphic">
      <style:graphic-properties draw:stroke="solid" draw:stroke-dash="Dashed_20__28_var_29__20_5828"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98" style:family="graphic">
      <style:graphic-properties draw:stroke="solid" draw:stroke-dash="Dashed_20__28_var_29__20_5829"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99" style:family="graphic">
      <style:graphic-properties draw:stroke="solid" draw:stroke-dash="Dashed_20__28_var_29__20_5816"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00" style:family="graphic">
      <style:graphic-properties draw:stroke="solid" draw:stroke-dash="Dashed_20__28_var_29__20_5817" svg:stroke-width="0.03cm" svg:stroke-color="#000000" draw:marker-start-width="0.191cm" draw:marker-start-center="false" draw:marker-end-width="0.191cm" draw:marker-end-center="false" draw:fill="solid" draw:fill-color="#0000ff" draw:opacity="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01" style:family="graphic">
      <style:graphic-properties draw:stroke="solid" draw:stroke-dash="Dashed_20__28_var_29__20_5830"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solid" svg:stroke-width="0.019cm" svg:stroke-color="#b3b3b3" draw:marker-start-width="0.303cm" draw:marker-start-center="false" draw:marker-end-width="0.3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3" style:family="graphic">
      <style:graphic-properties draw:stroke="solid" svg:stroke-width="0.03cm" svg:stroke-color="#000000" draw:marker-start-width="0.217cm" draw:marker-start-center="false" draw:marker-end-width="0.21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04" style:family="graphic">
      <style:graphic-properties draw:stroke="solid" svg:stroke-width="0.03cm" svg:stroke-color="#000000" draw:marker-start-width="0.217cm" draw:marker-start-center="false" draw:marker-end-width="0.217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05" style:family="graphic">
      <style:graphic-properties draw:stroke="solid" svg:stroke-width="0.018cm" svg:stroke-color="#b3b3b3" draw:marker-start-width="0.3cm" draw:marker-start-center="false" draw:marker-end-width="0.3cm" draw:marker-end-center="false" draw:fill="none"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6" style:family="graphic">
      <style:graphic-properties draw:stroke="solid" svg:stroke-width="0.03cm" svg:stroke-color="#000000" draw:marker-start-width="0.187cm" draw:marker-start-center="false" draw:marker-end-width="0.187cm" draw:marker-end-center="false" draw:fill="none" draw:fill-color="#ffff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07" style:family="graphic">
      <style:graphic-properties draw:stroke="solid" svg:stroke-width="0.03cm" svg:stroke-color="#000000" draw:marker-start-width="0.215cm" draw:marker-start-center="false" draw:marker-end-width="0.215cm" draw:marker-end-center="false" draw:fill="none" draw:fill-color="#ffff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08" style:family="graphic">
      <style:graphic-properties draw:stroke="solid"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solid" draw:stroke-dash="Dashed_20__28_var_29__20_841" svg:stroke-width="0.03cm" svg:stroke-color="#000000" draw:marker-start-width="0.217cm" draw:marker-start-center="false"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5cm" fo:padding-bottom="0.005cm" fo:padding-left="0.005cm" fo:padding-right="0.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solid" draw:stroke-dash="Dashed_20__28_var_29__20_842" svg:stroke-width="0.03cm" svg:stroke-color="#000000" draw:marker-start-width="0.217cm" draw:marker-start-center="false"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5cm" fo:padding-bottom="0.005cm" fo:padding-left="0.005cm" fo:padding-right="0.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1" style:family="graphic">
      <style:graphic-properties draw:stroke="solid" draw:stroke-dash="Dashed_20__28_var_29__20_843" svg:stroke-width="0.03cm" svg:stroke-color="#000000" draw:marker-start-width="0.217cm" draw:marker-start-center="false" draw:marker-end-width="0.217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5cm" fo:padding-bottom="0.005cm" fo:padding-left="0.005cm" fo:padding-right="0.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solid" svg:stroke-width="0.03cm" svg:stroke-color="#000000" draw:marker-start-width="0.217cm" draw:marker-start-center="false" draw:marker-end-width="0.217cm" draw:marker-end-center="false" svg:stroke-opacity="100%" draw:stroke-linejoin="round" draw:fill="none"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6cm" fo:padding-bottom="0.016cm" fo:padding-left="0.016cm" fo:padding-right="0.01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solid" svg:stroke-width="0.03cm" svg:stroke-color="#000000" draw:marker-start-width="0.245cm" draw:marker-start-center="false" draw:marker-end-width="0.245cm" draw:marker-end-center="false" draw:fill="none" draw:fill-color="#99ccff" draw:textarea-horizontal-align="justify" draw:textarea-vertical-align="middle" draw:auto-grow-height="false" fo:min-height="1.722cm" fo:min-width="1.471cm" fo:padding-top="0.139cm" fo:padding-bottom="0.139cm" fo:padding-left="0.265cm" fo:padding-right="0.265cm" draw:shadow="hidden" draw:shadow-offset-x="0.3cm" draw:shadow-offset-y="0.3cm" draw:shadow-color="#808080" style:run-through="foreground"/>
    </style:style>
    <style:style style:name="gr114" style:family="graphic">
      <style:graphic-properties draw:stroke="solid" svg:stroke-width="0.03cm" svg:stroke-color="#000000" draw:marker-start-width="0.245cm" draw:marker-start-center="false" draw:marker-end-width="0.245cm" draw:marker-end-center="false" draw:fill="none" draw:fill-color="#99ccff" draw:textarea-horizontal-align="justify" draw:textarea-vertical-align="middle" draw:auto-grow-height="false" fo:min-height="0.189cm" fo:min-width="0.873cm" fo:padding-top="0.139cm" fo:padding-bottom="0.139cm" fo:padding-left="0.265cm" fo:padding-right="0.265cm" draw:shadow="hidden" draw:shadow-offset-x="0.3cm" draw:shadow-offset-y="0.3cm" draw:shadow-color="#808080" style:run-through="foreground"/>
    </style:style>
    <style:style style:name="gr115" style:family="graphic">
      <style:graphic-properties draw:stroke="solid" svg:stroke-width="0.03cm" svg:stroke-color="#000000" draw:marker-start-width="0.245cm" draw:marker-start-center="false" draw:marker-end-width="0.245cm" draw:marker-end-center="false" draw:fill="none" draw:fill-color="#99ccff" draw:textarea-horizontal-align="justify" draw:textarea-vertical-align="middle" draw:auto-grow-height="false" fo:min-height="1.222cm" fo:min-width="0cm" fo:padding-top="0.139cm" fo:padding-bottom="0.139cm" fo:padding-left="0.265cm" fo:padding-right="0.265cm" draw:shadow="hidden" draw:shadow-offset-x="0.3cm" draw:shadow-offset-y="0.3cm" draw:shadow-color="#808080" style:run-through="foreground"/>
    </style:style>
    <style:style style:name="gr116" style:family="graphic">
      <style:graphic-properties draw:stroke="solid" svg:stroke-width="0.03cm" svg:stroke-color="#000000" draw:marker-start-width="0.245cm" draw:marker-start-center="false" draw:marker-end-width="0.245cm" draw:marker-end-center="false" draw:fill="none" draw:fill-color="#99ccff" draw:textarea-horizontal-align="justify" draw:textarea-vertical-align="middle" draw:auto-grow-height="false" fo:min-height="0.482cm" fo:min-width="0.732cm" fo:padding-top="0.139cm" fo:padding-bottom="0.139cm" fo:padding-left="0.265cm" fo:padding-right="0.265cm" draw:shadow="hidden" draw:shadow-offset-x="0.3cm" draw:shadow-offset-y="0.3cm" draw:shadow-color="#808080" style:run-through="foreground"/>
    </style:style>
    <style:style style:name="gr117" style:family="graphic">
      <style:graphic-properties draw:stroke="solid" svg:stroke-width="0.03cm" svg:stroke-color="#000000" draw:marker-start-width="0.245cm" draw:marker-start-center="false" draw:marker-end-width="0.245cm" draw:marker-end-center="false" draw:fill="none" draw:fill-color="#99ccff" draw:textarea-horizontal-align="justify" draw:textarea-vertical-align="middle" draw:auto-grow-height="false" fo:min-height="1.221cm" fo:min-width="2.972cm" fo:padding-top="0.139cm" fo:padding-bottom="0.139cm" fo:padding-left="0.265cm" fo:padding-right="0.265cm" draw:shadow="hidden" draw:shadow-offset-x="0.3cm" draw:shadow-offset-y="0.3cm" draw:shadow-color="#808080" style:run-through="foreground"/>
    </style:style>
    <style:style style:name="gr118" style:family="graphic">
      <style:graphic-properties draw:stroke="solid" svg:stroke-width="0.03cm" svg:stroke-color="#000000" draw:marker-start-width="0.245cm" draw:marker-start-center="false" draw:marker-end-width="0.245cm" draw:marker-end-center="false" draw:fill="none" draw:fill-color="#99ccff" draw:textarea-horizontal-align="justify" draw:textarea-vertical-align="middle" draw:auto-grow-height="false" fo:min-height="0.224cm" fo:min-width="0.473cm" fo:padding-top="0.139cm" fo:padding-bottom="0.139cm" fo:padding-left="0.265cm" fo:padding-right="0.265cm" draw:shadow="hidden" draw:shadow-offset-x="0.3cm" draw:shadow-offset-y="0.3cm" draw:shadow-color="#808080" style:run-through="foreground"/>
    </style:style>
    <style:style style:name="gr119" style:family="graphic">
      <style:graphic-properties draw:stroke="solid" svg:stroke-width="0.03cm" svg:stroke-color="#000000" draw:marker-start-width="0.245cm" draw:marker-start-center="false"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0" style:family="graphic">
      <style:graphic-properties draw:stroke="solid" svg:stroke-width="0.03cm" svg:stroke-color="#000000" draw:marker-start-width="0.245cm" draw:marker-start-center="false" draw:marker-end-width="0.245cm" draw:marker-end-center="false" draw:fill="none" draw:fill-color="#99ccff" draw:textarea-horizontal-align="justify" draw:textarea-vertical-align="middle" draw:auto-grow-height="false" fo:min-height="1.136cm" fo:min-width="0.885cm" fo:padding-top="0.139cm" fo:padding-bottom="0.139cm" fo:padding-left="0.265cm" fo:padding-right="0.265cm" draw:shadow="hidden" draw:shadow-offset-x="0.3cm" draw:shadow-offset-y="0.3cm" draw:shadow-color="#808080" style:run-through="foreground"/>
    </style:style>
    <style:style style:name="gr121" style:family="graphic">
      <style:graphic-properties draw:stroke="solid" svg:stroke-width="0.03cm" svg:stroke-color="#000000" draw:marker-start-width="0.245cm" draw:marker-start-center="false" draw:marker-end-width="0.245cm" draw:marker-end-center="false" draw:fill="none" draw:fill-color="#99ccff" draw:textarea-horizontal-align="justify" draw:textarea-vertical-align="middle" draw:auto-grow-height="false" fo:min-height="0.981cm" fo:min-width="0.73cm" fo:padding-top="0.139cm" fo:padding-bottom="0.139cm" fo:padding-left="0.265cm" fo:padding-right="0.265cm" draw:shadow="hidden" draw:shadow-offset-x="0.3cm" draw:shadow-offset-y="0.3cm" draw:shadow-color="#808080" style:run-through="foreground"/>
    </style:style>
    <style:style style:name="gr122" style:family="graphic">
      <style:graphic-properties draw:stroke="solid" draw:stroke-dash="Dashed_20__28_var_29__20_5736" svg:stroke-width="0.03cm" svg:stroke-color="#000000" draw:marker-start-width="0.3cm" draw:marker-start-center="false" draw:marker-end-width="0.3cm" draw:marker-end-center="false" draw:fill="solid" draw:fill-color="#0000ff" draw:opacity="0%"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3" style:family="graphic">
      <style:graphic-properties draw:stroke="solid" draw:stroke-dash="Dashed_20__28_var_29__20_495" svg:stroke-width="0.03cm" svg:stroke-color="#000000" draw:marker-start-width="0.3cm" draw:marker-start-center="false" draw:marker-end-width="0.3cm" draw:marker-end-center="false" draw:fill="solid" draw:fill-color="#0000ff" draw:opacity="0%"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4" style:family="graphic">
      <style:graphic-properties draw:stroke="solid" draw:stroke-dash="Dashed_20__28_var_29__20_497" svg:stroke-width="0.03cm" svg:stroke-color="#000000" draw:marker-start-width="0.3cm" draw:marker-start-center="false" draw:marker-end-width="0.3cm" draw:marker-end-center="false" draw:fill="solid" draw:fill-color="#0000ff" draw:opacity="0%"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5" style:family="graphic">
      <style:graphic-properties draw:stroke="solid" draw:stroke-dash="Dashed_20__28_var_29__20_5723"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6" style:family="graphic">
      <style:graphic-properties draw:stroke="solid" draw:stroke-dash="Dashed_20__28_var_29__20_470"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solid" draw:stroke-dash="Dashed_20__28_var_29__20_473"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none" svg:stroke-width="0.019cm" svg:stroke-color="#b3b3b3" draw:marker-start-width="0.3cm" draw:marker-start-center="false" draw:marker-end-width="0.3cm" draw:marker-end-center="false" draw:fill="solid" draw:fill-color="#c74028"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draw:stroke-dash="Dashed_20__28_var_29__20_463" svg:stroke-width="0.019cm" svg:stroke-color="#000000" draw:marker-start-width="0.259cm" draw:marker-start-center="false" draw:marker-end-width="0.25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draw:stroke-dash="Dashed_20__28_var_29__20_462" svg:stroke-width="0.019cm" svg:stroke-color="#000000" draw:marker-start-width="0.259cm" draw:marker-start-center="false" draw:marker-end-width="0.25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solid" draw:stroke-dash="Dashed_20__28_var_29__20_464"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2" style:family="graphic">
      <style:graphic-properties draw:stroke="solid" draw:stroke-dash="Dashed_20__28_var_29__20_465"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solid" draw:stroke-dash="Dashed_20__28_var_29__20_466"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solid" draw:stroke-dash="Dashed_20__28_var_29__20_467"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5" style:family="graphic">
      <style:graphic-properties draw:stroke="solid" draw:stroke-dash="Dashed_20__28_var_29__20_468"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469"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solid" draw:stroke-dash="Dashed_20__28_var_29__20_471"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8" style:family="graphic">
      <style:graphic-properties draw:stroke="solid" draw:stroke-dash="Dashed_20__28_var_29__20_472"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solid" draw:stroke-dash="Dashed_20__28_var_29__20_474"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draw:stroke="solid" draw:stroke-dash="Dashed_20__28_var_29__20_475"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1" style:family="graphic">
      <style:graphic-properties draw:stroke="solid" draw:stroke-dash="Dashed_20__28_var_29__20_476"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2" style:family="graphic">
      <style:graphic-properties draw:stroke="solid" draw:stroke-dash="Dashed_20__28_var_29__20_477"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3" style:family="graphic">
      <style:graphic-properties draw:stroke="solid" draw:stroke-dash="Dashed_20__28_var_29__20_478"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4" style:family="graphic">
      <style:graphic-properties draw:stroke="solid" draw:stroke-dash="Dashed_20__28_var_29__20_5721"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5" style:family="graphic">
      <style:graphic-properties draw:stroke="solid" draw:stroke-dash="Dashed_20__28_var_29__20_480"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6" style:family="graphic">
      <style:graphic-properties draw:stroke="solid" draw:stroke-dash="Dashed_20__28_var_29__20_5722"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7" style:family="graphic">
      <style:graphic-properties draw:stroke="solid" draw:stroke-dash="Dashed_20__28_var_29__20_482"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8" style:family="graphic">
      <style:graphic-properties draw:stroke="solid" draw:stroke-dash="Dashed_20__28_var_29__20_484"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9" style:family="graphic">
      <style:graphic-properties draw:stroke="solid" draw:stroke-dash="Dashed_20__28_var_29__20_5724"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0" style:family="graphic">
      <style:graphic-properties draw:stroke="solid" draw:stroke-dash="Dashed_20__28_var_29__20_486"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1" style:family="graphic">
      <style:graphic-properties draw:stroke="solid" draw:stroke-dash="Dashed_20__28_var_29__20_5725" svg:stroke-width="0.019cm" svg:stroke-color="#b3b3b3" draw:marker-start-width="0.321cm" draw:marker-start-center="false" draw:marker-end-width="0.32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2" style:family="graphic">
      <style:graphic-properties draw:stroke="solid" svg:stroke-width="0.019cm" svg:stroke-color="#b3b3b3" draw:marker-start-width="0.3cm" draw:marker-start-center="false" draw:marker-end-width="0.3cm" draw:marker-end-center="false" draw:fill="solid"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3" style:family="graphic">
      <style:graphic-properties draw:stroke="solid" svg:stroke-width="0.019cm" svg:stroke-color="#b3b3b3" draw:marker-start-width="0.3cm" draw:marker-start-center="false" draw:marker-end-width="0.3cm" draw:marker-end-center="false" draw:fill="solid" draw:fill-color="#9d0f89"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4" style:family="graphic">
      <style:graphic-properties draw:stroke="solid" svg:stroke-width="0.019cm" svg:stroke-color="#b3b3b3"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5"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6" style:family="graphic">
      <style:graphic-properties draw:stroke="solid" svg:stroke-width="0.019cm" svg:stroke-color="#b3b3b3" draw:marker-start-width="0.3cm" draw:marker-start-center="false" draw:marker-end-width="0.3cm" draw:marker-end-center="false" draw:fill="solid" draw:fill-color="#1ca2b8"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7" style:family="graphic">
      <style:graphic-properties draw:stroke="none" svg:stroke-width="0.019cm" svg:stroke-color="#b3b3b3" draw:marker-start-width="0.229cm" draw:marker-start-center="false" draw:marker-end-width="0.229cm" draw:marker-end-center="false" draw:fill="solid" draw:fill-color="#7fb24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9" style:family="graphic">
      <style:graphic-properties draw:stroke="none" svg:stroke-width="0.019cm" svg:stroke-color="#b3b3b3" draw:marker-start-width="0.229cm" draw:marker-start-center="false" draw:marker-end-width="0.229cm" draw:marker-end-center="false" draw:fill="solid" draw:fill-color="#d3802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82cm" fo:min-width="0.259cm" draw:shadow="hidden" draw:shadow-offset-x="0.3cm" draw:shadow-offset-y="0.3cm" draw:shadow-color="#808080" style:run-through="foreground"/>
    </style:style>
    <style:style style:name="gr16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8cm" fo:min-width="0.242cm" draw:shadow="hidden" draw:shadow-offset-x="0.3cm" draw:shadow-offset-y="0.3cm" draw:shadow-color="#808080" style:run-through="foreground"/>
    </style:style>
    <style:style style:name="gr16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82cm" fo:min-width="0.288cm" draw:shadow="hidden" draw:shadow-offset-x="0.3cm" draw:shadow-offset-y="0.3cm" draw:shadow-color="#808080" style:run-through="foreground"/>
    </style:style>
    <style:style style:name="gr16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8cm" fo:min-width="0.256cm" draw:shadow="hidden" draw:shadow-offset-x="0.3cm" draw:shadow-offset-y="0.3cm" draw:shadow-color="#808080" style:run-through="foreground"/>
    </style:style>
    <style:style style:name="gr16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743cm" draw:shadow="hidden" draw:shadow-offset-x="0.3cm" draw:shadow-offset-y="0.3cm" draw:shadow-color="#808080" style:run-through="foreground"/>
    </style:style>
    <style:style style:name="gr166" style:family="graphic">
      <style:graphic-properties draw:stroke="solid" svg:stroke-width="0.026cm" svg:stroke-color="#000000" draw:marker-start-width="0.3cm" draw:marker-start-center="false" draw:marker-end-width="0.3cm" draw:marker-end-center="false" draw:fill="solid" draw:fill-color="#d7e12c" draw:opacity="100%"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167" style:family="graphic">
      <style:graphic-properties draw:stroke="solid" svg:stroke-width="0.026cm" svg:stroke-color="#000000" draw:marker-start-width="0.3cm" draw:marker-start-center="false" draw:marker-end-width="0.3cm" draw:marker-end-center="false" draw:fill="solid" draw:fill-color="#e8c32a" draw:opacity="100%"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168" style:family="graphic">
      <style:graphic-properties draw:stroke="none" svg:stroke-width="0cm" svg:stroke-color="#000000" draw:marker-start-width="0.3cm" draw:marker-start-center="false" draw:marker-end-width="0.3cm" draw:marker-end-center="false" draw:fill="none" draw:fill-color="#ffffff" draw:textarea-horizontal-align="center" draw:textarea-vertical-align="middle" draw:shadow="hidden" draw:shadow-offset-x="0.3cm" draw:shadow-offset-y="0.3cm" draw:shadow-color="#808080" style:run-through="foreground"/>
    </style:style>
    <style:style style:name="gr169" style:family="graphic">
      <style:graphic-properties draw:stroke="solid" svg:stroke-width="0.026cm" svg:stroke-color="#000000" draw:marker-start-width="0.3cm" draw:marker-start-center="false" draw:marker-end-width="0.3cm" draw:marker-end-center="false" draw:fill="solid" draw:fill-color="#1ca2b8" draw:opacity="100%"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170" style:family="graphic">
      <style:graphic-properties draw:stroke="solid" svg:stroke-width="0.019cm" svg:stroke-color="#ff6600" draw:marker-start-width="0.3cm" draw:marker-start-center="false" draw:marker-end-width="0.3cm" draw:marker-end-center="false" draw:fill="solid" draw:fill-color="#d3802c"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1" style:family="graphic">
      <style:graphic-properties draw:stroke="solid" svg:stroke-width="0.019cm" svg:stroke-color="#000000" draw:marker-start-width="0.3cm" draw:marker-start-center="false" draw:marker-end-width="0.3cm" draw:marker-end-center="false" draw:fill="solid" draw:fill-color="#d3802c"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2" style:family="graphic">
      <style:graphic-properties draw:stroke="solid" svg:stroke-width="0.019cm" svg:stroke-color="#000000" draw:marker-start-width="0.3cm" draw:marker-start-center="false" draw:marker-end-width="0.3cm" draw:marker-end-center="false" draw:fill="solid" draw:fill-color="#d3802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3" style:family="graphic">
      <style:graphic-properties draw:stroke="solid" svg:stroke-width="0.019cm" svg:stroke-color="#000000" draw:marker-start-width="0.3cm" draw:marker-start-center="false" draw:marker-end-width="0.3cm" draw:marker-end-center="false" draw:fill="solid" draw:fill-color="#c74028"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4" style:family="graphic">
      <style:graphic-properties draw:stroke="solid" svg:stroke-width="0.019cm" svg:stroke-color="#000000" draw:marker-start-width="0.3cm" draw:marker-start-center="false" draw:marker-end-width="0.3cm" draw:marker-end-center="false" draw:fill="solid" draw:fill-color="#c74028"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5"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6" style:family="graphic">
      <style:graphic-properties draw:stroke="solid" svg:stroke-width="0.019cm" svg:stroke-color="#000000" draw:marker-start-width="0.229cm" draw:marker-start-center="false" draw:marker-end-width="0.229cm" draw:marker-end-center="false" draw:fill="solid" draw:fill-color="#b3b3b3"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7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7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30865614" text:style-name="Num_5f_Exo">
        <text:list-item>
          <text:h text:style-name="P34" text:outline-level="1"><text:soft-page-break/><text:span text:style-name="_5f_pointillés_20_gris"><text:span text:style-name="T12"> </text:span></text:span><text:span text:style-name="T12">Entour</text:span>e les figures qui, à première vue, sont symétriques par rapport à un point.</text:h>
        </text:list-item>
      </text:list>
      <text:section text:style-name="Sect1" text:name="Section11">
        <text:list xml:id="list1518131680" text:style-name="liste_5f_abc">
          <text:list-item>
            <text:p text:style-name="P48"><draw:g text:anchor-type="as-char" svg:y="-0.199cm" draw:z-index="13" draw:name="Forme11" draw:style-name="gr1"><draw:polygon draw:style-name="gr173" draw:text-style-name="P107" svg:width="2.026cm" svg:height="1.849cm" svg:x="0.9cm" svg:y="0.564cm" svg:viewBox="0 0 2027 1850" draw:points="2011,580 1239,1850 0,1656 323,0 2027,562 2011,562"><text:p/></draw:polygon><draw:polygon draw:style-name="gr173" draw:text-style-name="P107" svg:width="2.024cm" svg:height="1.848cm" svg:x="0cm" svg:y="0cm" svg:viewBox="0 0 2025 1849" draw:points="16,1270 788,0 2025,192 1704,1849 0,1286 16,1286"><text:p/></draw:polygon><draw:polygon draw:style-name="gr174" draw:text-style-name="P108" svg:width="0.9cm" svg:height="1.281cm" svg:x="1.012cm" svg:y="0.566cm" svg:viewBox="0 0 901 1282" draw:points="0,1058 212,0 901,222 691,1282 0,1042"><text:p/></draw:polygon></draw:g></text:p>
          </text:list-item>
          <text:list-item>
            <text:p text:style-name="P47"><draw:g text:anchor-type="as-char" svg:y="-0.199cm" draw:z-index="35" draw:name="Forme13" draw:style-name="gr1"><draw:polygon draw:style-name="gr5" draw:text-style-name="P68" svg:width="1.719cm" svg:height="2.692cm" svg:x="0cm" svg:y="0cm" svg:viewBox="0 0 1720 2693" draw:points="0,1360 841,0 1720,1012 930,1136 667,2693"><text:p/></draw:polygon><draw:polygon draw:style-name="gr5" draw:text-style-name="P68" svg:width="1.218cm" svg:height="1.908cm" svg:x="1.304cm" svg:y="0.236cm" svg:viewBox="0 0 1219 1909" draw:points="1219,944 623,1909 0,1191 561,1105 746,0"><text:p/></draw:polygon></draw:g></text:p>
          </text:list-item>
          <text:list-item>
            <text:p text:style-name="P47"><draw:g text:anchor-type="as-char" svg:y="-0.199cm" draw:z-index="36" draw:name="Forme15" draw:style-name="gr1"><draw:polygon draw:style-name="gr4" draw:text-style-name="P67" svg:width="2.047cm" svg:height="1.929cm" svg:x="0cm" svg:y="0cm" svg:viewBox="0 0 2048 1930" draw:points="0,988 728,0 2048,407 1046,852 1035,1930"><text:p/></draw:polygon><draw:polygon draw:style-name="gr4" draw:text-style-name="P67" svg:width="2.047cm" svg:height="1.929cm" svg:x="1.254cm" svg:y="0.594cm" svg:viewBox="0 0 2048 1930" draw:points="2048,942 1320,1930 0,1520 1000,1078 1011,0"><text:p/></draw:polygon></draw:g></text:p>
          </text:list-item>
          <text:list-item>
            <text:p text:style-name="P42"><draw:g text:anchor-type="as-char" svg:y="-0.199cm" draw:z-index="37" draw:name="Forme17" draw:style-name="gr1"><draw:polygon draw:style-name="gr2" draw:text-style-name="P65" svg:width="2.739cm" svg:height="2.304cm" svg:x="0cm" svg:y="0.522cm" svg:viewBox="0 0 2740 2305" draw:points="0,711 1417,0 1378,885 2740,2305"><text:p/></draw:polygon><draw:polygon draw:style-name="gr2" draw:text-style-name="P65" svg:width="1.592cm" svg:height="2.809cm" svg:x="0.502cm" svg:y="0cm" svg:viewBox="0 0 1593 2810" draw:points="1593,2810 0,2531 657,1873 626,0"><text:p/></draw:polygon><draw:line draw:style-name="gr3" draw:text-style-name="P66" svg:x1="1.139cm" svg:y1="1.895cm" svg:x2="1.94cm" svg:y2="2.361cm"><text:p/></draw:line><draw:polygon draw:style-name="gr3" draw:text-style-name="P66" svg:width="0.798cm" svg:height="1.792cm" svg:x="1.136cm" svg:y="0.566cm" svg:viewBox="0 0 799 1793" draw:points="0,1327 799,1793 593,1204 243,840 265,254 183,0 0,87 18,1310 4,1327"><text:p/></draw:polygon></draw:g></text:p>
          </text:list-item>
          <text:list-item>
            <text:p text:style-name="P47"><draw:g text:anchor-type="as-char" svg:y="-0.199cm" draw:z-index="14" draw:name="Forme12" draw:style-name="gr1"><draw:polygon draw:style-name="gr170" draw:text-style-name="P105" svg:width="2.438cm" svg:height="1.578cm" svg:x="0cm" svg:y="0cm" svg:viewBox="0 0 2439 1579" draw:points="0,946 765,0 2439,926 913,1579 0,958"><text:p/></draw:polygon><draw:polygon draw:style-name="gr171" draw:text-style-name="P105" svg:width="2.436cm" svg:height="1.578cm" svg:x="0.002cm" svg:y="1.148cm" svg:viewBox="0 0 2437 1579" draw:points="0,633 762,1579 2437,653 912,0 0,621"><text:p/></draw:polygon><draw:polygon draw:style-name="gr172" draw:text-style-name="P106" svg:width="0.816cm" svg:height="0.428cm" svg:x="0.598cm" svg:y="1.151cm" svg:viewBox="0 0 817 429" draw:points="0,213 318,0 817,216 316,429 4,213"><text:p/></draw:polygon></draw:g></text:p>
          </text:list-item>
          <text:list-item>
            <text:p text:style-name="P47"><draw:g text:anchor-type="as-char" svg:y="-0.199cm" draw:z-index="32" draw:name="Forme14" draw:style-name="gr1"><draw:path draw:style-name="gr9" draw:text-style-name="P72" svg:width="2.322cm" svg:height="1.595cm" svg:x="0cm" svg:y="0cm" svg:viewBox="0 0 2323 1596" svg:d="M2288 319c-148 487-1209 168-1173 187s-739-506-739-506c0 0 1391 1561 217 506s-115 1090 486 1090-1174-489-1070-573 1861 285 367-115 1947-605 1947-605z"><text:p/></draw:path><draw:path draw:style-name="gr9" draw:text-style-name="P72" svg:width="2.321cm" svg:height="1.594cm" svg:x="1.092cm" svg:y="1.002cm" svg:viewBox="0 0 2322 1595" svg:d="M34 1275c148-485 1208-167 1174-185s738 505 738 505c0 0-1392-1561-217-505s116-1091-487-1090 1175 487 1074 572-1864-286-370 116-1946 605-1946 605z"><text:p/></draw:path></draw:g></text:p>
          </text:list-item>
          <text:list-item>
            <text:p text:style-name="P47"><draw:g text:anchor-type="as-char" svg:y="-0.268cm" draw:z-index="33" draw:name="Forme16" draw:style-name="gr1"><draw:polygon draw:style-name="gr7" draw:text-style-name="P70" svg:width="2.176cm" svg:height="2.202cm" svg:x="0cm" svg:y="0.475cm" svg:viewBox="0 0 2177 2203" draw:points="0,1265 388,0 2177,1157 907,1309 942,2203 0,1282"><text:p/></draw:polygon><draw:polygon draw:style-name="gr7" draw:text-style-name="P70" svg:width="1.858cm" svg:height="2.123cm" svg:x="1.077cm" svg:y="0cm" svg:viewBox="0 0 1859 2124" draw:points="1845,813 804,0 0,1973 1131,1371 1614,2124 1859,827"><text:p/></draw:polygon><draw:polygon draw:style-name="gr8" draw:text-style-name="P71" svg:width="0.809cm" svg:height="0.611cm" svg:x="1.166cm" svg:y="1.136cm" svg:viewBox="0 0 810 612" draw:points="0,612 254,0 810,363 436,566"><text:p/></draw:polygon></draw:g></text:p>
          </text:list-item>
          <text:list-item>
            <text:p text:style-name="P42"><draw:g text:anchor-type="as-char" svg:y="-0.199cm" draw:z-index="34" draw:name="Forme18" draw:style-name="gr1"><draw:path draw:style-name="gr6" draw:text-style-name="P69" svg:width="1.721cm" svg:height="1.177cm" svg:x="0cm" svg:y="0.454cm" svg:viewBox="0 0 1722 1178" svg:d="M1697 234c-113 362-896 124-871 138s-547-372-547-372c0 0 1034 1155 162 372s-88 806 360 806-869-358-795-422 1381 212 273-86 1443-446 1443-446z"><text:p/></draw:path><draw:path draw:style-name="gr6" draw:text-style-name="P69" svg:width="1.72cm" svg:height="1.179cm" svg:x="0.808cm" svg:y="1.222cm" svg:viewBox="0 0 1721 1180" svg:d="M25 945c113-361 894-125 871-135s545 370 545 370c0 0-1030-1155-160-370s84-810-362-810 871 360 799 423-1383-211-277 87-1441 450-1441 450z"><text:p/></draw:path><draw:path draw:style-name="gr6" draw:text-style-name="P69" svg:width="1.756cm" svg:height="1.328cm" svg:x="0.859cm" svg:y="0cm" svg:viewBox="0 0 1757 1329" svg:d="M22 897c277 261 848-323 837-303-10 21 298-594 298-594 0 0-346 1516 36 405 383-1111 474 669 76 890-398 220 516-713 487-758-28-45-1102 850-282 59 821-791-1474 297-1474 297z"><text:p/></draw:path><draw:path draw:style-name="gr6" draw:text-style-name="P69" svg:width="1.764cm" svg:height="1.327cm" svg:x="0.791cm" svg:y="1.297cm" svg:viewBox="0 0 1765 1328" svg:d="M1736 432c-268-263-843 323-827 301 17-21-302 595-302 595 0 0 352-1519-39-406s-470-669-73-888c397-220-525 705-494 764 31 60 1103-861 284-58-819 804 1480-311 1480-311z"><text:p/></draw:path></draw:g></text:p>
          </text:list-item>
        </text:list>
      </text:section>
      <text:list xml:id="list132015245321281" text:continue-list="list2430865614" text:style-name="Num_5f_Exo">
        <text:list-item>
          <text:h text:style-name="P39" text:outline-level="1"><text:span text:style-name="Bold_5f_niv1"><text:span text:style-name="T23"> </text:span></text:span><text:span text:style-name="Bold_5f_niv1">Les bonnes cocottes</text:span></text:h>
        </text:list-item>
      </text:list>
      <text:list xml:id="list132017185292144" text:continue-list="list1518131680" text:style-name="liste_5f_abc">
        <text:list-item text:start-value="1">
          <text:p text:style-name="P45"><text:span text:style-name="T13"><text:tab/></text:span><text:span text:style-name="T13"><draw:g text:anchor-type="as-char" svg:y="-0.134cm" draw:z-index="15" draw:name="Forme19" draw:style-name="gr1"><draw:polygon draw:style-name="gr169" draw:text-style-name="P104" svg:width="2.2cm" svg:height="2.2cm" svg:x="0cm" svg:y="0.013cm" svg:viewBox="0 0 2201 2201" draw:points="1101,0 2201,0 1649,550 2201,1101 2201,2201 1649,1649 1101,2201 0,2201 1101,1101"><text:p/></draw:polygon><draw:polygon draw:style-name="gr169" draw:text-style-name="P104" svg:width="2.2cm" svg:height="2.199cm" svg:x="3.502cm" svg:y="0cm" svg:viewBox="0 0 2201 2200" draw:points="1099,2200 2201,2200 1649,1651 2201,1101 2201,0 1649,551 1099,0 0,0 1099,1101"><text:p/></draw:polygon></draw:g></text:span></text:p>
        </text:list-item>
        <text:list-item>
          <text:p text:style-name="P45"><text:span text:style-name="T13"><text:tab/></text:span><text:span text:style-name="T13"><draw:g text:anchor-type="as-char" svg:y="-0.288cm" draw:z-index="16" draw:name="Forme20" draw:style-name="gr1"><draw:polygon draw:style-name="gr167" draw:text-style-name="P102" svg:width="2.16cm" svg:height="2.16cm" svg:x="0cm" svg:y="0.048cm" svg:viewBox="0 0 2161 2161" draw:points="1080,0 2161,0 1620,539 2161,1080 2161,2161 1620,1620 1080,2161 0,2161 1080,1080"><text:p/></draw:polygon><draw:polygon draw:style-name="gr167" draw:text-style-name="P102" svg:width="2.16cm" svg:height="2.158cm" svg:x="3.54cm" svg:y="0cm" svg:viewBox="0 0 2161 2159" draw:points="1081,2159 0,2159 541,1619 0,1078 0,0 541,541 1081,0 2161,0 1081,1078"><text:p/></draw:polygon><draw:rect draw:style-name="gr168" draw:text-style-name="P103" svg:width="2.16cm" svg:height="2.158cm" svg:x="2.701cm" svg:y="0.046cm"><text:p/></draw:rect></draw:g></text:span></text:p>
        </text:list-item>
        <text:list-item>
          <text:p text:style-name="P45"><text:span text:style-name="T13"><text:tab/></text:span><text:span text:style-name="T13"><draw:g text:anchor-type="as-char" svg:y="-0.199cm" draw:z-index="17" draw:name="Forme21" draw:style-name="gr1"><draw:polygon draw:style-name="gr166" draw:text-style-name="P101" svg:width="2.2cm" svg:height="2.2cm" svg:x="0cm" svg:y="0.013cm" svg:viewBox="0 0 2201 2201" draw:points="1101,0 2201,0 1649,550 2201,1101 2201,2201 1649,1649 1101,2201 0,2201 1101,1101"><text:p/></draw:polygon><draw:polygon draw:style-name="gr166" draw:text-style-name="P101" svg:width="2.2cm" svg:height="2.199cm" svg:x="3.499cm" svg:y="0cm" svg:viewBox="0 0 2201 2200" draw:points="1102,0 0,0 552,549 0,1099 0,2200 552,1649 1102,2200 2201,2200 1102,1099"><text:p/></draw:polygon></draw:g></text:span></text:p>
        </text:list-item>
      </text:list>
      <text:list xml:id="list1839347452" text:style-name="_5f_Numérotation_20_des_20_exercices_20_livrets">
        <text:list-header>
          <text:h text:style-name="P63" text:outline-level="1">Quelles sont les deux figures symétriques par rapport à un point ? Justifie.</text:h>
        </text:list-header>
      </text:list>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list xml:id="list132015951374893" text:continue-list="list132015245321281" text:style-name="Num_5f_Exo">
        <text:list-item>
          <text:h text:style-name="P33" text:outline-level="1"><text:span text:style-name="Bold_5f_niv1"><text:span text:style-name="T23"> </text:span></text:span><text:span text:style-name="Bold_5f_niv1">Place du centre de symétrie</text:span></text:h>
        </text:list-item>
      </text:list>
      <text:list xml:id="list132015455167430" text:continue-list="list132017185292144" text:style-name="liste_5f_abc">
        <text:list-item text:start-value="1">
          <text:p text:style-name="P49">En utilisant uniquement la règle graduée, place le point O, centre de symétrie de la figure, sachant que le point B est le symétrique du point A. </text:p>
        </text:list-item>
      </text:list>
      <text:p text:style-name="P30"><draw:g text:anchor-type="as-char" svg:y="0cm" draw:z-index="18" draw:name="Forme22" draw:style-name="gr1"><draw:line draw:style-name="gr155" draw:text-style-name="P97" svg:x1="1.575cm" svg:y1="0.049cm" svg:x2="0cm" svg:y2="1.635cm"><text:p/></draw:line><draw:line draw:style-name="gr155" draw:text-style-name="P97" svg:x1="0cm" svg:y1="1.635cm" svg:x2="1.797cm" svg:y2="2.681cm"><text:p/></draw:line><draw:line draw:style-name="gr155" draw:text-style-name="P97" svg:x1="1.797cm" svg:y1="2.681cm" svg:x2="2.324cm" svg:y2="0.993cm"><text:p/></draw:line><draw:line draw:style-name="gr155" draw:text-style-name="P97" svg:x1="1.575cm" svg:y1="0.049cm" svg:x2="2.325cm" svg:y2="0.993cm"><text:p/></draw:line><draw:g draw:style-name="gr23"><draw:line draw:style-name="gr160" draw:text-style-name="P98" svg:x1="2.18cm" svg:y1="1.02cm" svg:x2="2.45cm" svg:y2="0.953cm"><text:p/></draw:line><draw:line draw:style-name="gr160" draw:text-style-name="P98" svg:x1="2.351cm" svg:y1="1.123cm" svg:x2="2.286cm" svg:y2="0.85cm"><text:p/></draw:line></draw:g><draw:frame draw:style-name="gr165" draw:text-style-name="P100" svg:width="0.743cm" svg:height="0.415cm" svg:x="2.658cm" svg:y="0.818cm"><draw:text-box><text:p text:style-name="P99"><text:span text:style-name="T28">A</text:span></text:p></draw:text-box></draw:frame><draw:line draw:style-name="gr155" draw:text-style-name="P97" svg:x1="6.521cm" svg:y1="2.632cm" svg:x2="8.096cm" svg:y2="1.046cm"><text:p/></draw:line><draw:line draw:style-name="gr155" draw:text-style-name="P97" svg:x1="8.096cm" svg:y1="1.046cm" svg:x2="6.299cm" svg:y2="0cm"><text:p/></draw:line><draw:line draw:style-name="gr155" draw:text-style-name="P97" svg:x1="6.298cm" svg:y1="0cm" svg:x2="5.771cm" svg:y2="1.688cm"><text:p/></draw:line><draw:line draw:style-name="gr155" draw:text-style-name="P97" svg:x1="6.522cm" svg:y1="2.632cm" svg:x2="5.771cm" svg:y2="1.688cm"><text:p/></draw:line><draw:g draw:style-name="gr23"><draw:line draw:style-name="gr160" draw:text-style-name="P98" svg:x1="5.859cm" svg:y1="1.579cm" svg:x2="5.697cm" svg:y2="1.805cm"><text:p/></draw:line><draw:line draw:style-name="gr160" draw:text-style-name="P98" svg:x1="5.662cm" svg:y1="1.612cm" svg:x2="5.891cm" svg:y2="1.776cm"><text:p/></draw:line></draw:g><draw:frame draw:style-name="gr165" draw:text-style-name="P100" svg:width="0.743cm" svg:height="0.415cm" svg:x="5.223cm" svg:y="1.637cm"><draw:text-box><text:p text:style-name="P99"><text:span text:style-name="T28">B</text:span></text:p></draw:text-box></draw:frame></draw:g></text:p>
      <text:list xml:id="list132016313221857" text:continue-numbering="true" text:style-name="liste_5f_abc">
        <text:list-item>
          <text:p text:style-name="P50">En utilisant uniquement la règle non graduée, place le point V, centre de symétrie de la figure, sachant que les points X et Y sont les symétriques respectifs des points E et F. </text:p>
        </text:list-item>
      </text:list>
      <text:p text:style-name="P29"><draw:g text:anchor-type="as-char" svg:y="0cm" draw:z-index="19" draw:name="Forme23" draw:style-name="gr1"><draw:line draw:style-name="gr155" draw:text-style-name="P97" svg:x1="1.411cm" svg:y1="0.542cm" svg:x2="0.393cm" svg:y2="2.302cm"><text:p/></draw:line><draw:line draw:style-name="gr155" draw:text-style-name="P97" svg:x1="0.393cm" svg:y1="2.302cm" svg:x2="4.319cm" svg:y2="2.447cm"><text:p/></draw:line><draw:line draw:style-name="gr155" draw:text-style-name="P97" svg:x1="4.32cm" svg:y1="2.449cm" svg:x2="2.912cm" svg:y2="0.48cm"><text:p/></draw:line><draw:line draw:style-name="gr155" draw:text-style-name="P97" svg:x1="1.411cm" svg:y1="0.542cm" svg:x2="2.912cm" svg:y2="0.48cm"><text:p/></draw:line><draw:g draw:style-name="gr23"><draw:line draw:style-name="gr160" draw:text-style-name="P98" svg:x1="1.311cm" svg:y1="0.445cm" svg:x2="1.503cm" svg:y2="0.632cm"><text:p/></draw:line><draw:line draw:style-name="gr160" draw:text-style-name="P98" svg:x1="1.314cm" svg:y1="0.63cm" svg:x2="1.503cm" svg:y2="0.445cm"><text:p/></draw:line></draw:g><draw:frame draw:style-name="gr161" draw:text-style-name="P100" svg:width="0.26cm" svg:height="0.482cm" svg:x="1.062cm" svg:y="0cm"><draw:text-box><text:p text:style-name="P99"><text:span text:style-name="T28">E</text:span></text:p></draw:text-box></draw:frame><draw:g draw:style-name="gr23"><draw:line draw:style-name="gr160" draw:text-style-name="P98" svg:x1="0.342cm" svg:y1="2.17cm" svg:x2="0.443cm" svg:y2="2.415cm"><text:p/></draw:line><draw:line draw:style-name="gr160" draw:text-style-name="P98" svg:x1="0.273cm" svg:y1="2.345cm" svg:x2="0.516cm" svg:y2="2.244cm"><text:p/></draw:line></draw:g><draw:frame draw:style-name="gr162" draw:text-style-name="P100" svg:width="0.242cm" svg:height="0.481cm" svg:x="0cm" svg:y="2.274cm"><draw:text-box><text:p text:style-name="P99"><text:span text:style-name="T28">F</text:span></text:p></draw:text-box></draw:frame><draw:line draw:style-name="gr155" draw:text-style-name="P97" svg:x1="4.383cm" svg:y1="3.288cm" svg:x2="5.404cm" svg:y2="1.528cm"><text:p/></draw:line><draw:line draw:style-name="gr155" draw:text-style-name="P97" svg:x1="5.404cm" svg:y1="1.527cm" svg:x2="1.478cm" svg:y2="1.379cm"><text:p/></draw:line><draw:line draw:style-name="gr155" draw:text-style-name="P97" svg:x1="1.478cm" svg:y1="1.379cm" svg:x2="2.882cm" svg:y2="3.353cm"><text:p/></draw:line><draw:line draw:style-name="gr155" draw:text-style-name="P97" svg:x1="4.383cm" svg:y1="3.288cm" svg:x2="2.882cm" svg:y2="3.353cm"><text:p/></draw:line><draw:g draw:style-name="gr23"><draw:line draw:style-name="gr160" draw:text-style-name="P98" svg:x1="4.484cm" svg:y1="3.387cm" svg:x2="4.299cm" svg:y2="3.198cm"><text:p/></draw:line><draw:line draw:style-name="gr160" draw:text-style-name="P98" svg:x1="4.48cm" svg:y1="3.196cm" svg:x2="4.293cm" svg:y2="3.387cm"><text:p/></draw:line></draw:g><draw:frame draw:style-name="gr163" draw:text-style-name="P100" svg:width="0.288cm" svg:height="0.482cm" draw:transform="rotate (0.0185004900711399) translate (4.53143055555556cm 3.39372222222222cm)"><draw:text-box><text:p text:style-name="P99"><text:span text:style-name="T28">X</text:span></text:p></draw:text-box></draw:frame><draw:g draw:style-name="gr23"><draw:line draw:style-name="gr160" draw:text-style-name="P98" svg:x1="5.454cm" svg:y1="1.662cm" svg:x2="5.353cm" svg:y2="1.415cm"><text:p/></draw:line><draw:line draw:style-name="gr160" draw:text-style-name="P98" svg:x1="5.524cm" svg:y1="1.485cm" svg:x2="5.279cm" svg:y2="1.589cm"><text:p/></draw:line></draw:g><draw:frame draw:style-name="gr164" draw:text-style-name="P100" svg:width="0.257cm" svg:height="0.481cm" svg:x="5.639cm" svg:y="1.284cm"><draw:text-box><text:p text:style-name="P99"><text:span text:style-name="T28">Y</text:span></text:p></draw:text-box></draw:frame></draw:g></text:p>
      <text:list xml:id="list132015333258945" text:continue-numbering="true" text:style-name="liste_5f_abc">
        <text:list-item>
          <text:p text:style-name="P51">Place le point U, centre de symétrie de la figure, par la méthode de ton choix.</text:p>
        </text:list-item>
      </text:list>
      <text:list xml:id="list132016918455869" text:continue-list="list1839347452" text:style-name="_5f_Numérotation_20_des_20_exercices_20_livrets">
        <text:list-header>
          <text:p text:style-name="P52"><draw:g text:anchor-type="as-char" svg:y="0cm" draw:z-index="20" draw:name="Forme24" draw:style-name="gr1"><draw:line draw:style-name="gr155" draw:text-style-name="P97" svg:x1="1.344cm" svg:y1="0cm" svg:x2="0cm" svg:y2="2.325cm"><text:p/></draw:line><draw:line draw:style-name="gr155" draw:text-style-name="P97" svg:x1="0cm" svg:y1="2.325cm" svg:x2="5.184cm" svg:y2="2.517cm"><text:p/></draw:line><draw:line draw:style-name="gr155" draw:text-style-name="P97" svg:x1="5.184cm" svg:y1="2.517cm" svg:x2="1.663cm" svg:y2="1.281cm"><text:p/></draw:line><draw:line draw:style-name="gr155" draw:text-style-name="P97" svg:x1="1.344cm" svg:y1="0cm" svg:x2="1.663cm" svg:y2="1.281cm"><text:p/></draw:line><draw:line draw:style-name="gr155" draw:text-style-name="P97" svg:x1="6.391cm" svg:y1="2.568cm" svg:x2="7.735cm" svg:y2="0.243cm"><text:p/></draw:line><draw:line draw:style-name="gr155" draw:text-style-name="P97" svg:x1="7.735cm" svg:y1="0.243cm" svg:x2="2.551cm" svg:y2="0.051cm"><text:p/></draw:line><draw:line draw:style-name="gr155" draw:text-style-name="P97" svg:x1="2.551cm" svg:y1="0.051cm" svg:x2="6.07cm" svg:y2="1.289cm"><text:p/></draw:line><draw:line draw:style-name="gr155" draw:text-style-name="P97" svg:x1="6.391cm" svg:y1="2.568cm" svg:x2="6.07cm" svg:y2="1.289cm"><text:p/></draw:line></draw:g></text:p>
        </text:list-header>
      </text:list>
      <text:list xml:id="list132017007839758" text:continue-list="list132015951374893" text:style-name="Num_5f_Exo">
        <text:list-item>
          <text:h text:style-name="P33" text:outline-level="1"> Sur chaque figure, colorie le minimum de cases afin que le point marqué par une croix soit le centre de symétrie de la figure finale.</text:h>
        </text:list-item>
      </text:list>
      <text:section text:style-name="Sect2" text:name="Section9">
        <text:list xml:id="list132015930971735" text:continue-list="list132015333258945" text:style-name="liste_5f_abc">
          <text:list-item text:start-value="1">
            <text:p text:style-name="P54"><text:span text:style-name="corps"/></text:p>
          </text:list-item>
        </text:list>
        <text:list xml:id="list132016436856005" text:continue-list="list132016918455869" text:style-name="_5f_Numérotation_20_des_20_exercices_20_livrets">
          <text:list-item>
            <text:list>
              <text:list-header>
                <text:p text:style-name="P55"><text:span text:style-name="corps"><draw:g text:anchor-type="as-char" draw:z-index="21" draw:name="Forme25" draw:style-name="gr20"><draw:g draw:style-name="gr23"><draw:rect draw:style-name="gr159" draw:text-style-name="P96" svg:width="0.355cm" svg:height="0.355cm" svg:x="1.05cm" svg:y="1.05cm"><text:p/></draw:rect><draw:rect draw:style-name="gr159" draw:text-style-name="P96" svg:width="0.355cm" svg:height="0.35cm" svg:x="0cm" svg:y="0cm"><text:p/></draw:rect><draw:rect draw:style-name="gr159" draw:text-style-name="P96" svg:width="0.352cm" svg:height="0.35cm" svg:x="3.15cm" svg:y="0.7cm"><text:p/></draw:rect><draw:rect draw:style-name="gr159" draw:text-style-name="P96" svg:width="0.355cm" svg:height="0.35cm" svg:x="3.851cm" svg:y="0.7cm"><text:p/></draw:rect><draw:rect draw:style-name="gr159" draw:text-style-name="P96" svg:width="0.354cm" svg:height="0.355cm" svg:x="2.101cm" svg:y="1.05cm"><text:p/></draw:rect><draw:rect draw:style-name="gr159" draw:text-style-name="P96" svg:width="0.355cm" svg:height="0.355cm" svg:x="1.75cm" svg:y="1.05cm"><text:p/></draw:rect><draw:rect draw:style-name="gr159" draw:text-style-name="P96" svg:width="0.35cm" svg:height="0.355cm" svg:x="0.351cm" svg:y="1.05cm"><text:p/></draw:rect><draw:rect draw:style-name="gr159" draw:text-style-name="P96" svg:width="0.355cm" svg:height="0.35cm" svg:x="2.45cm" svg:y="0.7cm"><text:p/></draw:rect><draw:rect draw:style-name="gr159" draw:text-style-name="P96" svg:width="0.35cm" svg:height="0.355cm" svg:x="2.801cm" svg:y="1.75cm"><text:p/></draw:rect><draw:rect draw:style-name="gr159" draw:text-style-name="P96" svg:width="0.354cm" svg:height="0.352cm" svg:x="1.401cm" svg:y="0.349cm"><text:p/></draw:rect></draw:g><draw:line draw:style-name="gr158" draw:text-style-name="P84" svg:x1="0cm" svg:y1="0cm" svg:x2="0cm" svg:y2="2.101cm"><text:p/></draw:line><draw:line draw:style-name="gr158" draw:text-style-name="P84" svg:x1="0.351cm" svg:y1="0cm" svg:x2="0.351cm" svg:y2="2.101cm"><text:p/></draw:line><draw:line draw:style-name="gr158" draw:text-style-name="P84" svg:x1="0.7cm" svg:y1="0cm" svg:x2="0.7cm" svg:y2="2.101cm"><text:p/></draw:line><draw:line draw:style-name="gr158" draw:text-style-name="P84" svg:x1="1.05cm" svg:y1="0cm" svg:x2="1.05cm" svg:y2="2.101cm"><text:p/></draw:line><draw:line draw:style-name="gr158" draw:text-style-name="P84" svg:x1="1.401cm" svg:y1="0cm" svg:x2="1.401cm" svg:y2="2.101cm"><text:p/></draw:line><draw:line draw:style-name="gr158" draw:text-style-name="P84" svg:x1="1.75cm" svg:y1="0cm" svg:x2="1.75cm" svg:y2="2.101cm"><text:p/></draw:line><draw:line draw:style-name="gr158" draw:text-style-name="P84" svg:x1="2.101cm" svg:y1="0cm" svg:x2="2.101cm" svg:y2="2.101cm"><text:p/></draw:line><draw:line draw:style-name="gr158" draw:text-style-name="P84" svg:x1="2.45cm" svg:y1="0cm" svg:x2="2.45cm" svg:y2="2.101cm"><text:p/></draw:line><draw:line draw:style-name="gr158" draw:text-style-name="P84" svg:x1="2.801cm" svg:y1="0cm" svg:x2="2.801cm" svg:y2="2.101cm"><text:p/></draw:line><draw:line draw:style-name="gr158" draw:text-style-name="P84" svg:x1="3.15cm" svg:y1="0cm" svg:x2="3.15cm" svg:y2="2.101cm"><text:p/></draw:line><draw:line draw:style-name="gr158" draw:text-style-name="P84" svg:x1="3.501cm" svg:y1="0cm" svg:x2="3.501cm" svg:y2="2.101cm"><text:p/></draw:line><draw:line draw:style-name="gr158" draw:text-style-name="P84" svg:x1="3.851cm" svg:y1="0cm" svg:x2="3.851cm" svg:y2="2.101cm"><text:p/></draw:line><draw:line draw:style-name="gr158" draw:text-style-name="P84" svg:x1="4.202cm" svg:y1="0cm" svg:x2="4.202cm" svg:y2="2.101cm"><text:p/></draw:line><draw:line draw:style-name="gr158" draw:text-style-name="P84" svg:x1="0cm" svg:y1="0cm" svg:x2="4.202cm" svg:y2="0cm"><text:p/></draw:line><draw:line draw:style-name="gr158" draw:text-style-name="P84" svg:x1="0cm" svg:y1="0.349cm" svg:x2="4.202cm" svg:y2="0.349cm"><text:p/></draw:line><draw:line draw:style-name="gr158" draw:text-style-name="P84" svg:x1="0cm" svg:y1="0.7cm" svg:x2="4.202cm" svg:y2="0.7cm"><text:p/></draw:line><draw:line draw:style-name="gr158" draw:text-style-name="P84" svg:x1="0cm" svg:y1="1.051cm" svg:x2="4.202cm" svg:y2="1.051cm"><text:p/></draw:line><draw:line draw:style-name="gr158" draw:text-style-name="P84" svg:x1="0cm" svg:y1="1.402cm" svg:x2="4.202cm" svg:y2="1.402cm"><text:p/></draw:line><draw:line draw:style-name="gr158" draw:text-style-name="P84" svg:x1="0cm" svg:y1="1.75cm" svg:x2="4.202cm" svg:y2="1.75cm"><text:p/></draw:line><draw:line draw:style-name="gr158" draw:text-style-name="P84" svg:x1="0cm" svg:y1="2.101cm" svg:x2="4.202cm" svg:y2="2.101cm"><text:p/></draw:line><draw:line draw:style-name="gr155" draw:text-style-name="P84" svg:x1="2.025cm" svg:y1="0.976cm" svg:x2="2.175cm" svg:y2="1.126cm"><text:p/></draw:line><draw:line draw:style-name="gr155" draw:text-style-name="P84" svg:x1="2.175cm" svg:y1="0.976cm" svg:x2="2.025cm" svg:y2="1.126cm"><text:p/></draw:line></draw:g></text:span></text:p>
              </text:list-header>
            </text:list>
          </text:list-item>
        </text:list>
        <text:list xml:id="list132016946522658" text:continue-list="list132015930971735" text:style-name="liste_5f_abc">
          <text:list-item>
            <text:p text:style-name="P46"><text:span text:style-name="corps"><draw:g text:anchor-type="as-char" draw:z-index="22" draw:name="Forme26" draw:style-name="gr20"><draw:g draw:style-name="gr23"><draw:rect draw:style-name="gr157" draw:text-style-name="P95" svg:width="0.355cm" svg:height="0.35cm" svg:x="1.05cm" svg:y="0cm"><text:p/></draw:rect><draw:rect draw:style-name="gr157" draw:text-style-name="P95" svg:width="0.35cm" svg:height="0.352cm" svg:x="0.351cm" svg:y="0.349cm"><text:p/></draw:rect><draw:rect draw:style-name="gr157" draw:text-style-name="P95" svg:width="0.35cm" svg:height="0.35cm" svg:x="2.801cm" svg:y="0cm"><text:p/></draw:rect><draw:rect draw:style-name="gr157" draw:text-style-name="P95" svg:width="0.35cm" svg:height="0.352cm" svg:x="3.501cm" svg:y="0.349cm"><text:p/></draw:rect><draw:rect draw:style-name="gr157" draw:text-style-name="P95" svg:width="0.354cm" svg:height="0.35cm" svg:x="2.101cm" svg:y="0.7cm"><text:p/></draw:rect><draw:rect draw:style-name="gr157" draw:text-style-name="P95" svg:width="0.355cm" svg:height="0.35cm" svg:x="1.75cm" svg:y="0.7cm"><text:p/></draw:rect><draw:rect draw:style-name="gr157" draw:text-style-name="P95" svg:width="0.355cm" svg:height="0.355cm" svg:x="0cm" svg:y="1.05cm"><text:p/></draw:rect><draw:rect draw:style-name="gr157" draw:text-style-name="P95" svg:width="0.354cm" svg:height="0.354cm" svg:x="1.401cm" svg:y="1.401cm"><text:p/></draw:rect><draw:rect draw:style-name="gr157" draw:text-style-name="P95" svg:width="0.35cm" svg:height="0.355cm" svg:x="0.7cm" svg:y="1.75cm"><text:p/></draw:rect><draw:rect draw:style-name="gr157" draw:text-style-name="P95" svg:width="0.355cm" svg:height="0.354cm" svg:x="2.45cm" svg:y="1.401cm"><text:p/></draw:rect><draw:rect draw:style-name="gr157" draw:text-style-name="P95" svg:width="0.352cm" svg:height="0.355cm" svg:x="3.15cm" svg:y="1.75cm"><text:p/></draw:rect><draw:rect draw:style-name="gr157" draw:text-style-name="P95" svg:width="0.355cm" svg:height="0.355cm" svg:x="3.851cm" svg:y="1.05cm"><text:p/></draw:rect></draw:g><draw:line draw:style-name="gr158" draw:text-style-name="P84" svg:x1="0cm" svg:y1="0cm" svg:x2="0cm" svg:y2="2.101cm"><text:p/></draw:line><draw:line draw:style-name="gr158" draw:text-style-name="P84" svg:x1="0.351cm" svg:y1="0cm" svg:x2="0.351cm" svg:y2="2.101cm"><text:p/></draw:line><draw:line draw:style-name="gr158" draw:text-style-name="P84" svg:x1="0.7cm" svg:y1="0cm" svg:x2="0.7cm" svg:y2="2.101cm"><text:p/></draw:line><draw:line draw:style-name="gr158" draw:text-style-name="P84" svg:x1="1.05cm" svg:y1="0cm" svg:x2="1.05cm" svg:y2="2.101cm"><text:p/></draw:line><draw:line draw:style-name="gr158" draw:text-style-name="P84" svg:x1="1.401cm" svg:y1="0cm" svg:x2="1.401cm" svg:y2="2.101cm"><text:p/></draw:line><draw:line draw:style-name="gr158" draw:text-style-name="P84" svg:x1="1.75cm" svg:y1="0cm" svg:x2="1.75cm" svg:y2="2.101cm"><text:p/></draw:line><draw:line draw:style-name="gr158" draw:text-style-name="P84" svg:x1="2.101cm" svg:y1="0cm" svg:x2="2.101cm" svg:y2="2.101cm"><text:p/></draw:line><draw:line draw:style-name="gr158" draw:text-style-name="P84" svg:x1="2.45cm" svg:y1="0cm" svg:x2="2.45cm" svg:y2="2.101cm"><text:p/></draw:line><draw:line draw:style-name="gr158" draw:text-style-name="P84" svg:x1="2.801cm" svg:y1="0cm" svg:x2="2.801cm" svg:y2="2.101cm"><text:p/></draw:line><draw:line draw:style-name="gr158" draw:text-style-name="P84" svg:x1="3.15cm" svg:y1="0cm" svg:x2="3.15cm" svg:y2="2.101cm"><text:p/></draw:line><draw:line draw:style-name="gr158" draw:text-style-name="P84" svg:x1="3.501cm" svg:y1="0cm" svg:x2="3.501cm" svg:y2="2.101cm"><text:p/></draw:line><draw:line draw:style-name="gr158" draw:text-style-name="P84" svg:x1="3.851cm" svg:y1="0cm" svg:x2="3.851cm" svg:y2="2.101cm"><text:p/></draw:line><draw:line draw:style-name="gr158" draw:text-style-name="P84" svg:x1="4.202cm" svg:y1="0cm" svg:x2="4.202cm" svg:y2="2.101cm"><text:p/></draw:line><draw:line draw:style-name="gr158" draw:text-style-name="P84" svg:x1="0cm" svg:y1="0cm" svg:x2="4.202cm" svg:y2="0cm"><text:p/></draw:line><draw:line draw:style-name="gr158" draw:text-style-name="P84" svg:x1="0cm" svg:y1="0.349cm" svg:x2="4.202cm" svg:y2="0.349cm"><text:p/></draw:line><draw:line draw:style-name="gr158" draw:text-style-name="P84" svg:x1="0cm" svg:y1="0.7cm" svg:x2="4.202cm" svg:y2="0.7cm"><text:p/></draw:line><draw:line draw:style-name="gr158" draw:text-style-name="P84" svg:x1="0cm" svg:y1="1.051cm" svg:x2="4.202cm" svg:y2="1.051cm"><text:p/></draw:line><draw:line draw:style-name="gr158" draw:text-style-name="P84" svg:x1="0cm" svg:y1="1.402cm" svg:x2="4.202cm" svg:y2="1.402cm"><text:p/></draw:line><draw:line draw:style-name="gr158" draw:text-style-name="P84" svg:x1="0cm" svg:y1="1.75cm" svg:x2="4.202cm" svg:y2="1.75cm"><text:p/></draw:line><draw:line draw:style-name="gr158" draw:text-style-name="P84" svg:x1="0cm" svg:y1="2.101cm" svg:x2="4.202cm" svg:y2="2.101cm"><text:p/></draw:line><draw:line draw:style-name="gr155" draw:text-style-name="P84" svg:x1="2.025cm" svg:y1="0.976cm" svg:x2="2.175cm" svg:y2="1.126cm"><text:p/></draw:line><draw:line draw:style-name="gr155" draw:text-style-name="P84" svg:x1="2.175cm" svg:y1="0.976cm" svg:x2="2.025cm" svg:y2="1.126cm"><text:p/></draw:line></draw:g></text:span></text:p>
          </text:list-item>
        </text:list>
      </text:section>
      <text:p text:style-name="P28"><text:span text:style-name="_5f_Consigne"><text:span text:style-name="T18"/></text:span></text:p>
      <text:section text:style-name="Sect3" text:name="Section10">
        <text:list xml:id="list132016682047903" text:continue-numbering="true" text:style-name="liste_5f_abc">
          <text:list-item>
            <text:p text:style-name="P56"><text:span text:style-name="_5f_Consigne"><draw:g text:anchor-type="as-char" svg:y="-0.25cm" draw:z-index="23" draw:name="Forme27" draw:style-name="gr1"><draw:polygon draw:style-name="gr152" draw:text-style-name="P91" svg:width="0.917cm" svg:height="0.795cm" svg:x="1.376cm" svg:y="0.798cm" svg:viewBox="0 0 918 796" draw:points="228,796 0,396 228,0 689,0 918,396 689,796"><text:p/></draw:polygon><draw:polygon draw:style-name="gr156" draw:text-style-name="P94" svg:width="0.917cm" svg:height="0.795cm" svg:x="0.002cm" svg:y="0.005cm" svg:viewBox="0 0 918 796" draw:points="229,796 0,396 229,0 689,0 918,396 689,796"><text:p/></draw:polygon><draw:line draw:style-name="gr154" draw:text-style-name="P93" svg:x1="0.92cm" svg:y1="0.4cm" svg:x2="1.381cm" svg:y2="0.4cm"><text:p/></draw:line><draw:polygon draw:style-name="gr152" draw:text-style-name="P91" svg:width="0.917cm" svg:height="0.797cm" svg:x="1.381cm" svg:y="0cm" svg:viewBox="0 0 918 798" draw:points="229,798 0,398 229,0 689,0 918,398 689,798"><text:p/></draw:polygon><draw:line draw:style-name="gr154" draw:text-style-name="P93" svg:x1="2.299cm" svg:y1="0.4cm" svg:x2="2.76cm" svg:y2="0.4cm"><text:p/></draw:line><draw:polygon draw:style-name="gr152" draw:text-style-name="P91" svg:width="0.919cm" svg:height="0.797cm" svg:x="2.76cm" svg:y="0cm" svg:viewBox="0 0 920 798" draw:points="229,798 0,398 229,0 689,0 920,398 689,798"><text:p/></draw:polygon><draw:polygon draw:style-name="gr156" draw:text-style-name="P94" svg:width="0.919cm" svg:height="0.795cm" svg:x="0cm" svg:y="0.798cm" svg:viewBox="0 0 920 796" draw:points="231,796 0,396 231,0 689,0 920,396 689,796"><text:p/></draw:polygon><draw:line draw:style-name="gr154" draw:text-style-name="P93" svg:x1="0.92cm" svg:y1="1.194cm" svg:x2="1.381cm" svg:y2="1.194cm"><text:p/></draw:line><draw:line draw:style-name="gr154" draw:text-style-name="P93" svg:x1="2.299cm" svg:y1="1.194cm" svg:x2="2.76cm" svg:y2="1.194cm"><text:p/></draw:line><draw:polygon draw:style-name="gr152" draw:text-style-name="P91" svg:width="0.919cm" svg:height="0.795cm" svg:x="2.76cm" svg:y="0.798cm" svg:viewBox="0 0 920 796" draw:points="229,796 0,396 229,0 689,0 920,396 689,796"><text:p/></draw:polygon><draw:polygon draw:style-name="gr152" draw:text-style-name="P91" svg:width="0.919cm" svg:height="0.795cm" svg:x="0cm" svg:y="1.596cm" svg:viewBox="0 0 920 796" draw:points="231,796 0,398 231,0 689,0 920,398 689,796"><text:p/></draw:polygon><draw:line draw:style-name="gr154" draw:text-style-name="P93" svg:x1="0.92cm" svg:y1="1.992cm" svg:x2="1.381cm" svg:y2="1.992cm"><text:p/></draw:line><draw:polygon draw:style-name="gr156" draw:text-style-name="P94" svg:width="0.917cm" svg:height="0.795cm" svg:x="1.381cm" svg:y="1.596cm" svg:viewBox="0 0 918 796" draw:points="229,796 0,398 229,0 689,0 918,398 689,796"><text:p/></draw:polygon><draw:line draw:style-name="gr154" draw:text-style-name="P93" svg:x1="2.299cm" svg:y1="1.992cm" svg:x2="2.76cm" svg:y2="1.992cm"><text:p/></draw:line><draw:polygon draw:style-name="gr152" draw:text-style-name="P91" svg:width="0.919cm" svg:height="0.795cm" svg:x="2.76cm" svg:y="1.596cm" svg:viewBox="0 0 920 796" draw:points="229,796 0,398 229,0 689,0 920,398 689,796"><text:p/></draw:polygon><draw:line draw:style-name="gr155" draw:text-style-name="P93" svg:x1="1.776cm" svg:y1="1.132cm" svg:x2="1.922cm" svg:y2="1.278cm"><text:p/></draw:line><draw:line draw:style-name="gr155" draw:text-style-name="P93" svg:x1="1.926cm" svg:y1="1.132cm" svg:x2="1.779cm" svg:y2="1.282cm"><text:p/></draw:line></draw:g></text:span></text:p>
          </text:list-item>
          <text:list-item>
            <text:p text:style-name="P57"><text:span text:style-name="_5f_Consigne"><draw:g text:anchor-type="as-char" svg:y="-0.259cm" draw:z-index="24" draw:name="Forme28" draw:style-name="gr10"><draw:polygon draw:style-name="gr152" draw:text-style-name="P91" svg:width="0.918cm" svg:height="0.795cm" svg:x="1.378cm" svg:y="0.799cm" svg:viewBox="0 0 919 796" draw:points="228,796 0,397 228,0 690,0 919,397 690,796"><text:p/></draw:polygon><draw:polygon draw:style-name="gr153" draw:text-style-name="P92" svg:width="0.918cm" svg:height="0.795cm" svg:x="0.002cm" svg:y="0.005cm" svg:viewBox="0 0 919 796" draw:points="228,796 0,397 228,0 690,0 919,397 690,796"><text:p/></draw:polygon><draw:line draw:style-name="gr154" draw:text-style-name="P93" svg:x1="0.921cm" svg:y1="0.4cm" svg:x2="1.381cm" svg:y2="0.4cm"><text:p/></draw:line><draw:polygon draw:style-name="gr152" draw:text-style-name="P91" svg:width="0.92cm" svg:height="0.798cm" svg:x="1.381cm" svg:y="0cm" svg:viewBox="0 0 921 799" draw:points="229,799 0,399 229,0 691,0 921,399 691,799"><text:p/></draw:polygon><draw:line draw:style-name="gr154" draw:text-style-name="P93" svg:x1="2.302cm" svg:y1="0.4cm" svg:x2="2.762cm" svg:y2="0.4cm"><text:p/></draw:line><draw:polygon draw:style-name="gr152" draw:text-style-name="P91" svg:width="0.92cm" svg:height="0.798cm" svg:x="2.764cm" svg:y="0cm" svg:viewBox="0 0 921 799" draw:points="229,799 0,399 229,0 690,0 921,399 690,799"><text:p/></draw:polygon><draw:polygon draw:style-name="gr153" draw:text-style-name="P92" svg:width="0.92cm" svg:height="0.795cm" svg:x="0cm" svg:y="0.799cm" svg:viewBox="0 0 921 796" draw:points="231,796 0,397 231,0 690,0 921,397 690,796"><text:p/></draw:polygon><draw:line draw:style-name="gr154" draw:text-style-name="P93" svg:x1="0.921cm" svg:y1="1.196cm" svg:x2="1.381cm" svg:y2="1.196cm"><text:p/></draw:line><draw:line draw:style-name="gr154" draw:text-style-name="P93" svg:x1="2.302cm" svg:y1="1.196cm" svg:x2="2.762cm" svg:y2="1.196cm"><text:p/></draw:line><draw:polygon draw:style-name="gr152" draw:text-style-name="P91" svg:width="0.92cm" svg:height="0.795cm" svg:x="2.764cm" svg:y="0.799cm" svg:viewBox="0 0 921 796" draw:points="229,796 0,397 229,0 690,0 921,397 690,796"><text:p/></draw:polygon><draw:polygon draw:style-name="gr152" draw:text-style-name="P91" svg:width="0.92cm" svg:height="0.796cm" svg:x="0cm" svg:y="1.596cm" svg:viewBox="0 0 921 797" draw:points="231,797 0,399 231,0 690,0 921,399 690,797"><text:p/></draw:polygon><draw:line draw:style-name="gr154" draw:text-style-name="P93" svg:x1="0.921cm" svg:y1="1.995cm" svg:x2="1.381cm" svg:y2="1.995cm"><text:p/></draw:line><draw:polygon draw:style-name="gr153" draw:text-style-name="P92" svg:width="0.918cm" svg:height="0.796cm" svg:x="2.073cm" svg:y="0.4cm" svg:viewBox="0 0 919 797" draw:points="229,797 0,400 229,0 690,0 919,400 690,797"><text:p/></draw:polygon><draw:line draw:style-name="gr154" draw:text-style-name="P93" svg:x1="2.302cm" svg:y1="1.995cm" svg:x2="2.762cm" svg:y2="1.995cm"><text:p/></draw:line><draw:polygon draw:style-name="gr152" draw:text-style-name="P91" svg:width="0.92cm" svg:height="0.796cm" svg:x="2.764cm" svg:y="1.596cm" svg:viewBox="0 0 921 797" draw:points="229,797 0,399 229,0 690,0 921,399 690,797"><text:p/></draw:polygon><draw:line draw:style-name="gr155" draw:text-style-name="P93" svg:x1="1.778cm" svg:y1="1.134cm" svg:x2="1.927cm" svg:y2="1.281cm"><text:p/></draw:line><draw:line draw:style-name="gr155" draw:text-style-name="P93" svg:x1="1.929cm" svg:y1="1.136cm" svg:x2="1.783cm" svg:y2="1.285cm"><text:p/></draw:line><draw:polygon draw:style-name="gr152" draw:text-style-name="P91" svg:width="0.922cm" svg:height="0.796cm" svg:x="1.381cm" svg:y="1.596cm" svg:viewBox="0 0 923 797" draw:points="231,797 0,400 231,0 691,0 923,400 691,797"><text:p/></draw:polygon><draw:polygon draw:style-name="gr153" draw:text-style-name="P92" svg:width="0.918cm" svg:height="0.795cm" svg:x="2.073cm" svg:y="1.192cm" svg:viewBox="0 0 919 796" draw:points="229,796 0,399 229,0 690,0 919,399 690,796"><text:p/></draw:polygon><draw:polygon draw:style-name="gr153" draw:text-style-name="P92" svg:width="0.918cm" svg:height="0.796cm" svg:x="1.379cm" svg:y="0.005cm" svg:viewBox="0 0 919 797" draw:points="229,797 0,400 229,0 691,0 919,400 691,797"><text:p/></draw:polygon></draw:g></text:span></text:p>
          </text:list-item>
        </text:list>
        <text:list xml:id="list132017372460536" text:continue-list="list132016436856005" text:style-name="_5f_Numérotation_20_des_20_exercices_20_livrets">
          <text:list-item>
            <text:list>
              <text:list-header>
                <text:p text:style-name="P55"><text:span text:style-name="_5f_Consigne"><text:span text:style-name="T19"/></text:span></text:p>
              </text:list-header>
            </text:list>
          </text:list-item>
        </text:list>
      </text:section>
      <text:list xml:id="list132017037277503" text:continue-list="list132016682047903" text:style-name="liste_5f_abc">
        <text:list-item>
          <text:p text:style-name="P53"><text:span text:style-name="_5f_Consigne"><draw:g text:anchor-type="as-char" svg:y="-0.243cm" draw:z-index="25" draw:name="Forme29" draw:style-name="gr1"><draw:line draw:style-name="gr125" draw:text-style-name="P89" svg:x1="0.064cm" svg:y1="1.305cm" svg:x2="7.933cm" svg:y2="1.305cm"><text:p/></draw:line><draw:line draw:style-name="gr126" draw:text-style-name="P89" svg:x1="1.646cm" svg:y1="2.617cm" svg:x2="6.391cm" svg:y2="0.005cm"><text:p/></draw:line><draw:line draw:style-name="gr127" draw:text-style-name="P89" svg:x1="6.391cm" svg:y1="2.617cm" svg:x2="1.646cm" svg:y2="0.005cm"><text:p/></draw:line><draw:polygon draw:style-name="gr128" draw:text-style-name="P90" svg:width="1.578cm" svg:height="0.436cm" svg:x="0.875cm" svg:y="0.005cm" svg:viewBox="0 0 1579 437" draw:points="0,437 787,0 1579,437"><text:p/></draw:polygon><draw:polygon draw:style-name="gr128" draw:text-style-name="P90" svg:width="1.581cm" svg:height="0.435cm" svg:x="4.027cm" svg:y="1.744cm" svg:viewBox="0 0 1582 436" draw:points="0,436 796,0 1582,436"><text:p/></draw:polygon><draw:polygon draw:style-name="gr128" draw:text-style-name="P90" svg:width="1.597cm" svg:height="0.433cm" svg:x="1.646cm" svg:y="1.746cm" svg:viewBox="0 0 1598 434" draw:points="0,0 1598,0 799,434"><text:p/></draw:polygon><draw:polygon draw:style-name="gr128" draw:text-style-name="P90" svg:width="1.579cm" svg:height="0.435cm" svg:x="2.448cm" svg:y="0.878cm" svg:viewBox="0 0 1580 436" draw:points="0,436 788,0 1580,436"><text:p/></draw:polygon><draw:polygon draw:style-name="gr128" draw:text-style-name="P90" svg:width="1.599cm" svg:height="0.435cm" svg:x="4.791cm" svg:y="0.878cm" svg:viewBox="0 0 1600 436" draw:points="0,0 1600,0 801,436"><text:p/></draw:polygon><draw:g draw:style-name="gr23"><draw:line draw:style-name="gr129" draw:text-style-name="P89" svg:x1="4.107cm" svg:y1="1.232cm" svg:x2="3.957cm" svg:y2="1.382cm"><text:p/></draw:line><draw:line draw:style-name="gr130" draw:text-style-name="P89" svg:x1="3.957cm" svg:y1="1.232cm" svg:x2="4.107cm" svg:y2="1.382cm"><text:p/></draw:line></draw:g><draw:line draw:style-name="gr131" draw:text-style-name="P89" svg:x1="6.391cm" svg:y1="2.619cm" svg:x2="6.391cm" svg:y2="2.619cm"><text:p/></draw:line><draw:line draw:style-name="gr132" draw:text-style-name="P89" svg:x1="0.064cm" svg:y1="2.619cm" svg:x2="0.064cm" svg:y2="2.619cm"><text:p/></draw:line><draw:line draw:style-name="gr133" draw:text-style-name="P89" svg:x1="4.808cm" svg:y1="2.621cm" svg:x2="7.921cm" svg:y2="0.878cm"><text:p/></draw:line><draw:line draw:style-name="gr134" draw:text-style-name="P89" svg:x1="1.646cm" svg:y1="2.617cm" svg:x2="0.064cm" svg:y2="1.746cm"><text:p/></draw:line><draw:path draw:style-name="gr135" draw:text-style-name="P89" svg:width="3.156cm" svg:height="1.74cm" svg:x="0.074cm" svg:y="0.878cm" svg:viewBox="0 0 3157 1741" svg:d="M0 0c1080 604 2166 1199 3157 1741"><text:p/></draw:path><draw:path draw:style-name="gr136" draw:text-style-name="P89" svg:width="3.188cm" svg:height="1.752cm" svg:x="3.226cm" svg:y="0.864cm" svg:viewBox="0 0 3189 1753" svg:d="M0 1753c1072-590 2131-1173 3189-1753"><text:p/></draw:path><draw:line draw:style-name="gr137" draw:text-style-name="P89" svg:x1="4.809cm" svg:y1="2.617cm" svg:x2="0.064cm" svg:y2="0.005cm"><text:p/></draw:line><draw:line draw:style-name="gr138" draw:text-style-name="P89" svg:x1="0.064cm" svg:y1="2.617cm" svg:x2="4.809cm" svg:y2="0.005cm"><text:p/></draw:line><draw:line draw:style-name="gr139" draw:text-style-name="P89" svg:x1="0.064cm" svg:y1="1.746cm" svg:x2="3.227cm" svg:y2="0.005cm"><text:p/></draw:line><draw:line draw:style-name="gr140" draw:text-style-name="P89" svg:x1="3.226cm" svg:y1="0.005cm" svg:x2="7.95cm" svg:y2="2.624cm"><text:p/></draw:line><draw:line draw:style-name="gr141" draw:text-style-name="P89" svg:x1="0.064cm" svg:y1="0.876cm" svg:x2="1.646cm" svg:y2="0.005cm"><text:p/></draw:line><draw:line draw:style-name="gr142" draw:text-style-name="P89" svg:x1="7.928cm" svg:y1="1.739cm" svg:x2="4.808cm" svg:y2="0.005cm"><text:p/></draw:line><draw:line draw:style-name="gr143" draw:text-style-name="P89" svg:x1="0.064cm" svg:y1="2.621cm" svg:x2="7.936cm" svg:y2="2.621cm"><text:p/></draw:line><draw:line draw:style-name="gr144" draw:text-style-name="P89" svg:x1="0.064cm" svg:y1="1.746cm" svg:x2="7.933cm" svg:y2="1.746cm"><text:p/></draw:line><draw:line draw:style-name="gr145" draw:text-style-name="P89" svg:x1="0.064cm" svg:y1="0.878cm" svg:x2="7.933cm" svg:y2="0.878cm"><text:p/></draw:line><draw:line draw:style-name="gr146" draw:text-style-name="P89" svg:x1="0.064cm" svg:y1="0.005cm" svg:x2="7.933cm" svg:y2="0.005cm"><text:p/></draw:line><draw:line draw:style-name="gr147" draw:text-style-name="P89" svg:x1="0.064cm" svg:y1="2.18cm" svg:x2="7.933cm" svg:y2="2.18cm"><text:p/></draw:line><draw:line draw:style-name="gr148" draw:text-style-name="P89" svg:x1="0cm" svg:y1="0.446cm" svg:x2="7.87cm" svg:y2="0.446cm"><text:p/></draw:line><draw:line draw:style-name="gr149" draw:text-style-name="P89" svg:x1="6.376cm" svg:y1="2.619cm" svg:x2="7.914cm" svg:y2="1.753cm"><text:p/></draw:line><draw:line draw:style-name="gr150" draw:text-style-name="P89" svg:x1="6.408cm" svg:y1="0.878cm" svg:x2="7.928cm" svg:y2="0.012cm"><text:p/></draw:line><draw:line draw:style-name="gr151" draw:text-style-name="P89" svg:x1="7.928cm" svg:y1="0.875cm" svg:x2="6.355cm" svg:y2="0cm"><text:p/></draw:line></draw:g></text:span></text:p>
        </text:list-item>
      </text:list>
      <text:list xml:id="list132017025288416" text:continue-list="list132017007839758" text:style-name="Num_5f_Exo">
        <text:list-item>
          <text:h text:style-name="P35" text:outline-level="1"><text:span text:style-name="_5f_Consigne"><text:span text:style-name="T9"> </text:span></text:span><text:span text:style-name="_5f_Consigne"><text:span text:style-name="T10">Pour chaque figure, indique la position du centre de symétrie s’il existe.</text:span></text:span></text:h>
        </text:list-item>
      </text:list>
      <text:list xml:id="list132016158915524" text:continue-list="list132017372460536" text:style-name="_5f_Numérotation_20_des_20_exercices_20_livrets">
        <text:list-header>
          <text:h text:style-name="P64" text:outline-level="1"><draw:g text:anchor-type="as-char" draw:z-index="26" draw:name="Forme30" draw:style-name="gr20"><draw:g draw:style-name="gr23"><draw:line draw:style-name="gr108" draw:text-style-name="P80" svg:x1="0cm" svg:y1="0cm" svg:x2="0cm" svg:y2="14cm"><text:p/></draw:line><draw:line draw:style-name="gr108" draw:text-style-name="P80" svg:x1="0.5cm" svg:y1="0cm" svg:x2="0.5cm" svg:y2="14cm"><text:p/></draw:line><draw:line draw:style-name="gr108" draw:text-style-name="P80" svg:x1="1cm" svg:y1="0cm" svg:x2="1cm" svg:y2="14cm"><text:p/></draw:line><draw:line draw:style-name="gr108" draw:text-style-name="P80" svg:x1="1.5cm" svg:y1="0cm" svg:x2="1.5cm" svg:y2="14cm"><text:p/></draw:line><draw:line draw:style-name="gr108" draw:text-style-name="P80" svg:x1="2cm" svg:y1="0cm" svg:x2="2cm" svg:y2="14cm"><text:p/></draw:line><draw:line draw:style-name="gr108" draw:text-style-name="P80" svg:x1="2.5cm" svg:y1="0cm" svg:x2="2.5cm" svg:y2="14cm"><text:p/></draw:line><draw:line draw:style-name="gr108" draw:text-style-name="P80" svg:x1="3cm" svg:y1="0cm" svg:x2="3cm" svg:y2="14cm"><text:p/></draw:line><draw:line draw:style-name="gr108" draw:text-style-name="P80" svg:x1="3.5cm" svg:y1="0cm" svg:x2="3.5cm" svg:y2="14cm"><text:p/></draw:line><draw:line draw:style-name="gr108" draw:text-style-name="P80" svg:x1="4cm" svg:y1="0cm" svg:x2="4cm" svg:y2="14cm"><text:p/></draw:line><draw:line draw:style-name="gr108" draw:text-style-name="P80" svg:x1="4.5cm" svg:y1="0cm" svg:x2="4.5cm" svg:y2="14cm"><text:p/></draw:line><draw:line draw:style-name="gr108" draw:text-style-name="P80" svg:x1="5cm" svg:y1="0cm" svg:x2="5cm" svg:y2="14cm"><text:p/></draw:line><draw:line draw:style-name="gr108" draw:text-style-name="P80" svg:x1="5.5cm" svg:y1="0cm" svg:x2="5.5cm" svg:y2="14cm"><text:p/></draw:line><draw:line draw:style-name="gr108" draw:text-style-name="P80" svg:x1="6cm" svg:y1="0cm" svg:x2="6cm" svg:y2="14cm"><text:p/></draw:line><draw:line draw:style-name="gr108" draw:text-style-name="P80" svg:x1="6.5cm" svg:y1="0cm" svg:x2="6.5cm" svg:y2="14cm"><text:p/></draw:line><draw:line draw:style-name="gr108" draw:text-style-name="P80" svg:x1="7cm" svg:y1="0cm" svg:x2="7cm" svg:y2="14cm"><text:p/></draw:line><draw:line draw:style-name="gr108" draw:text-style-name="P80" svg:x1="7.5cm" svg:y1="0cm" svg:x2="7.5cm" svg:y2="14cm"><text:p/></draw:line><draw:line draw:style-name="gr108" draw:text-style-name="P80" svg:x1="8cm" svg:y1="0cm" svg:x2="8cm" svg:y2="14cm"><text:p/></draw:line><draw:line draw:style-name="gr108" draw:text-style-name="P80" svg:x1="8.5cm" svg:y1="0cm" svg:x2="8.5cm" svg:y2="14cm"><text:p/></draw:line><draw:line draw:style-name="gr108" draw:text-style-name="P80" svg:x1="9cm" svg:y1="0cm" svg:x2="9cm" svg:y2="14cm"><text:p/></draw:line><draw:line draw:style-name="gr108" draw:text-style-name="P80" svg:x1="0cm" svg:y1="0cm" svg:x2="9cm" svg:y2="0cm"><text:p/></draw:line><draw:line draw:style-name="gr108" draw:text-style-name="P80" svg:x1="0cm" svg:y1="0.5cm" svg:x2="9cm" svg:y2="0.5cm"><text:p/></draw:line><draw:line draw:style-name="gr108" draw:text-style-name="P80" svg:x1="0cm" svg:y1="1cm" svg:x2="9cm" svg:y2="1cm"><text:p/></draw:line><draw:line draw:style-name="gr108" draw:text-style-name="P80" svg:x1="0cm" svg:y1="1.5cm" svg:x2="9cm" svg:y2="1.5cm"><text:p/></draw:line><draw:line draw:style-name="gr108" draw:text-style-name="P80" svg:x1="0cm" svg:y1="2cm" svg:x2="9cm" svg:y2="2cm"><text:p/></draw:line><draw:line draw:style-name="gr108" draw:text-style-name="P80" svg:x1="0cm" svg:y1="2.498cm" svg:x2="9cm" svg:y2="2.498cm"><text:p/></draw:line><draw:line draw:style-name="gr108" draw:text-style-name="P80" svg:x1="0cm" svg:y1="3cm" svg:x2="9cm" svg:y2="3cm"><text:p/></draw:line><draw:line draw:style-name="gr108" draw:text-style-name="P80" svg:x1="0cm" svg:y1="3.5cm" svg:x2="9cm" svg:y2="3.5cm"><text:p/></draw:line><draw:line draw:style-name="gr108" draw:text-style-name="P80" svg:x1="0cm" svg:y1="4cm" svg:x2="9cm" svg:y2="4cm"><text:p/></draw:line><draw:line draw:style-name="gr108" draw:text-style-name="P80" svg:x1="0cm" svg:y1="4.5cm" svg:x2="9cm" svg:y2="4.5cm"><text:p/></draw:line><draw:line draw:style-name="gr108" draw:text-style-name="P80" svg:x1="0cm" svg:y1="5cm" svg:x2="9cm" svg:y2="5cm"><text:p/></draw:line><draw:line draw:style-name="gr108" draw:text-style-name="P80" svg:x1="0cm" svg:y1="5.5cm" svg:x2="9cm" svg:y2="5.5cm"><text:p/></draw:line><draw:line draw:style-name="gr108" draw:text-style-name="P80" svg:x1="0cm" svg:y1="6cm" svg:x2="9cm" svg:y2="6cm"><text:p/></draw:line><draw:line draw:style-name="gr108" draw:text-style-name="P80" svg:x1="0cm" svg:y1="6.5cm" svg:x2="9cm" svg:y2="6.5cm"><text:p/></draw:line><draw:line draw:style-name="gr108" draw:text-style-name="P80" svg:x1="0cm" svg:y1="7cm" svg:x2="9cm" svg:y2="7cm"><text:p/></draw:line><draw:line draw:style-name="gr108" draw:text-style-name="P80" svg:x1="0cm" svg:y1="7.5cm" svg:x2="9cm" svg:y2="7.5cm"><text:p/></draw:line><draw:line draw:style-name="gr108" draw:text-style-name="P80" svg:x1="0cm" svg:y1="8cm" svg:x2="9cm" svg:y2="8cm"><text:p/></draw:line><draw:line draw:style-name="gr108" draw:text-style-name="P80" svg:x1="0cm" svg:y1="8.5cm" svg:x2="9cm" svg:y2="8.5cm"><text:p/></draw:line><draw:line draw:style-name="gr108" draw:text-style-name="P80" svg:x1="0cm" svg:y1="9cm" svg:x2="9cm" svg:y2="9cm"><text:p/></draw:line><draw:line draw:style-name="gr108" draw:text-style-name="P80" svg:x1="0cm" svg:y1="9.5cm" svg:x2="9cm" svg:y2="9.5cm"><text:p/></draw:line><draw:line draw:style-name="gr108" draw:text-style-name="P80" svg:x1="0cm" svg:y1="9.998cm" svg:x2="9cm" svg:y2="9.998cm"><text:p/></draw:line><draw:line draw:style-name="gr108" draw:text-style-name="P80" svg:x1="0cm" svg:y1="10.499cm" svg:x2="9cm" svg:y2="10.499cm"><text:p/></draw:line><draw:line draw:style-name="gr108" draw:text-style-name="P80" svg:x1="0cm" svg:y1="11cm" svg:x2="9cm" svg:y2="11cm"><text:p/></draw:line><draw:line draw:style-name="gr108" draw:text-style-name="P80" svg:x1="0cm" svg:y1="11.5cm" svg:x2="9cm" svg:y2="11.5cm"><text:p/></draw:line><draw:line draw:style-name="gr108" draw:text-style-name="P80" svg:x1="0cm" svg:y1="12cm" svg:x2="9cm" svg:y2="12cm"><text:p/></draw:line><draw:line draw:style-name="gr108" draw:text-style-name="P80" svg:x1="0cm" svg:y1="12.5cm" svg:x2="9cm" svg:y2="12.5cm"><text:p/></draw:line><draw:line draw:style-name="gr108" draw:text-style-name="P80" svg:x1="0cm" svg:y1="13cm" svg:x2="9cm" svg:y2="13cm"><text:p/></draw:line><draw:line draw:style-name="gr108" draw:text-style-name="P80" svg:x1="0cm" svg:y1="13.5cm" svg:x2="9cm" svg:y2="13.5cm"><text:p/></draw:line><draw:line draw:style-name="gr108" draw:text-style-name="P80" svg:x1="0cm" svg:y1="14cm" svg:x2="9cm" svg:y2="14cm"><text:p/></draw:line></draw:g><draw:g draw:style-name="gr23"><draw:line draw:style-name="gr109" draw:text-style-name="P86" svg:x1="2.5cm" svg:y1="2.51cm" svg:x2="1.494cm" svg:y2="0.771cm"><text:p/></draw:line><draw:line draw:style-name="gr110" draw:text-style-name="P86" svg:x1="2.499cm" svg:y1="2.515cm" svg:x2="0.503cm" svg:y2="2.515cm"><text:p/></draw:line><draw:line draw:style-name="gr111" draw:text-style-name="P86" svg:x1="1.496cm" svg:y1="0.77cm" svg:x2="0.5cm" svg:y2="2.511cm"><text:p/></draw:line><draw:ellipse draw:style-name="gr112" draw:text-style-name="P87" svg:width="0.186cm" svg:height="0.184cm" draw:transform="rotate (0.172962128872638) translate (0.844902777777778cm 1.62466666666667cm)"><text:p/></draw:ellipse><draw:ellipse draw:style-name="gr112" draw:text-style-name="P87" svg:width="0.189cm" svg:height="0.186cm" draw:transform="skewX (0.00959931088596881) rotate (0.179070781254618) translate (1.92793055555556cm 1.62995833333333cm)"><text:p/></draw:ellipse><draw:circle draw:style-name="gr112" draw:text-style-name="P87" svg:width="0.188cm" svg:height="0.188cm" draw:transform="rotate (0.171391332545843) translate (1.39170833333333cm 2.43252777777778cm)"><text:p/></draw:circle></draw:g><draw:custom-shape draw:style-name="gr113" draw:text-style-name="P88" svg:width="2.001cm" svg:height="2.001cm" svg:x="4.001cm" svg:y="0.499cm"><text:p/><draw:enhanced-geometry svg:viewBox="0 0 21600 21600" draw:type="rectangle" draw:enhanced-path="M 0 0 L 21600 0 21600 21600 0 21600 0 0 Z N"/></draw:custom-shape><draw:custom-shape draw:style-name="gr114" draw:text-style-name="P88" svg:width="3.001cm" svg:height="1.001cm" svg:x="0.499cm" svg:y="3.5cm"><text:p/><draw:enhanced-geometry svg:viewBox="0 0 21600 21600" draw:glue-points="?f6 10800 10800 21600 ?f5 10800 10800 0" draw:text-areas="?f3 ?f3 ?f4 ?f4" draw:type="trapezoid" draw:modifiers="7204.7984005331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15" draw:text-style-name="P88" svg:width="0.999cm" svg:height="3.001cm" svg:x="7.001cm" svg:y="0.499cm"><text:p/><draw:enhanced-geometry svg:viewBox="0 0 21600 21600" draw:glue-points="10800 0 0 10800 10800 21600 21600 10800" draw:text-areas="5400 5400 16200 16200" draw:type="diamond" draw:enhanced-path="M 10800 0 L 21600 10800 10800 21600 0 10800 10800 0 Z N"/></draw:custom-shape><draw:custom-shape draw:style-name="gr116" draw:text-style-name="P88" svg:width="2.5cm" svg:height="1.502cm" svg:x="4.001cm" svg:y="3.5cm"><text:p/><draw:enhanced-geometry svg:viewBox="0 0 21600 21600" draw:glue-points="?f6 0 10800 ?f8 ?f11 10800 ?f9 21600 10800 ?f10 ?f5 10800" draw:text-areas="?f3 ?f3 ?f4 ?f4" draw:type="parallelogram" draw:modifiers="8636.54538184726"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17" draw:text-style-name="P88" svg:width="3.502cm" svg:height="1.5cm" svg:x="0.499cm" svg:y="6.001cm"><text:p/><draw:enhanced-geometry svg:viewBox="0 0 21600 21600" draw:type="rectangle" draw:enhanced-path="M 0 0 L 21600 0 21600 21600 0 21600 0 0 Z N"/></draw:custom-shape><draw:custom-shape draw:style-name="gr118" draw:text-style-name="P88" svg:width="2.001cm" svg:height="1.502cm" svg:x="6.5cm" svg:y="4.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ellipse draw:style-name="gr119" draw:text-style-name="P88" svg:width="2.999cm" svg:height="0.999cm" svg:x="5.001cm" svg:y="7.001cm"><text:p/></draw:ellipse><draw:custom-shape draw:style-name="gr120" draw:text-style-name="P88" svg:width="2.001cm" svg:height="2.001cm" svg:x="0.499cm" svg:y="11.5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88" svg:width="2.001cm" svg:height="2.001cm" svg:x="0.499cm" svg:y="8.5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polygon draw:style-name="gr122" draw:text-style-name="P81" svg:width="2.499cm" svg:height="1.996cm" svg:x="3.5cm" svg:y="8.503cm" svg:viewBox="0 0 2500 1997" draw:points="500,0 0,998 2001,1997 2500,998"><text:p/></draw:polygon><draw:polygon draw:style-name="gr123" draw:text-style-name="P81" svg:width="2cm" svg:height="1.996cm" svg:x="3.5cm" svg:y="11.503cm" svg:viewBox="0 0 2001 1997" draw:points="0,499 500,1997 2001,1497 1500,0"><text:p/></draw:polygon><draw:polygon draw:style-name="gr124" draw:text-style-name="P81" svg:width="2.499cm" svg:height="2.495cm" svg:x="6cm" svg:y="9.505cm" svg:viewBox="0 0 2500 2496" draw:points="500,499 0,2496 2001,1997 2500,0"><text:p/></draw:polygon></draw:g></text:h>
        </text:list-header>
      </text:list>
      <text:list xml:id="list132015542403169" text:continue-list="list132017025288416" text:style-name="Num_5f_Exo">
        <text:list-item>
          <text:h text:style-name="P37" text:outline-level="1"><text:span text:style-name="T14"> </text:span><text:span text:style-name="T16">Pou</text:span><text:span text:style-name="T25">r chaque chiffre, indique la position du centre de symétrie s’il existe.</text:span></text:h>
        </text:list-item>
      </text:list>
      <text:p text:style-name="P32"><draw:g text:anchor-type="as-char" draw:z-index="27" draw:name="Forme31" draw:style-name="gr20"><draw:line draw:style-name="gr105" draw:text-style-name="P82" svg:x1="0cm" svg:y1="0.499cm" svg:x2="8.999cm" svg:y2="0.499cm"><text:p/></draw:line><draw:line draw:style-name="gr105" draw:text-style-name="P82" svg:x1="0cm" svg:y1="1.002cm" svg:x2="8.999cm" svg:y2="1.002cm"><text:p/></draw:line><draw:line draw:style-name="gr105" draw:text-style-name="P82" svg:x1="0cm" svg:y1="1.498cm" svg:x2="8.999cm" svg:y2="1.498cm"><text:p/></draw:line><draw:line draw:style-name="gr105" draw:text-style-name="P82" svg:x1="0cm" svg:y1="2cm" svg:x2="8.999cm" svg:y2="2cm"><text:p/></draw:line><draw:line draw:style-name="gr105" draw:text-style-name="P82" svg:x1="0cm" svg:y1="2.498cm" svg:x2="8.999cm" svg:y2="2.498cm"><text:p/></draw:line><draw:line draw:style-name="gr105" draw:text-style-name="P82" svg:x1="0cm" svg:y1="3.002cm" svg:x2="8.999cm" svg:y2="3.002cm"><text:p/></draw:line><draw:line draw:style-name="gr105" draw:text-style-name="P82" svg:x1="0.499cm" svg:y1="0cm" svg:x2="0.499cm" svg:y2="3.5cm"><text:p/></draw:line><draw:line draw:style-name="gr105" draw:text-style-name="P82" svg:x1="0.998cm" svg:y1="0cm" svg:x2="0.998cm" svg:y2="3.5cm"><text:p/></draw:line><draw:line draw:style-name="gr105" draw:text-style-name="P82" svg:x1="1.499cm" svg:y1="0cm" svg:x2="1.499cm" svg:y2="3.5cm"><text:p/></draw:line><draw:line draw:style-name="gr105" draw:text-style-name="P82" svg:x1="1.998cm" svg:y1="0cm" svg:x2="1.998cm" svg:y2="3.5cm"><text:p/></draw:line><draw:line draw:style-name="gr105" draw:text-style-name="P82" svg:x1="2.499cm" svg:y1="0cm" svg:x2="2.499cm" svg:y2="3.5cm"><text:p/></draw:line><draw:line draw:style-name="gr105" draw:text-style-name="P82" svg:x1="3cm" svg:y1="0cm" svg:x2="3cm" svg:y2="3.5cm"><text:p/></draw:line><draw:line draw:style-name="gr105" draw:text-style-name="P82" svg:x1="3.5cm" svg:y1="0cm" svg:x2="3.5cm" svg:y2="3.5cm"><text:p/></draw:line><draw:line draw:style-name="gr105" draw:text-style-name="P82" svg:x1="4.001cm" svg:y1="0cm" svg:x2="4.001cm" svg:y2="3.5cm"><text:p/></draw:line><draw:line draw:style-name="gr105" draw:text-style-name="P82" svg:x1="4.498cm" svg:y1="0cm" svg:x2="4.498cm" svg:y2="3.5cm"><text:p/></draw:line><draw:line draw:style-name="gr105" draw:text-style-name="P82" svg:x1="4.999cm" svg:y1="0cm" svg:x2="4.999cm" svg:y2="3.5cm"><text:p/></draw:line><draw:line draw:style-name="gr105" draw:text-style-name="P82" svg:x1="5.502cm" svg:y1="0cm" svg:x2="5.502cm" svg:y2="3.5cm"><text:p/></draw:line><draw:line draw:style-name="gr105" draw:text-style-name="P82" svg:x1="5.997cm" svg:y1="0cm" svg:x2="5.997cm" svg:y2="3.5cm"><text:p/></draw:line><draw:line draw:style-name="gr105" draw:text-style-name="P82" svg:x1="6.5cm" svg:y1="0cm" svg:x2="6.5cm" svg:y2="3.5cm"><text:p/></draw:line><draw:line draw:style-name="gr105" draw:text-style-name="P82" svg:x1="7.001cm" svg:y1="0cm" svg:x2="7.001cm" svg:y2="3.5cm"><text:p/></draw:line><draw:line draw:style-name="gr105" draw:text-style-name="P82" svg:x1="7.5cm" svg:y1="0cm" svg:x2="7.5cm" svg:y2="3.5cm"><text:p/></draw:line><draw:line draw:style-name="gr105" draw:text-style-name="P82" svg:x1="7.999cm" svg:y1="0cm" svg:x2="7.999cm" svg:y2="3.5cm"><text:p/></draw:line><draw:line draw:style-name="gr105" draw:text-style-name="P82" svg:x1="8.502cm" svg:y1="0cm" svg:x2="8.502cm" svg:y2="3.5cm"><text:p/></draw:line><draw:polygon draw:style-name="gr106" draw:text-style-name="P85" svg:width="0.5cm" svg:height="1.001cm" svg:x="1.499cm" svg:y="0.499cm" svg:viewBox="0 0 501 1002" draw:points="0,0 0,1002 501,1002 501,0"><text:p/></draw:polygon><draw:line draw:style-name="gr106" draw:text-style-name="P82" svg:x1="3cm" svg:y1="0.499cm" svg:x2="3cm" svg:y2="1.501cm"><text:p/></draw:line><draw:polyline draw:style-name="gr106" draw:text-style-name="P85" svg:width="0.496cm" svg:height="1.001cm" svg:x="4.001cm" svg:y="0.499cm" svg:viewBox="0 0 497 1002" draw:points="0,0 497,0 497,501 0,501 0,1002 497,1002"><text:p/></draw:polyline><draw:polyline draw:style-name="gr106" draw:text-style-name="P85" svg:width="0.498cm" svg:height="1.001cm" svg:x="5.502cm" svg:y="0.499cm" svg:viewBox="0 0 499 1002" draw:points="0,0 499,0 499,1002 0,1002 499,1002 499,501 0,501"><text:p/></draw:polyline><draw:polyline draw:style-name="gr106" draw:text-style-name="P85" svg:width="0.498cm" svg:height="1.001cm" svg:x="7.001cm" svg:y="0.499cm" svg:viewBox="0 0 499 1002" draw:points="0,0 0,501 499,501 499,0 499,1002"><text:p/></draw:polyline><draw:polyline draw:style-name="gr106" draw:text-style-name="P85" svg:width="0.5cm" svg:height="0.999cm" svg:x="1.499cm" svg:y="2cm" svg:viewBox="0 0 501 1000" draw:points="501,0 0,0 0,499 501,499 501,1000 0,1000"><text:p/></draw:polyline><draw:polyline draw:style-name="gr106" draw:text-style-name="P85" svg:width="0.498cm" svg:height="0.999cm" svg:x="3cm" svg:y="2cm" svg:viewBox="0 0 499 1000" draw:points="499,0 0,0 0,1000 499,1000 499,499 0,499"><text:p/></draw:polyline><draw:polyline draw:style-name="gr106" draw:text-style-name="P85" svg:width="0.5cm" svg:height="0.999cm" svg:x="4.498cm" svg:y="2cm" svg:viewBox="0 0 501 1000" draw:points="0,0 501,0 501,1000"><text:p/></draw:polyline><draw:polygon draw:style-name="gr106" draw:text-style-name="P85" svg:width="0.5cm" svg:height="0.999cm" svg:x="5.997cm" svg:y="2cm" svg:viewBox="0 0 501 1000" draw:points="0,0 0,1000 501,1000 501,0"><text:p/></draw:polygon><draw:line draw:style-name="gr107" draw:text-style-name="P82" svg:x1="5.997cm" svg:y1="2.498cm" svg:x2="6.498cm" svg:y2="2.498cm"><text:p/></draw:line><draw:polyline draw:style-name="gr106" draw:text-style-name="P85" svg:width="0.498cm" svg:height="0.999cm" svg:x="7.5cm" svg:y="2cm" svg:viewBox="0 0 499 1000" draw:points="499,499 0,499 0,0 499,0 499,1000 0,1000"><text:p/></draw:polyline></draw:g></text:p>
      <text:list xml:id="list132017259742865" text:continue-numbering="true" text:style-name="Num_5f_Exo">
        <text:list-item>
          <text:h text:style-name="P37" text:outline-level="1"><text:span text:style-name="T14"> </text:span><text:span text:style-name="T15">Pour chaque lettre, indique la position du centre</text:span><text:span text:style-name="T20"> </text:span><text:span text:style-name="T15">de symétrie s’il existe.</text:span></text:h>
        </text:list-item>
      </text:list>
      <text:p text:style-name="P32"><draw:g text:anchor-type="as-char" draw:z-index="28" draw:name="Forme32" draw:style-name="gr20"><draw:line draw:style-name="gr102" draw:text-style-name="P82" svg:x1="0cm" svg:y1="0.499cm" svg:x2="8.999cm" svg:y2="0.499cm"><text:p/></draw:line><draw:line draw:style-name="gr102" draw:text-style-name="P82" svg:x1="0cm" svg:y1="0.997cm" svg:x2="8.999cm" svg:y2="0.997cm"><text:p/></draw:line><draw:line draw:style-name="gr102" draw:text-style-name="P82" svg:x1="0cm" svg:y1="1.498cm" svg:x2="8.999cm" svg:y2="1.498cm"><text:p/></draw:line><draw:line draw:style-name="gr102" draw:text-style-name="P82" svg:x1="0cm" svg:y1="1.997cm" svg:x2="8.999cm" svg:y2="1.997cm"><text:p/></draw:line><draw:line draw:style-name="gr102" draw:text-style-name="P82" svg:x1="0cm" svg:y1="2.498cm" svg:x2="8.999cm" svg:y2="2.498cm"><text:p/></draw:line><draw:line draw:style-name="gr102" draw:text-style-name="P82" svg:x1="0cm" svg:y1="2.999cm" svg:x2="8.999cm" svg:y2="2.999cm"><text:p/></draw:line><draw:line draw:style-name="gr102" draw:text-style-name="P82" svg:x1="0.499cm" svg:y1="0cm" svg:x2="0.499cm" svg:y2="3.5cm"><text:p/></draw:line><draw:line draw:style-name="gr102" draw:text-style-name="P82" svg:x1="0.998cm" svg:y1="0cm" svg:x2="0.998cm" svg:y2="3.5cm"><text:p/></draw:line><draw:line draw:style-name="gr102" draw:text-style-name="P82" svg:x1="1.501cm" svg:y1="0cm" svg:x2="1.501cm" svg:y2="3.5cm"><text:p/></draw:line><draw:line draw:style-name="gr102" draw:text-style-name="P82" svg:x1="2cm" svg:y1="0cm" svg:x2="2cm" svg:y2="3.5cm"><text:p/></draw:line><draw:line draw:style-name="gr102" draw:text-style-name="P82" svg:x1="2.498cm" svg:y1="0cm" svg:x2="2.498cm" svg:y2="3.5cm"><text:p/></draw:line><draw:line draw:style-name="gr102" draw:text-style-name="P82" svg:x1="3cm" svg:y1="0cm" svg:x2="3cm" svg:y2="3.5cm"><text:p/></draw:line><draw:line draw:style-name="gr102" draw:text-style-name="P82" svg:x1="3.501cm" svg:y1="0cm" svg:x2="3.501cm" svg:y2="3.5cm"><text:p/></draw:line><draw:line draw:style-name="gr102" draw:text-style-name="P82" svg:x1="4.001cm" svg:y1="0cm" svg:x2="4.001cm" svg:y2="3.5cm"><text:p/></draw:line><draw:line draw:style-name="gr102" draw:text-style-name="P82" svg:x1="4.501cm" svg:y1="0cm" svg:x2="4.501cm" svg:y2="3.5cm"><text:p/></draw:line><draw:line draw:style-name="gr102" draw:text-style-name="P82" svg:x1="4.999cm" svg:y1="0cm" svg:x2="4.999cm" svg:y2="3.5cm"><text:p/></draw:line><draw:line draw:style-name="gr102" draw:text-style-name="P82" svg:x1="5.498cm" svg:y1="0cm" svg:x2="5.498cm" svg:y2="3.5cm"><text:p/></draw:line><draw:line draw:style-name="gr102" draw:text-style-name="P82" svg:x1="6.003cm" svg:y1="0cm" svg:x2="6.003cm" svg:y2="3.5cm"><text:p/></draw:line><draw:line draw:style-name="gr102" draw:text-style-name="P82" svg:x1="6.502cm" svg:y1="0cm" svg:x2="6.502cm" svg:y2="3.5cm"><text:p/></draw:line><draw:line draw:style-name="gr102" draw:text-style-name="P82" svg:x1="6.999cm" svg:y1="0cm" svg:x2="6.999cm" svg:y2="3.5cm"><text:p/></draw:line><draw:line draw:style-name="gr102" draw:text-style-name="P82" svg:x1="7.498cm" svg:y1="0cm" svg:x2="7.498cm" svg:y2="3.5cm"><text:p/></draw:line><draw:line draw:style-name="gr102" draw:text-style-name="P82" svg:x1="8.001cm" svg:y1="0cm" svg:x2="8.001cm" svg:y2="3.5cm"><text:p/></draw:line><draw:line draw:style-name="gr102" draw:text-style-name="P82" svg:x1="8.5cm" svg:y1="0cm" svg:x2="8.5cm" svg:y2="3.5cm"><text:p/></draw:line><draw:polyline draw:style-name="gr103" draw:text-style-name="P83" svg:width="0.498cm" svg:height="0.999cm" svg:x="1cm" svg:y="0.499cm" svg:viewBox="0 0 499 1000" draw:points="0,1000 0,0 499,0 499,1000 499,501 0,501"><text:p/></draw:polyline><draw:polyline draw:style-name="gr103" draw:text-style-name="P83" svg:width="0.498cm" svg:height="0.999cm" svg:x="3cm" svg:y="0.499cm" svg:viewBox="0 0 499 1000" draw:points="499,0 0,0 0,1000 499,1000"><text:p/></draw:polyline><draw:polyline draw:style-name="gr103" draw:text-style-name="P83" svg:width="0.498cm" svg:height="0.999cm" svg:x="5.001cm" svg:y="0.499cm" svg:viewBox="0 0 499 1000" draw:points="499,0 0,0 0,501 499,501 0,501 0,1000 499,1000"><text:p/></draw:polyline><draw:polyline draw:style-name="gr103" draw:text-style-name="P83" svg:width="0.498cm" svg:height="0.999cm" svg:x="7.001cm" svg:y="0.499cm" svg:viewBox="0 0 499 1000" draw:points="0,1000 0,0 499,1000 499,0"><text:p/></draw:polyline><draw:polygon draw:style-name="gr103" draw:text-style-name="P83" svg:width="0.5cm" svg:height="0.999cm" svg:x="7.999cm" svg:y="2cm" svg:viewBox="0 0 501 1000" draw:points="0,0 501,1000"><text:p/></draw:polygon><draw:line draw:style-name="gr104" draw:text-style-name="P84" svg:x1="8.5cm" svg:y1="2cm" svg:x2="7.999cm" svg:y2="3cm"><text:p/></draw:line><draw:polyline draw:style-name="gr103" draw:text-style-name="P83" svg:width="0.5cm" svg:height="0.999cm" svg:x="1.499cm" svg:y="2cm" svg:viewBox="0 0 501 1000" draw:points="0,0 0,1000 0,499 501,499 501,0 501,1000"><text:p/></draw:polyline><draw:polyline draw:style-name="gr103" draw:text-style-name="P83" svg:width="0.5cm" svg:height="0.999cm" svg:x="3.5cm" svg:y="2cm" svg:viewBox="0 0 501 1000" draw:points="0,0 0,1000 501,1000"><text:p/></draw:polyline><draw:polyline draw:style-name="gr103" draw:text-style-name="P83" svg:width="0.5cm" svg:height="0.999cm" svg:x="5.5cm" svg:y="2cm" svg:viewBox="0 0 501 1000" draw:points="0,1000 0,0 501,0 501,499 0,499"><text:p/></draw:polyline></draw:g></text:p>
      <text:list xml:id="list132017291366618" text:continue-numbering="true" text:style-name="Num_5f_Exo">
        <text:list-item>
          <text:h text:style-name="P36" text:outline-level="1"> <text:span text:style-name="T24">Pour chaque figure, indique la position du centre de symétrie s’il existe.</text:span></text:h>
        </text:list-item>
      </text:list>
      <text:list xml:id="list132016310085991" text:continue-list="list132016158915524" text:style-name="_5f_Numérotation_20_des_20_exercices_20_livrets">
        <text:list-header>
          <text:p text:style-name="P44"><draw:g text:anchor-type="as-char" draw:z-index="29" draw:name="Forme33" draw:style-name="gr20"><draw:g draw:style-name="gr23"><draw:g draw:style-name="gr23"><draw:line draw:style-name="gr45" draw:text-style-name="P80" svg:x1="9cm" svg:y1="0cm" svg:x2="0.002cm" svg:y2="0cm"><text:p/></draw:line><draw:line draw:style-name="gr46" draw:text-style-name="P80" svg:x1="9cm" svg:y1="0.5cm" svg:x2="0.002cm" svg:y2="0.5cm"><text:p/></draw:line><draw:line draw:style-name="gr47" draw:text-style-name="P80" svg:x1="9cm" svg:y1="1.001cm" svg:x2="0.002cm" svg:y2="1.001cm"><text:p/></draw:line><draw:line draw:style-name="gr48" draw:text-style-name="P80" svg:x1="9cm" svg:y1="1.505cm" svg:x2="0.002cm" svg:y2="1.505cm"><text:p/></draw:line><draw:line draw:style-name="gr49" draw:text-style-name="P80" svg:x1="9cm" svg:y1="2.001cm" svg:x2="0.002cm" svg:y2="2.001cm"><text:p/></draw:line><draw:line draw:style-name="gr50" draw:text-style-name="P80" svg:x1="9cm" svg:y1="2.501cm" svg:x2="0.002cm" svg:y2="2.501cm"><text:p/></draw:line><draw:line draw:style-name="gr51" draw:text-style-name="P80" svg:x1="9cm" svg:y1="3cm" svg:x2="0.002cm" svg:y2="3cm"><text:p/></draw:line><draw:line draw:style-name="gr52" draw:text-style-name="P80" svg:x1="9cm" svg:y1="3.501cm" svg:x2="0.002cm" svg:y2="3.501cm"><text:p/></draw:line><draw:line draw:style-name="gr53" draw:text-style-name="P80" svg:x1="9cm" svg:y1="4cm" svg:x2="0.002cm" svg:y2="4cm"><text:p/></draw:line><draw:line draw:style-name="gr54" draw:text-style-name="P80" svg:x1="9cm" svg:y1="4.5cm" svg:x2="0.002cm" svg:y2="4.5cm"><text:p/></draw:line><draw:line draw:style-name="gr55" draw:text-style-name="P80" svg:x1="9cm" svg:y1="5cm" svg:x2="0.002cm" svg:y2="5cm"><text:p/></draw:line><draw:line draw:style-name="gr56" draw:text-style-name="P80" svg:x1="9cm" svg:y1="5.5cm" svg:x2="0.002cm" svg:y2="5.5cm"><text:p/></draw:line><draw:line draw:style-name="gr57" draw:text-style-name="P80" svg:x1="9cm" svg:y1="6cm" svg:x2="0.002cm" svg:y2="6cm"><text:p/></draw:line><draw:line draw:style-name="gr58" draw:text-style-name="P80" svg:x1="9cm" svg:y1="6.499cm" svg:x2="0.002cm" svg:y2="6.499cm"><text:p/></draw:line><draw:line draw:style-name="gr59" draw:text-style-name="P80" svg:x1="9cm" svg:y1="6.999cm" svg:x2="0.002cm" svg:y2="6.999cm"><text:p/></draw:line><draw:line draw:style-name="gr60" draw:text-style-name="P80" svg:x1="9cm" svg:y1="7.499cm" svg:x2="0.002cm" svg:y2="7.499cm"><text:p/></draw:line><draw:line draw:style-name="gr61" draw:text-style-name="P80" svg:x1="9cm" svg:y1="8.001cm" svg:x2="0.002cm" svg:y2="8.001cm"><text:p/></draw:line><draw:line draw:style-name="gr62" draw:text-style-name="P80" svg:x1="9cm" svg:y1="8.5cm" svg:x2="0.002cm" svg:y2="8.5cm"><text:p/></draw:line><draw:line draw:style-name="gr63" draw:text-style-name="P80" svg:x1="9cm" svg:y1="9cm" svg:x2="0.002cm" svg:y2="9cm"><text:p/></draw:line><draw:line draw:style-name="gr64" draw:text-style-name="P80" svg:x1="9cm" svg:y1="9.5cm" svg:x2="0.002cm" svg:y2="9.5cm"><text:p/></draw:line><draw:line draw:style-name="gr65" draw:text-style-name="P80" svg:x1="9cm" svg:y1="9.998cm" svg:x2="0.002cm" svg:y2="9.998cm"><text:p/></draw:line><draw:line draw:style-name="gr66" draw:text-style-name="P80" svg:x1="9cm" svg:y1="10.502cm" svg:x2="0.002cm" svg:y2="10.502cm"><text:p/></draw:line><draw:line draw:style-name="gr67" draw:text-style-name="P80" svg:x1="9cm" svg:y1="10.999cm" svg:x2="0.002cm" svg:y2="10.999cm"><text:p/></draw:line><draw:line draw:style-name="gr68" draw:text-style-name="P80" svg:x1="9cm" svg:y1="11.5cm" svg:x2="0.002cm" svg:y2="11.5cm"><text:p/></draw:line><draw:line draw:style-name="gr69" draw:text-style-name="P80" svg:x1="9cm" svg:y1="11.999cm" svg:x2="0.002cm" svg:y2="11.999cm"><text:p/></draw:line><draw:line draw:style-name="gr70" draw:text-style-name="P80" svg:x1="9cm" svg:y1="12.501cm" svg:x2="0.002cm" svg:y2="12.501cm"><text:p/></draw:line><draw:line draw:style-name="gr71" draw:text-style-name="P80" svg:x1="9cm" svg:y1="13.002cm" svg:x2="0.002cm" svg:y2="13.002cm"><text:p/></draw:line><draw:line draw:style-name="gr72" draw:text-style-name="P80" svg:x1="9cm" svg:y1="13.5cm" svg:x2="0.002cm" svg:y2="13.5cm"><text:p/></draw:line><draw:line draw:style-name="gr73" draw:text-style-name="P80" svg:x1="9cm" svg:y1="13.998cm" svg:x2="0.002cm" svg:y2="13.998cm"><text:p/></draw:line><draw:line draw:style-name="gr74" draw:text-style-name="P80" svg:x1="8.5cm" svg:y1="0cm" svg:x2="8.5cm" svg:y2="14cm"><text:p/></draw:line><draw:line draw:style-name="gr75" draw:text-style-name="P80" svg:x1="8.004cm" svg:y1="0cm" svg:x2="8.004cm" svg:y2="14cm"><text:p/></draw:line><draw:line draw:style-name="gr76" draw:text-style-name="P80" svg:x1="7.503cm" svg:y1="0cm" svg:x2="7.503cm" svg:y2="14cm"><text:p/></draw:line><draw:line draw:style-name="gr77" draw:text-style-name="P80" svg:x1="7.001cm" svg:y1="0cm" svg:x2="7.001cm" svg:y2="14cm"><text:p/></draw:line><draw:line draw:style-name="gr78" draw:text-style-name="P80" svg:x1="6.501cm" svg:y1="0cm" svg:x2="6.501cm" svg:y2="14cm"><text:p/></draw:line><draw:line draw:style-name="gr79" draw:text-style-name="P80" svg:x1="6.004cm" svg:y1="0cm" svg:x2="6.004cm" svg:y2="14cm"><text:p/></draw:line><draw:line draw:style-name="gr80" draw:text-style-name="P80" svg:x1="5.502cm" svg:y1="0cm" svg:x2="5.502cm" svg:y2="14cm"><text:p/></draw:line><draw:line draw:style-name="gr81" draw:text-style-name="P80" svg:x1="5cm" svg:y1="0cm" svg:x2="5cm" svg:y2="14cm"><text:p/></draw:line><draw:line draw:style-name="gr82" draw:text-style-name="P80" svg:x1="4.501cm" svg:y1="0cm" svg:x2="4.501cm" svg:y2="14cm"><text:p/></draw:line><draw:line draw:style-name="gr83" draw:text-style-name="P80" svg:x1="4.007cm" svg:y1="0cm" svg:x2="4.007cm" svg:y2="14cm"><text:p/></draw:line><draw:line draw:style-name="gr84" draw:text-style-name="P80" svg:x1="3.501cm" svg:y1="0cm" svg:x2="3.501cm" svg:y2="14cm"><text:p/></draw:line><draw:line draw:style-name="gr85" draw:text-style-name="P80" svg:x1="3cm" svg:y1="0cm" svg:x2="3cm" svg:y2="14cm"><text:p/></draw:line><draw:line draw:style-name="gr86" draw:text-style-name="P80" svg:x1="2.5cm" svg:y1="0cm" svg:x2="2.5cm" svg:y2="14cm"><text:p/></draw:line><draw:line draw:style-name="gr87" draw:text-style-name="P80" svg:x1="2.001cm" svg:y1="0cm" svg:x2="2.001cm" svg:y2="14cm"><text:p/></draw:line><draw:line draw:style-name="gr88" draw:text-style-name="P80" svg:x1="1.505cm" svg:y1="0cm" svg:x2="1.505cm" svg:y2="14cm"><text:p/></draw:line><draw:line draw:style-name="gr89" draw:text-style-name="P80" svg:x1="0.999cm" svg:y1="0cm" svg:x2="0.999cm" svg:y2="14cm"><text:p/></draw:line><draw:line draw:style-name="gr90" draw:text-style-name="P80" svg:x1="0.5cm" svg:y1="0cm" svg:x2="0.5cm" svg:y2="14cm"><text:p/></draw:line><draw:line draw:style-name="gr91" draw:text-style-name="P80" svg:x1="0cm" svg:y1="0cm" svg:x2="0cm" svg:y2="14cm"><text:p/></draw:line></draw:g><draw:polygon draw:style-name="gr92" draw:text-style-name="P81" svg:width="3cm" svg:height="1.998cm" svg:x="5.497cm" svg:y="0.485cm" svg:viewBox="0 0 3001 1999" draw:points="3001,500 3001,1500 2003,1500 1503,1999 1002,1500 0,1500 0,500 1002,500 1503,0 2003,500"><text:p/></draw:polygon><draw:polygon draw:style-name="gr93" draw:text-style-name="P81" svg:width="3cm" svg:height="3.997cm" svg:x="5.497cm" svg:y="3.002cm" svg:viewBox="0 0 3001 3998" draw:points="3001,0 0,0 0,999 1002,999 1002,1999 0,1999 0,2998 1002,2998 1002,3998 2003,3998 2003,2998 3001,2998 3001,1999 2003,1999 2003,999 3001,999"><text:p/></draw:polygon><draw:polygon draw:style-name="gr94" draw:text-style-name="P81" svg:width="2.501cm" svg:height="2.498cm" svg:x="3.998cm" svg:y="11cm" svg:viewBox="0 0 2502 2499" draw:points="1003,0 0,500 2002,2499 2502,1500"><text:p/></draw:polygon><draw:polygon draw:style-name="gr95" draw:text-style-name="P81" svg:width="4.001cm" svg:height="3.997cm" svg:x="0.498cm" svg:y="0.502cm" svg:viewBox="0 0 4002 3998" draw:points="2503,1500 4002,1999 2503,2499 2001,3998 1499,2499 0,1999 1499,1500 2001,0"><text:p/></draw:polygon><draw:polygon draw:style-name="gr96" draw:text-style-name="P81" svg:width="1.998cm" svg:height="3.997cm" svg:x="3cm" svg:y="5.001cm" svg:viewBox="0 0 1999 3998" draw:points="1000,3998 1000,3998 501,2499 0,1999 501,1498 1000,0 1000,0 1499,1498 1999,1999 1499,2499"><text:p/></draw:polygon><draw:polygon draw:style-name="gr97" draw:text-style-name="P81" svg:width="2.998cm" svg:height="3.997cm" svg:x="5.499cm" svg:y="7.502cm" svg:viewBox="0 0 2999 3998" draw:points="2001,0 1001,0 1001,999 0,999 0,1999 1001,1999 1001,2998 1001,2998 1001,3998 2001,3998 2001,2998 2999,2998 2999,1999 2001,1999 2001,999 2001,999"><text:p/></draw:polygon><draw:polygon draw:style-name="gr98" draw:text-style-name="P81" svg:width="1.997cm" svg:height="1.998cm" svg:x="1cm" svg:y="11.503cm" svg:viewBox="0 0 1998 1999" draw:points="500,0 0,1999 1998,1498 1998,0"><text:p/></draw:polygon><draw:polygon draw:style-name="gr99" draw:text-style-name="P81" svg:width="1.998cm" svg:height="1.998cm" svg:x="0.5cm" svg:y="5.001cm" svg:viewBox="0 0 1999 1999" draw:points="1499,999 1999,1999 999,1498 0,1999 500,999 0,0 999,500 1999,0"><text:p/></draw:polygon><draw:polygon draw:style-name="gr100" draw:text-style-name="P81" svg:width="1.497cm" svg:height="2.498cm" svg:x="1.002cm" svg:y="8.004cm" svg:viewBox="0 0 1498 2499" draw:points="0,0 0,2499 1498,1500 1498,0"><text:p/></draw:polygon></draw:g><draw:line draw:style-name="gr101" draw:text-style-name="P80" svg:x1="9cm" svg:y1="0cm" svg:x2="9cm" svg:y2="14cm"><text:p/></draw:line></draw:g></text:p>
        </text:list-header>
      </text:list>
      <text:list xml:id="list132016489539875" text:continue-list="list132017291366618" text:style-name="Num_5f_Exo">
        <text:list-item>
          <text:h text:style-name="P38" text:outline-level="1"> <text:span text:style-name="T24">Pour chaque figure, indique la position du centre de symétrie s’il existe.</text:span></text:h>
        </text:list-item>
      </text:list>
      <text:p text:style-name="P31"><draw:g text:anchor-type="as-char" draw:z-index="30" draw:name="Forme34" draw:style-name="gr20"><draw:path draw:style-name="gr21" draw:text-style-name="P76" svg:width="1.387cm" svg:height="1.376cm" svg:x="2.322cm" svg:y="0.041cm" svg:viewBox="0 0 1388 1377" svg:d="M697 0c392 0 691 299 691 689 0 391-299 688-691 688-393 0-697-297-697-688 0-390 298-689 697-689zM306 484l-8 20-10 20-7 22-8 21-8 21-2 24-5 20v20 25 22 21 21l5 23 2 21 8 23 8 20 5 21 10 23 10 19 11 19 12 19 10 18 16 17 14 16 16 15 13 18 19 12 18 15 19 13 17 12 22 11 18 10 23 8 19 6 21 8 23 5 21 3 24 4 21 3 22 1 23-1h24l23-3 19-4 23-6 19-4 24-6 21-10 19-8 22-9zM1083 894l10-21 8-20 7-20 8-21 6-22 4-22 5-21 3-23v-21-24-22l-3-21-5-23-4-21-4-22-8-21-9-20-8-20-8-18-11-22-12-19-14-16-13-21-16-14-15-18-16-16-18-14-17-13-17-10-16-14-23-10-19-9-23-12-20-5-21-7-24-7-18-1-23-5-25-3h-20-20-26l-21 3-22 5-21 3-24 5-21 9-20 8-20 7-21 9z"><draw:glue-point draw:id="4" svg:x="4.998cm" svg:y="0cm"/><draw:glue-point draw:id="5" svg:x="1.46cm" svg:y="1.46cm"/><draw:glue-point draw:id="6" svg:x="0cm" svg:y="4.998cm"/><draw:glue-point draw:id="7" svg:x="1.46cm" svg:y="8.534cm"/><draw:glue-point draw:id="8" svg:x="4.998cm" svg:y="9.997cm"/><draw:glue-point draw:id="9" svg:x="8.534cm" svg:y="8.534cm"/><draw:glue-point draw:id="10" svg:x="9.997cm" svg:y="4.998cm"/><draw:glue-point draw:id="11" svg:x="8.534cm" svg:y="1.46cm"/><text:p/></draw:path><draw:path draw:style-name="gr22" draw:text-style-name="P76" svg:width="1.849cm" svg:height="1.376cm" svg:x="0cm" svg:y="0.041cm" svg:viewBox="0 0 1850 1377" svg:d="M472 0c0 238-237 471-472 471v436c235 0 472 235 472 470h902c0-235 240-470 476-470v-436c-236 0-476-233-476-471z"><draw:glue-point draw:id="4" svg:x="4.998cm" svg:y="0cm"/><draw:glue-point draw:id="5" svg:x="0cm" svg:y="4.998cm"/><draw:glue-point draw:id="6" svg:x="4.998cm" svg:y="9.997cm"/><draw:glue-point draw:id="7" svg:x="9.998cm" svg:y="4.998cm"/><text:p/></draw:path><draw:g draw:style-name="gr23"><draw:polygon draw:style-name="gr24" draw:text-style-name="P76" svg:width="1.84cm" svg:height="1.376cm" svg:x="4.146cm" svg:y="0.037cm" svg:viewBox="0 0 1841 1377" draw:points="346,0 1496,0 1496,344 1841,344 1841,1031 1496,1031 1496,1377 346,1377 346,1031 0,1031 0,344 346,344"><draw:glue-point draw:id="4" svg:x="3.749cm" svg:y="0cm"/><draw:glue-point draw:id="5" svg:x="0cm" svg:y="4.998cm"/><draw:glue-point draw:id="6" svg:x="3.749cm" svg:y="9.997cm"/><draw:glue-point draw:id="7" svg:x="9.998cm" svg:y="4.998cm"/><text:p/></draw:polygon><draw:g draw:style-name="gr23"><draw:glue-point draw:id="4" svg:x="4.998cm" svg:y="0cm"/><draw:glue-point draw:id="5" svg:x="1.46cm" svg:y="1.46cm"/><draw:glue-point draw:id="6" svg:x="0cm" svg:y="4.998cm"/><draw:glue-point draw:id="7" svg:x="1.46cm" svg:y="8.534cm"/><draw:glue-point draw:id="8" svg:x="4.998cm" svg:y="9.997cm"/><draw:glue-point draw:id="9" svg:x="8.534cm" svg:y="8.534cm"/><draw:glue-point draw:id="10" svg:x="9.997cm" svg:y="4.998cm"/><draw:glue-point draw:id="11" svg:x="8.534cm" svg:y="1.46cm"/><draw:path draw:style-name="gr25" draw:text-style-name="P76" svg:width="1.383cm" svg:height="1.369cm" svg:x="6.712cm" svg:y="0cm" svg:viewBox="0 0 1384 1370" svg:d="M693 0c391 0 691 298 691 685s-300 685-691 685-693-297-693-685 303-685 693-685z"><text:p/></draw:path><draw:path draw:style-name="gr26" draw:text-style-name="P77" svg:width="0.15cm" svg:height="0.147cm" svg:x="7.104cm" svg:y="0.403cm" svg:viewBox="0 0 151 148" svg:d="M76 0c40 0 75 30 75 74s-35 74-75 74-76-33-76-74c0-42 34-74 76-74z"><text:p/></draw:path><draw:path draw:style-name="gr27" draw:text-style-name="P77" svg:width="0.15cm" svg:height="0.147cm" svg:x="7.553cm" svg:y="0.403cm" svg:viewBox="0 0 151 148" svg:d="M74 0c42 0 77 30 77 74s-35 74-77 74c-41 0-74-33-74-74 0-42 30-74 74-74z"><text:p/></draw:path><draw:path draw:style-name="gr28" draw:text-style-name="P77" svg:width="0.756cm" svg:height="0.096cm" svg:x="7.024cm" svg:y="0.981cm" svg:viewBox="0 0 757 97" svg:d="M0 0c246 130 517 130 757 0"><text:p/></draw:path></draw:g><draw:ellipse draw:style-name="gr29" draw:text-style-name="P78" svg:width="1.382cm" svg:height="1.375cm" svg:x="0.002cm" svg:y="1.863cm" draw:kind="section" draw:start-angle="90" draw:end-angle="180"><text:p/></draw:ellipse><draw:ellipse draw:style-name="gr30" draw:text-style-name="P78" svg:width="1.382cm" svg:height="1.375cm" svg:x="0.002cm" svg:y="1.863cm" draw:kind="section" draw:start-angle="0" draw:end-angle="90"><text:p/></draw:ellipse><draw:ellipse draw:style-name="gr31" draw:text-style-name="P78" svg:width="1.385cm" svg:height="1.373cm" draw:transform="rotate (-3.14159265358979) translate (2.07256944444444cm 3.22995833333333cm)" draw:kind="section" draw:start-angle="0" draw:end-angle="90"><text:p/></draw:ellipse><draw:ellipse draw:style-name="gr32" draw:text-style-name="P78" svg:width="1.385cm" svg:height="1.373cm" draw:transform="rotate (-3.14159265358979) translate (2.07256944444444cm 3.22995833333333cm)" draw:kind="section" draw:start-angle="90" draw:end-angle="180"><text:p/></draw:ellipse><draw:line draw:style-name="gr33" draw:text-style-name="P79" svg:x1="1.383cm" svg:y1="2.544cm" svg:x2="2.074cm" svg:y2="2.544cm"><text:p/></draw:line><draw:ellipse draw:style-name="gr34" draw:text-style-name="P78" svg:width="1.385cm" svg:height="1.373cm" draw:transform="rotate (-3.14159265358979) translate (4.07811111111111cm 3.22995833333333cm)" draw:kind="section" draw:start-angle="90" draw:end-angle="180"><text:p/></draw:ellipse><draw:ellipse draw:style-name="gr35" draw:text-style-name="P78" svg:width="1.378cm" svg:height="1.375cm" svg:x="2.701cm" svg:y="1.863cm" draw:kind="section" draw:start-angle="90" draw:end-angle="180"><text:p/></draw:ellipse><draw:ellipse draw:style-name="gr36" draw:text-style-name="P78" svg:width="1.378cm" svg:height="1.375cm" svg:x="2.701cm" svg:y="1.863cm" draw:kind="section" draw:start-angle="0" draw:end-angle="90"><text:p/></draw:ellipse><draw:g draw:style-name="gr23"><draw:ellipse draw:style-name="gr37" draw:text-style-name="P78" svg:width="1.385cm" svg:height="1.373cm" draw:transform="rotate (-3.14159265358979) translate (6.08541666666667cm 3.22995833333333cm)" draw:kind="section" draw:start-angle="90" draw:end-angle="180"><text:p/></draw:ellipse><draw:ellipse draw:style-name="gr38" draw:text-style-name="P78" svg:width="1.382cm" svg:height="1.368cm" svg:x="4.704cm" svg:y="1.863cm" draw:kind="section" draw:start-angle="90" draw:end-angle="180"><text:p/></draw:ellipse><draw:polyline draw:style-name="gr39" draw:text-style-name="P76" svg:width="0.69cm" svg:height="0.682cm" svg:x="4.705cm" svg:y="2.544cm" svg:viewBox="0 0 691 683" draw:points="0,0 229,0 229,228 691,228 691,683"><text:p/></draw:polyline><draw:polyline draw:style-name="gr40" draw:text-style-name="P76" svg:width="0.69cm" svg:height="0.684cm" svg:x="5.396cm" svg:y="1.862cm" svg:viewBox="0 0 691 685" draw:points="0,0 229,0 229,228 691,228 691,685"><text:p/></draw:polyline></draw:g><draw:g draw:style-name="gr23"><draw:ellipse draw:style-name="gr41" draw:text-style-name="P78" svg:width="1.382cm" svg:height="1.373cm" draw:transform="rotate (-3.14159265358979) translate (8.09448611111111cm 3.22995833333333cm)" draw:kind="section" draw:start-angle="90" draw:end-angle="180"><text:p/></draw:ellipse><draw:ellipse draw:style-name="gr42" draw:text-style-name="P78" svg:width="1.384cm" svg:height="1.366cm" svg:x="6.715cm" svg:y="1.864cm" draw:kind="section" draw:start-angle="90" draw:end-angle="180"><text:p/></draw:ellipse><draw:polyline draw:style-name="gr43" draw:text-style-name="P76" svg:width="0.692cm" svg:height="0.682cm" svg:x="6.712cm" svg:y="2.544cm" svg:viewBox="0 0 693 683" draw:points="0,0 232,0 232,229 693,229 693,683"><text:p/></draw:polyline><draw:polyline draw:style-name="gr44" draw:text-style-name="P76" svg:width="0.692cm" svg:height="0.685cm" svg:x="7.406cm" svg:y="1.859cm" svg:viewBox="0 0 693 686" draw:points="693,686 461,686 461,458 0,458 0,0"><text:p/></draw:polyline></draw:g></draw:g></draw:g></text:p>
      <text:list xml:id="list132015919096894" text:continue-numbering="true" text:style-name="Num_5f_Exo">
        <text:list-item>
          <text:h text:style-name="P36" text:outline-level="1"><text:span text:style-name="T13"> </text:span><text:span text:style-name="T17">Pour chaque figure, marque la position du centre</text:span><text:span text:style-name="T21"> </text:span><text:span text:style-name="T17">et des axes de </text:span><text:span text:style-name="T26">symétrie</text:span><text:span text:style-name="T17">, s’ils existent.</text:span></text:h>
        </text:list-item>
      </text:list>
      <text:section text:style-name="Sect4" text:name="Section1">
        <text:list xml:id="list132016256227458" text:continue-list="list132017037277503" text:style-name="liste_5f_abc">
          <text:list-item text:start-value="1">
            <text:p text:style-name="P40"><draw:g text:anchor-type="as-char" svg:y="-0.4cm" draw:z-index="31" draw:name="Forme35" draw:style-name="gr10"><draw:circle draw:style-name="gr11" draw:text-style-name="P73" svg:width="2.193cm" svg:height="2.195cm" draw:transform="rotate (1.5707963267949) translate (0.015875cm 3.30083333333333cm)"><text:p/></draw:circle><draw:ellipse draw:style-name="gr12" draw:text-style-name="P74" svg:width="1.098cm" svg:height="1.096cm" draw:transform="rotate (1.5707963267949) translate (0.566208333333333cm 3.29983333333333cm)" draw:kind="arc" draw:start-angle="180.09" draw:end-angle="359.51"><text:p/></draw:ellipse><draw:ellipse draw:style-name="gr13" draw:text-style-name="P74" svg:width="1.1cm" svg:height="1.096cm" draw:transform="rotate (-1.5707963267949) translate (1.65981944444444cm 1.10831944444444cm)" draw:kind="arc" draw:start-angle="180.09" draw:end-angle="359.51"><text:p/></draw:ellipse><draw:circle draw:style-name="gr14" draw:text-style-name="P75" svg:width="0.221cm" svg:height="0.219cm" draw:transform="rotate (1.5707963267949) translate (0.998361111111111cm 1.76525cm)"><text:p/></draw:circle><draw:circle draw:style-name="gr15" draw:text-style-name="P75" svg:width="0.221cm" svg:height="0.219cm" draw:transform="rotate (1.5707963267949) translate (0.998361111111111cm 2.86691666666667cm)"><text:p/></draw:circle><draw:ellipse draw:style-name="gr16" draw:text-style-name="P73" svg:width="2.197cm" svg:height="2.19cm" draw:transform="rotate (-1.5707963267949) translate (2.18898611111111cm -0.000402777777777771cm)"><text:p/></draw:ellipse><draw:ellipse draw:style-name="gr17" draw:text-style-name="P74" svg:width="1.101cm" svg:height="1.096cm" draw:transform="rotate (-1.5707963267949) translate (1.64218055555556cm -0.000402777777777771cm)" draw:kind="arc" draw:start-angle="180.09" draw:end-angle="359.51"><text:p/></draw:ellipse><draw:ellipse draw:style-name="gr18" draw:text-style-name="P74" svg:width="1.1cm" svg:height="1.096cm" draw:transform="rotate (1.5707963267949) translate (0.550333333333333cm 2.19311111111111cm)" draw:kind="arc" draw:start-angle="180.09" draw:end-angle="359.51"><text:p/></draw:ellipse><draw:ellipse draw:style-name="gr19" draw:text-style-name="P75" svg:width="0.223cm" svg:height="0.219cm" draw:transform="rotate (-1.5707963267949) translate (1.21179166666667cm 0.433513888888889cm)"><text:p/></draw:ellipse></draw:g></text:p>
          </text:list-item>
        </text:list>
        <text:p text:style-name="P26"><text:span text:style-name="Bold_5f_niv1"><text:span text:style-name="T22">b.</text:span></text:span><text:span text:style-name="T22"> </text:span><draw:g text:anchor-type="as-char" svg:y="-0.4cm" draw:z-index="12" draw:name="Forme36" draw:style-name="gr1"><draw:circle draw:style-name="gr175" draw:text-style-name="P109" svg:width="2.2cm" svg:height="2.2cm" draw:transform="rotate (1.5707963267949) translate (0cm 3.30083333333333cm)"><text:p/></draw:circle><draw:circle draw:style-name="gr175" draw:text-style-name="P109" svg:width="1.101cm" svg:height="1.101cm" draw:transform="rotate (1.5707963267949) translate (0.550333333333333cm 3.30083333333333cm)"><text:p/></draw:circle><draw:ellipse draw:style-name="gr175" draw:text-style-name="P109" svg:width="1.1cm" svg:height="1.101cm" draw:transform="rotate (1.5707963267949) translate (0.550333333333333cm 2.20016666666667cm)"><text:p/></draw:ellipse><draw:circle draw:style-name="gr175" draw:text-style-name="P109" svg:width="2.2cm" svg:height="2.2cm" draw:transform="rotate (1.5707963267949) translate (0cm 2.19916666666667cm)"><text:p/></draw:circle><draw:circle draw:style-name="gr175" draw:text-style-name="P109" svg:width="1.101cm" svg:height="1.101cm" draw:transform="rotate (1.5707963267949) translate (0.550333333333333cm 1.10026388888889cm)"><text:p/></draw:circle><draw:ellipse draw:style-name="gr176" draw:text-style-name="P110" svg:width="0.276cm" svg:height="0.278cm" draw:transform="rotate (1.5707963267949) translate (0.961319444444444cm 2.88884722222222cm)"><text:p/></draw:ellipse><draw:circle draw:style-name="gr176" draw:text-style-name="P110" svg:width="0.278cm" svg:height="0.278cm" draw:transform="rotate (1.5707963267949) translate (0.961319444444444cm 1.78918055555556cm)"><text:p/></draw:circle><draw:ellipse draw:style-name="gr176" draw:text-style-name="P110" svg:width="0.274cm" svg:height="0.278cm" draw:transform="rotate (1.5707963267949) translate (0.961319444444444cm 0.68675cm)"><text:p/></draw:ellipse></draw:g></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Arial3" svg:font-family="Arial" style:font-family-generic="roman"/>
    <style:font-face style:name="Bitstream Vera Sans7" svg:font-family="'Bitstream Vera Sans'" style:font-family-generic="roman"/>
    <style:font-face style:name="Liberation Sans1" svg:font-family="'Liberation Sans'" style:font-family-generic="roman"/>
    <style:font-face style:name="Thorndale1" svg:font-family="Thorndale" style:font-family-generic="roman"/>
    <style:font-face style:name="Times New Roman2" svg:font-family="'Times New Roman'" style:font-family-generic="roman"/>
    <style:font-face style:name="Arial2" svg:font-family="Arial" style:font-family-generic="swiss"/>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 Unicode" svg:font-family="'Lucida Sans Unicode'" style:font-pitch="variable"/>
    <style:font-face style:name="MS Gothic" svg:font-family="'MS Gothic'" style:font-pitch="variable"/>
    <style:font-face style:name="Mangal" svg:font-family="Mangal" style:font-pitch="variable"/>
    <style:font-face style:name="SimSun" svg:font-family="SimSun" style:font-pitch="variable"/>
    <style:font-face style:name="Tahoma" svg:font-family="Tahoma"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0"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3cm" draw:dots2="1" draw:dots2-length="0.003cm" draw:distance="0.003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2" draw:display-name="Dashed (var) 282" draw:style="rect" draw:dots1="1" draw:dots1-length="0.003cm" draw:dots2="1" draw:dots2-length="0.003cm" draw:distance="0.003cm"/>
    <draw:stroke-dash draw:name="Dashed_20__28_var_29__20_284" draw:display-name="Dashed (var) 284" draw:style="rect" draw:dots1="1" draw:dots1-length="0.001cm" draw:dots2="1" draw:dots2-length="0.001cm" draw:distance="0.001cm"/>
    <draw:stroke-dash draw:name="Dashed_20__28_var_29__20_286" draw:display-name="Dashed (var) 286"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2" draw:display-name="Dashed (var) 482" draw:style="rect" draw:dots1="1" draw:dots1-length="0.002cm" draw:dots2="1" draw:dots2-length="0.002cm" draw:distance="0.002cm"/>
    <draw:stroke-dash draw:name="Dashed_20__28_var_29__20_484" draw:display-name="Dashed (var) 484" draw:style="rect" draw:dots1="1" draw:dots1-length="0.002cm" draw:dots2="1" draw:dots2-length="0.002cm" draw:distance="0.002cm"/>
    <draw:stroke-dash draw:name="Dashed_20__28_var_29__20_486" draw:display-name="Dashed (var) 486" draw:style="rect" draw:dots1="1" draw:dots1-length="0.002cm" draw:dots2="1" draw:dots2-length="0.002cm" draw:distance="0.002cm"/>
    <draw:stroke-dash draw:name="Dashed_20__28_var_29__20_49" draw:display-name="Dashed (var) 49" draw:style="rect" draw:dots1="1" draw:dots1-length="0.011cm" draw:dots2="1" draw:dots2-length="0.011cm" draw:distance="0.011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ect" draw:dots1="1" draw:dots1-length="0.002cm" draw:dots2="1" draw:dots2-length="0.002cm" draw:distance="0.002cm"/>
    <draw:stroke-dash draw:name="Dashed_20__28_var_29__20_5723" draw:display-name="Dashed (var) 5723" draw:style="rect" draw:dots1="1" draw:dots1-length="0.002cm" draw:dots2="1" draw:dots2-length="0.002cm" draw:distance="0.002cm"/>
    <draw:stroke-dash draw:name="Dashed_20__28_var_29__20_5724" draw:display-name="Dashed (var) 5724" draw:style="rect" draw:dots1="1" draw:dots1-length="0.002cm" draw:dots2="1" draw:dots2-length="0.002cm" draw:distance="0.002cm"/>
    <draw:stroke-dash draw:name="Dashed_20__28_var_29__20_5725" draw:display-name="Dashed (var) 5725" draw:style="rect" draw:dots1="1" draw:dots1-length="0.002cm" draw:dots2="1" draw:dots2-length="0.002cm" draw:distance="0.002cm"/>
    <draw:stroke-dash draw:name="Dashed_20__28_var_29__20_5726" draw:display-name="Dashed (var) 5726" draw:style="rect" draw:dots1="1" draw:dots1-length="0.003cm" draw:dots2="1" draw:dots2-length="0.003cm" draw:distance="0.003cm"/>
    <draw:stroke-dash draw:name="Dashed_20__28_var_29__20_5727" draw:display-name="Dashed (var) 5727" draw:style="rect" draw:dots1="1" draw:dots1-length="0.003cm" draw:dots2="1" draw:dots2-length="0.003cm" draw:distance="0.003cm"/>
    <draw:stroke-dash draw:name="Dashed_20__28_var_29__20_5728" draw:display-name="Dashed (var) 5728" draw:style="rect" draw:dots1="1" draw:dots1-length="0.003cm" draw:dots2="1" draw:dots2-length="0.003cm" draw:distance="0.003cm"/>
    <draw:stroke-dash draw:name="Dashed_20__28_var_29__20_5729" draw:display-name="Dashed (var) 5729" draw:style="rect" draw:dots1="1" draw:dots1-length="0.003cm" draw:dots2="1" draw:dots2-length="0.003cm" draw:distance="0.003cm"/>
    <draw:stroke-dash draw:name="Dashed_20__28_var_29__20_5730" draw:display-name="Dashed (var) 5730" draw:style="rect" draw:dots1="1" draw:dots1-length="0.003cm" draw:dots2="1" draw:dots2-length="0.003cm" draw:distance="0.003cm"/>
    <draw:stroke-dash draw:name="Dashed_20__28_var_29__20_5731" draw:display-name="Dashed (var) 5731" draw:style="rect" draw:dots1="1" draw:dots1-length="0.003cm" draw:dots2="1" draw:dots2-length="0.003cm" draw:distance="0.003cm"/>
    <draw:stroke-dash draw:name="Dashed_20__28_var_29__20_5732" draw:display-name="Dashed (var) 5732" draw:style="rect" draw:dots1="1" draw:dots1-length="0.003cm" draw:dots2="1" draw:dots2-length="0.003cm" draw:distance="0.003cm"/>
    <draw:stroke-dash draw:name="Dashed_20__28_var_29__20_5733" draw:display-name="Dashed (var) 5733" draw:style="rect" draw:dots1="1" draw:dots1-length="0.003cm" draw:dots2="1" draw:dots2-length="0.003cm" draw:distance="0.003cm"/>
    <draw:stroke-dash draw:name="Dashed_20__28_var_29__20_5734" draw:display-name="Dashed (var) 5734" draw:style="rect" draw:dots1="1" draw:dots1-length="0.003cm" draw:dots2="1" draw:dots2-length="0.003cm" draw:distance="0.003cm"/>
    <draw:stroke-dash draw:name="Dashed_20__28_var_29__20_5735" draw:display-name="Dashed (var) 5735" draw:style="rect" draw:dots1="1" draw:dots1-length="0.003cm" draw:dots2="1" draw:dots2-length="0.003cm" draw:distance="0.003cm"/>
    <draw:stroke-dash draw:name="Dashed_20__28_var_29__20_5736" draw:display-name="Dashed (var) 5736" draw:style="rect" draw:dots1="1" draw:dots1-length="0.006cm" draw:dots2="1" draw:dots2-length="0.006cm" draw:distance="0.006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ect" draw:dots1="1" draw:dots1-length="0.003cm" draw:dots2="1" draw:dots2-length="0.003cm" draw:distance="0.003cm"/>
    <draw:stroke-dash draw:name="Dashed_20__28_var_29__20_5774" draw:display-name="Dashed (var) 5774" draw:style="rect" draw:dots1="1" draw:dots1-length="0.003cm" draw:dots2="1" draw:dots2-length="0.003cm" draw:distance="0.003cm"/>
    <draw:stroke-dash draw:name="Dashed_20__28_var_29__20_5775" draw:display-name="Dashed (var) 5775" draw:style="rect" draw:dots1="1" draw:dots1-length="0.003cm" draw:dots2="1" draw:dots2-length="0.003cm" draw:distance="0.003cm"/>
    <draw:stroke-dash draw:name="Dashed_20__28_var_29__20_5776" draw:display-name="Dashed (var) 5776" draw:style="rect" draw:dots1="1" draw:dots1-length="0.003cm" draw:dots2="1" draw:dots2-length="0.003cm" draw:distance="0.003cm"/>
    <draw:stroke-dash draw:name="Dashed_20__28_var_29__20_5777" draw:display-name="Dashed (var) 5777" draw:style="rect" draw:dots1="1" draw:dots1-length="0.003cm" draw:dots2="1" draw:dots2-length="0.003cm" draw:distance="0.003cm"/>
    <draw:stroke-dash draw:name="Dashed_20__28_var_29__20_5778" draw:display-name="Dashed (var) 5778" draw:style="rect" draw:dots1="1" draw:dots1-length="0.003cm" draw:dots2="1" draw:dots2-length="0.003cm" draw:distance="0.003cm"/>
    <draw:stroke-dash draw:name="Dashed_20__28_var_29__20_5779" draw:display-name="Dashed (var) 5779" draw:style="rect" draw:dots1="1" draw:dots1-length="0.003cm" draw:dots2="1" draw:dots2-length="0.003cm" draw:distance="0.003cm"/>
    <draw:stroke-dash draw:name="Dashed_20__28_var_29__20_5780" draw:display-name="Dashed (var) 5780" draw:style="rect" draw:dots1="1" draw:dots1-length="0.003cm" draw:dots2="1" draw:dots2-length="0.003cm" draw:distance="0.003cm"/>
    <draw:stroke-dash draw:name="Dashed_20__28_var_29__20_5781" draw:display-name="Dashed (var) 5781" draw:style="rect" draw:dots1="1" draw:dots1-length="0.003cm" draw:dots2="1" draw:dots2-length="0.003cm" draw:distance="0.003cm"/>
    <draw:stroke-dash draw:name="Dashed_20__28_var_29__20_5782" draw:display-name="Dashed (var) 5782" draw:style="rect" draw:dots1="1" draw:dots1-length="0.003cm" draw:dots2="1" draw:dots2-length="0.003cm" draw:distance="0.003cm"/>
    <draw:stroke-dash draw:name="Dashed_20__28_var_29__20_5783" draw:display-name="Dashed (var) 5783" draw:style="rect" draw:dots1="1" draw:dots1-length="0.003cm" draw:dots2="1" draw:dots2-length="0.003cm" draw:distance="0.003cm"/>
    <draw:stroke-dash draw:name="Dashed_20__28_var_29__20_5784" draw:display-name="Dashed (var) 5784" draw:style="rect" draw:dots1="1" draw:dots1-length="0.003cm" draw:dots2="1" draw:dots2-length="0.003cm" draw:distance="0.003cm"/>
    <draw:stroke-dash draw:name="Dashed_20__28_var_29__20_5785" draw:display-name="Dashed (var) 5785" draw:style="rect" draw:dots1="1" draw:dots1-length="0.003cm" draw:dots2="1" draw:dots2-length="0.003cm" draw:distance="0.003cm"/>
    <draw:stroke-dash draw:name="Dashed_20__28_var_29__20_5786" draw:display-name="Dashed (var) 5786" draw:style="rect" draw:dots1="1" draw:dots1-length="0.003cm" draw:dots2="1" draw:dots2-length="0.003cm" draw:distance="0.003cm"/>
    <draw:stroke-dash draw:name="Dashed_20__28_var_29__20_5787" draw:display-name="Dashed (var) 5787" draw:style="rect" draw:dots1="1" draw:dots1-length="0.003cm" draw:dots2="1" draw:dots2-length="0.003cm" draw:distance="0.003cm"/>
    <draw:stroke-dash draw:name="Dashed_20__28_var_29__20_5788" draw:display-name="Dashed (var) 5788" draw:style="rect" draw:dots1="1" draw:dots1-length="0.003cm" draw:dots2="1" draw:dots2-length="0.003cm" draw:distance="0.003cm"/>
    <draw:stroke-dash draw:name="Dashed_20__28_var_29__20_5789" draw:display-name="Dashed (var) 5789" draw:style="rect" draw:dots1="1" draw:dots1-length="0.003cm" draw:dots2="1" draw:dots2-length="0.003cm" draw:distance="0.003cm"/>
    <draw:stroke-dash draw:name="Dashed_20__28_var_29__20_5790" draw:display-name="Dashed (var) 5790" draw:style="rect" draw:dots1="1" draw:dots1-length="0.003cm" draw:dots2="1" draw:dots2-length="0.003cm" draw:distance="0.003cm"/>
    <draw:stroke-dash draw:name="Dashed_20__28_var_29__20_5791" draw:display-name="Dashed (var) 5791" draw:style="rect" draw:dots1="1" draw:dots1-length="0.003cm" draw:dots2="1" draw:dots2-length="0.003cm" draw:distance="0.003cm"/>
    <draw:stroke-dash draw:name="Dashed_20__28_var_29__20_5792" draw:display-name="Dashed (var) 5792" draw:style="rect" draw:dots1="1" draw:dots1-length="0.003cm" draw:dots2="1" draw:dots2-length="0.003cm" draw:distance="0.003cm"/>
    <draw:stroke-dash draw:name="Dashed_20__28_var_29__20_5793" draw:display-name="Dashed (var) 5793" draw:style="rect" draw:dots1="1" draw:dots1-length="0.003cm" draw:dots2="1" draw:dots2-length="0.003cm" draw:distance="0.003cm"/>
    <draw:stroke-dash draw:name="Dashed_20__28_var_29__20_5794" draw:display-name="Dashed (var) 5794" draw:style="rect" draw:dots1="1" draw:dots1-length="0.003cm" draw:dots2="1" draw:dots2-length="0.003cm" draw:distance="0.003cm"/>
    <draw:stroke-dash draw:name="Dashed_20__28_var_29__20_5795" draw:display-name="Dashed (var) 5795" draw:style="rect" draw:dots1="1" draw:dots1-length="0.003cm" draw:dots2="1" draw:dots2-length="0.003cm" draw:distance="0.003cm"/>
    <draw:stroke-dash draw:name="Dashed_20__28_var_29__20_5796" draw:display-name="Dashed (var) 5796" draw:style="rect" draw:dots1="1" draw:dots1-length="0.003cm" draw:dots2="1" draw:dots2-length="0.003cm" draw:distance="0.003cm"/>
    <draw:stroke-dash draw:name="Dashed_20__28_var_29__20_5797" draw:display-name="Dashed (var) 5797" draw:style="rect" draw:dots1="1" draw:dots1-length="0.003cm" draw:dots2="1" draw:dots2-length="0.003cm" draw:distance="0.003cm"/>
    <draw:stroke-dash draw:name="Dashed_20__28_var_29__20_5798" draw:display-name="Dashed (var) 5798" draw:style="rect" draw:dots1="1" draw:dots1-length="0.003cm" draw:dots2="1" draw:dots2-length="0.003cm" draw:distance="0.003cm"/>
    <draw:stroke-dash draw:name="Dashed_20__28_var_29__20_5799" draw:display-name="Dashed (var) 5799" draw:style="rect" draw:dots1="1" draw:dots1-length="0.003cm" draw:dots2="1" draw:dots2-length="0.003cm" draw:distance="0.00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ect" draw:dots1="1" draw:dots1-length="0.003cm" draw:dots2="1" draw:dots2-length="0.003cm" draw:distance="0.003cm"/>
    <draw:stroke-dash draw:name="Dashed_20__28_var_29__20_5802" draw:display-name="Dashed (var) 5802" draw:style="round" draw:dots1="1" draw:dots1-length="0.003cm" draw:dots2="2" draw:distance="0.023cm"/>
    <draw:stroke-dash draw:name="Dashed_20__28_var_29__20_5803" draw:display-name="Dashed (var) 5803" draw:style="rect" draw:dots1="1" draw:dots1-length="0.003cm" draw:dots2="1" draw:dots2-length="0.003cm" draw:distance="0.003cm"/>
    <draw:stroke-dash draw:name="Dashed_20__28_var_29__20_5804" draw:display-name="Dashed (var) 5804" draw:style="rect" draw:dots1="1" draw:dots1-length="0.003cm" draw:dots2="1" draw:dots2-length="0.003cm" draw:distance="0.003cm"/>
    <draw:stroke-dash draw:name="Dashed_20__28_var_29__20_5805" draw:display-name="Dashed (var) 5805" draw:style="rect" draw:dots1="1" draw:dots1-length="0.003cm" draw:dots2="1" draw:dots2-length="0.003cm" draw:distance="0.003cm"/>
    <draw:stroke-dash draw:name="Dashed_20__28_var_29__20_5806" draw:display-name="Dashed (var) 5806" draw:style="rect" draw:dots1="1" draw:dots1-length="0.003cm" draw:dots2="1" draw:dots2-length="0.003cm" draw:distance="0.003cm"/>
    <draw:stroke-dash draw:name="Dashed_20__28_var_29__20_5807" draw:display-name="Dashed (var) 5807" draw:style="rect" draw:dots1="1" draw:dots1-length="0.003cm" draw:dots2="1" draw:dots2-length="0.003cm" draw:distance="0.003cm"/>
    <draw:stroke-dash draw:name="Dashed_20__28_var_29__20_5808" draw:display-name="Dashed (var) 5808" draw:style="rect" draw:dots1="1" draw:dots1-length="0.003cm" draw:dots2="1" draw:dots2-length="0.003cm" draw:distance="0.003cm"/>
    <draw:stroke-dash draw:name="Dashed_20__28_var_29__20_5809" draw:display-name="Dashed (var) 5809" draw:style="rect" draw:dots1="1" draw:dots1-length="0.003cm" draw:dots2="1" draw:dots2-length="0.003cm" draw:distance="0.003cm"/>
    <draw:stroke-dash draw:name="Dashed_20__28_var_29__20_5810" draw:display-name="Dashed (var) 5810" draw:style="rect" draw:dots1="1" draw:dots1-length="0.003cm" draw:dots2="1" draw:dots2-length="0.003cm" draw:distance="0.003cm"/>
    <draw:stroke-dash draw:name="Dashed_20__28_var_29__20_5811" draw:display-name="Dashed (var) 5811" draw:style="rect" draw:dots1="1" draw:dots1-length="0.003cm" draw:dots2="1" draw:dots2-length="0.003cm" draw:distance="0.003cm"/>
    <draw:stroke-dash draw:name="Dashed_20__28_var_29__20_5812" draw:display-name="Dashed (var) 5812" draw:style="rect" draw:dots1="1" draw:dots1-length="0.003cm" draw:dots2="1" draw:dots2-length="0.003cm" draw:distance="0.003cm"/>
    <draw:stroke-dash draw:name="Dashed_20__28_var_29__20_5813" draw:display-name="Dashed (var) 5813" draw:style="rect" draw:dots1="1" draw:dots1-length="0.003cm" draw:dots2="1" draw:dots2-length="0.003cm" draw:distance="0.003cm"/>
    <draw:stroke-dash draw:name="Dashed_20__28_var_29__20_5814" draw:display-name="Dashed (var) 5814" draw:style="rect" draw:dots1="1" draw:dots1-length="0.003cm" draw:dots2="1" draw:dots2-length="0.003cm" draw:distance="0.003cm"/>
    <draw:stroke-dash draw:name="Dashed_20__28_var_29__20_5815" draw:display-name="Dashed (var) 5815" draw:style="rect" draw:dots1="1" draw:dots1-length="0.003cm" draw:dots2="1" draw:dots2-length="0.003cm" draw:distance="0.003cm"/>
    <draw:stroke-dash draw:name="Dashed_20__28_var_29__20_5816" draw:display-name="Dashed (var) 5816" draw:style="rect" draw:dots1="1" draw:dots1-length="0.003cm" draw:dots2="1" draw:dots2-length="0.003cm" draw:distance="0.003cm"/>
    <draw:stroke-dash draw:name="Dashed_20__28_var_29__20_5817" draw:display-name="Dashed (var) 5817" draw:style="rect" draw:dots1="1" draw:dots1-length="0.003cm" draw:dots2="1" draw:dots2-length="0.003cm" draw:distance="0.003cm"/>
    <draw:stroke-dash draw:name="Dashed_20__28_var_29__20_5818" draw:display-name="Dashed (var) 5818" draw:style="rect" draw:dots1="1" draw:dots1-length="0.003cm" draw:dots2="1" draw:dots2-length="0.003cm" draw:distance="0.003cm"/>
    <draw:stroke-dash draw:name="Dashed_20__28_var_29__20_5819" draw:display-name="Dashed (var) 5819"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20" draw:display-name="Dashed (var) 5820" draw:style="rect" draw:dots1="1" draw:dots1-length="0.003cm" draw:dots2="1" draw:dots2-length="0.003cm" draw:distance="0.003cm"/>
    <draw:stroke-dash draw:name="Dashed_20__28_var_29__20_5821" draw:display-name="Dashed (var) 5821" draw:style="rect" draw:dots1="1" draw:dots1-length="0.003cm" draw:dots2="1" draw:dots2-length="0.003cm" draw:distance="0.003cm"/>
    <draw:stroke-dash draw:name="Dashed_20__28_var_29__20_5822" draw:display-name="Dashed (var) 5822" draw:style="rect" draw:dots1="1" draw:dots1-length="0.003cm" draw:dots2="1" draw:dots2-length="0.003cm" draw:distance="0.003cm"/>
    <draw:stroke-dash draw:name="Dashed_20__28_var_29__20_5823" draw:display-name="Dashed (var) 5823" draw:style="rect" draw:dots1="1" draw:dots1-length="0.003cm" draw:dots2="1" draw:dots2-length="0.003cm" draw:distance="0.003cm"/>
    <draw:stroke-dash draw:name="Dashed_20__28_var_29__20_5824" draw:display-name="Dashed (var) 5824" draw:style="rect" draw:dots1="1" draw:dots1-length="0.003cm" draw:dots2="1" draw:dots2-length="0.003cm" draw:distance="0.003cm"/>
    <draw:stroke-dash draw:name="Dashed_20__28_var_29__20_5825" draw:display-name="Dashed (var) 5825" draw:style="rect" draw:dots1="1" draw:dots1-length="0.003cm" draw:dots2="1" draw:dots2-length="0.003cm" draw:distance="0.003cm"/>
    <draw:stroke-dash draw:name="Dashed_20__28_var_29__20_5826" draw:display-name="Dashed (var) 5826" draw:style="rect" draw:dots1="1" draw:dots1-length="0.003cm" draw:dots2="1" draw:dots2-length="0.003cm" draw:distance="0.003cm"/>
    <draw:stroke-dash draw:name="Dashed_20__28_var_29__20_5827" draw:display-name="Dashed (var) 5827" draw:style="rect" draw:dots1="1" draw:dots1-length="0.003cm" draw:dots2="1" draw:dots2-length="0.003cm" draw:distance="0.003cm"/>
    <draw:stroke-dash draw:name="Dashed_20__28_var_29__20_5828" draw:display-name="Dashed (var) 5828" draw:style="rect" draw:dots1="1" draw:dots1-length="0.003cm" draw:dots2="1" draw:dots2-length="0.003cm" draw:distance="0.003cm"/>
    <draw:stroke-dash draw:name="Dashed_20__28_var_29__20_5829" draw:display-name="Dashed (var) 5829" draw:style="rect" draw:dots1="1" draw:dots1-length="0.003cm" draw:dots2="1" draw:dots2-length="0.003cm" draw:distance="0.003cm"/>
    <draw:stroke-dash draw:name="Dashed_20__28_var_29__20_583" draw:display-name="Dashed (var) 583" draw:style="rect" draw:dots1="1" draw:dots1-length="0.006cm" draw:dots2="1" draw:dots2-length="0.006cm" draw:distance="0.006cm"/>
    <draw:stroke-dash draw:name="Dashed_20__28_var_29__20_5830" draw:display-name="Dashed (var) 5830" draw:style="rect" draw:dots1="1" draw:dots1-length="0.003cm" draw:dots2="1" draw:dots2-length="0.003cm" draw:distance="0.003cm"/>
    <draw:stroke-dash draw:name="Dashed_20__28_var_29__20_5831" draw:display-name="Dashed (var) 5831" draw:style="rect" draw:dots1="1" draw:dots1-length="0.006cm" draw:dots2="1" draw:dots2-length="0.006cm" draw:distance="0.006cm"/>
    <draw:stroke-dash draw:name="Dashed_20__28_var_29__20_5832" draw:display-name="Dashed (var) 5832" draw:style="rect" draw:dots1="1" draw:dots1-length="0.006cm" draw:dots2="1" draw:dots2-length="0.006cm" draw:distance="0.006cm"/>
    <draw:stroke-dash draw:name="Dashed_20__28_var_29__20_5833" draw:display-name="Dashed (var) 5833" draw:style="rect" draw:dots1="1" draw:dots1-length="0.006cm" draw:dots2="1" draw:dots2-length="0.006cm" draw:distance="0.006cm"/>
    <draw:stroke-dash draw:name="Dashed_20__28_var_29__20_5834" draw:display-name="Dashed (var) 5834" draw:style="rect" draw:dots1="1" draw:dots1-length="0.006cm" draw:dots2="1" draw:dots2-length="0.006cm" draw:distance="0.006cm"/>
    <draw:stroke-dash draw:name="Dashed_20__28_var_29__20_5835" draw:display-name="Dashed (var) 5835" draw:style="rect" draw:dots1="1" draw:dots1-length="0.006cm" draw:dots2="1" draw:dots2-length="0.006cm" draw:distance="0.006cm"/>
    <draw:stroke-dash draw:name="Dashed_20__28_var_29__20_5836" draw:display-name="Dashed (var) 5836" draw:style="rect" draw:dots1="1" draw:dots1-length="0.006cm" draw:dots2="1" draw:dots2-length="0.006cm" draw:distance="0.006cm"/>
    <draw:stroke-dash draw:name="Dashed_20__28_var_29__20_5837" draw:display-name="Dashed (var) 5837" draw:style="rect" draw:dots1="1" draw:dots1-length="0.006cm" draw:dots2="1" draw:dots2-length="0.006cm" draw:distance="0.006cm"/>
    <draw:stroke-dash draw:name="Dashed_20__28_var_29__20_5838" draw:display-name="Dashed (var) 5838" draw:style="rect" draw:dots1="1" draw:dots1-length="0.006cm" draw:dots2="1" draw:dots2-length="0.006cm" draw:distance="0.006cm"/>
    <draw:stroke-dash draw:name="Dashed_20__28_var_29__20_5839" draw:display-name="Dashed (var) 5839"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6"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loext: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22"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officeooo:paragraph-rsid="0057fd2b"/>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rsid="001655a3" officeooo:paragraph-rsid="00551eb5"/>
    </style:style>
    <style:style style:name="MT1" style:family="text">
      <style:text-properties fo:font-variant="small-caps"/>
    </style:style>
    <style:style style:name="M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4" fo:font-size="16pt" fo:font-weight="bold" style:font-size-asian="16pt" style:font-weight-asian="bold" style:font-size-complex="16pt" style:font-weight-complex="bold"/>
    </style:style>
    <style:style style:name="MT7" style:family="text">
      <style:text-properties fo:font-variant="normal" fo:text-transform="none" fo:color="#1ca2b8" style:font-name="Bitstream Vera Sans4"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style:font-name="Bitstream Vera Sans4" fo:font-size="16pt" fo:letter-spacing="-0.007cm" fo:font-style="normal" fo:text-shadow="none" fo:font-weight="bold" officeooo:rsid="000fbb01" style:font-size-asian="16pt" style:font-style-asian="normal" style:font-size-complex="16pt" style:font-style-complex="normal"/>
    </style:style>
    <style:style style:name="MT9" style:family="text">
      <style:text-properties officeooo:rsid="001d30cf"/>
    </style:style>
    <style:style style:name="MT10" style:family="text">
      <style:text-properties officeooo:rsid="005be6a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9"/>
        <text:p text:style-name="MP20"><text:span text:style-name="MT4">Chapitre N3 :</text:span> <text:span text:style-name="MT5">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6">Série 4</text:span></text:p></draw:text-box></draw:frame><draw:line text:anchor-type="paragraph" draw:z-index="9" draw:style-name="Mgr3" draw:text-style-name="MP28" svg:x1="9.424cm" svg:y1="0.36cm" svg:x2="20.496cm" svg:y2="0.36cm"><text:p/></draw:line><text:span text:style-name="MT7">C</text:span><text:span text:style-name="MT8">entre de symétrie</text:span></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11" draw:style-name="Mgr4"><draw:path draw:style-name="Mgr5" draw:text-style-name="MP32" svg:width="0.855cm" svg:height="1.172cm" svg:x="-0.03cm" svg:y="-0.194cm" svg:viewBox="0 0 856 1173" svg:d="M856 1173h-856v-991c0-100 79-182 175-182h505c97 0 176 82 176 182z"><text:p/></draw:path></draw:g><text:page-number text:select-page="current">107</text:page-number></text:p></draw:text-box></draw:frame><text:p text:style-name="MP33">Transformation<text:span text:style-name="MT9">s</text:span> et parallélogramme<text:span text:style-name="MT10">s</text:span> • D2</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3-26T13:20:14.276000000</dc:date>
    <meta:printed-by>Katia Hache</meta:printed-by>
    <meta:print-date>2008-12-06T20:07:18</meta:print-date>
    <meta:editing-cycles>116</meta:editing-cycles>
    <meta:editing-duration>P1DT22H57M5S</meta:editing-duration>
    <meta:document-statistic meta:table-count="1" meta:image-count="0" meta:object-count="0" meta:page-count="3" meta:paragraph-count="90" meta:word-count="448" meta:character-count="2669" meta:non-whitespace-character-count="1885"/>
    <meta:user-defined meta:name="Info 1"/>
    <meta:user-defined meta:name="Info 2"/>
    <meta:user-defined meta:name="Info 3"/>
    <meta:user-defined meta:name="Info 4"/>
  </office:meta>
</office:document-meta>
</file>